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automatic-styles>
    <style:style style:name="P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8" style:family="paragraph" style:parent-style-name="Standard">
      <style:paragraph-properties fo:margin-left="0.4925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1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P14"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1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1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1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1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1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2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23"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34c6fe" officeooo:paragraph-rsid="0434c6fe" style:font-size-asian="8pt" style:font-size-complex="8pt"/>
    </style:style>
    <style:style style:name="P24"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da6a2" officeooo:paragraph-rsid="04fda6a2" style:font-size-asian="8pt" style:font-size-complex="8pt"/>
    </style:style>
    <style:style style:name="P25"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a3f54" officeooo:paragraph-rsid="04fa3f54" style:font-size-asian="8pt" style:font-size-complex="8pt"/>
    </style:style>
    <style:style style:name="P26"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1f712e" officeooo:paragraph-rsid="041f712e" style:font-size-asian="8pt" style:font-size-complex="8pt"/>
    </style:style>
    <style:style style:name="P27"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fo:font-size="8pt" fo:language="en" fo:country="US" officeooo:rsid="041f712e" officeooo:paragraph-rsid="04fa3f54" style:font-size-asian="8pt" style:font-size-complex="8pt"/>
    </style:style>
    <style:style style:name="P28"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2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30"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31"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32" style:family="paragraph" style:parent-style-name="Standard">
      <style:paragraph-properties fo:margin-top="0in" fo:margin-bottom="0in" style: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33" style:family="paragraph" style:parent-style-name="Standard">
      <style:paragraph-properties fo:margin-top="0in" fo:margin-bottom="0in" style:contextual-spacing="false"/>
      <style:text-properties style:font-name="Verdana" fo:font-size="8pt" fo:language="en" fo:country="US" officeooo:rsid="01f938db" officeooo:paragraph-rsid="035fb467" style:font-size-asian="8pt" style:font-size-complex="8pt"/>
    </style:style>
    <style:style style:name="P34" style:family="paragraph" style:parent-style-name="Standard">
      <style:paragraph-properties fo:margin-top="0in" fo:margin-bottom="0in" style: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35" style:family="paragraph" style:parent-style-name="Standard">
      <style:paragraph-properties fo:margin-top="0in" fo:margin-bottom="0in" style: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36" style:family="paragraph" style:parent-style-name="Standard">
      <style:paragraph-properties fo:margin-top="0in" fo:margin-bottom="0in" style: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37"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38"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3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40" style:family="paragraph" style:parent-style-name="Standard">
      <style:paragraph-properties fo:margin-top="0in" fo:margin-bottom="0in" style: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41"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42"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43"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44" style:family="paragraph" style:parent-style-name="Standard">
      <style:text-properties style:font-name="Verdana" fo:font-size="8pt" fo:language="en" fo:country="US" officeooo:rsid="05432e8e" officeooo:paragraph-rsid="05432e8e" style:font-size-asian="8pt" style:font-size-complex="8pt"/>
    </style:style>
    <style:style style:name="P45" style:family="paragraph" style:parent-style-name="Standard">
      <style:text-properties style:font-name="Verdana" fo:font-size="8pt" fo:language="en" fo:country="US" officeooo:rsid="0544fe51" officeooo:paragraph-rsid="0545f570" style:font-size-asian="8pt" style:font-size-complex="8pt"/>
    </style:style>
    <style:style style:name="P46" style:family="paragraph" style:parent-style-name="Standard">
      <style:text-properties style:font-name="Verdana" fo:font-size="8pt" fo:language="en" fo:country="US" officeooo:rsid="0545f570" officeooo:paragraph-rsid="0545f570" style:font-size-asian="8pt" style:font-size-complex="8pt"/>
    </style:style>
    <style:style style:name="P47" style:family="paragraph" style:parent-style-name="Standard">
      <style:text-properties style:font-name="Verdana" fo:font-size="8pt" fo:language="en" fo:country="US" officeooo:rsid="0545f570" officeooo:paragraph-rsid="054b7be5" style:font-size-asian="8pt" style:font-size-complex="8pt"/>
    </style:style>
    <style:style style:name="P48" style:family="paragraph" style:parent-style-name="Standard">
      <style:text-properties style:font-name="Verdana" fo:font-size="8pt" fo:language="en" fo:country="US" officeooo:rsid="0561f1e5" officeooo:paragraph-rsid="0561f1e5" style:font-size-asian="8pt" style:font-size-complex="8pt"/>
    </style:style>
    <style:style style:name="P49" style:family="paragraph" style:parent-style-name="Standard">
      <style:text-properties style:font-name="Verdana" fo:font-size="8pt" fo:language="en" fo:country="US" officeooo:rsid="05670028" officeooo:paragraph-rsid="05670028" style:font-size-asian="8pt" style:font-size-complex="8pt"/>
    </style:style>
    <style:style style:name="P50"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51"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52"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53"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54"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55" style:family="paragraph" style:parent-style-name="Standard" style:master-page-name="">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page-number="auto"/>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56"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5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5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5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6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6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62"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6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64"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6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66"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6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510a0d1" officeooo:paragraph-rsid="0510a0d1" style:font-size-asian="8pt" style:font-weight-asian="normal" style:font-size-complex="8pt" style:font-weight-complex="normal"/>
    </style:style>
    <style:style style:name="P68"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b20c5" officeooo:paragraph-rsid="041f712e" style:font-size-asian="8pt" style:font-weight-asian="normal" style:font-size-complex="8pt" style:font-weight-complex="normal"/>
    </style:style>
    <style:style style:name="P6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7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71"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72"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7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74"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75"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7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77"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7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79"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8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7pt" fo:language="es" fo:country="AR" fo:font-weight="normal" officeooo:rsid="018c51bf" officeooo:paragraph-rsid="0427b47e" style:font-size-asian="7pt" style:font-weight-asian="normal" style:font-size-complex="7pt" style:font-weight-complex="normal"/>
    </style:style>
    <style:style style:name="P8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7pt" fo:language="en" fo:country="US" fo:font-weight="normal" officeooo:rsid="00d27e7a" officeooo:paragraph-rsid="00d27e7a" style:font-size-asian="7pt" style:font-weight-asian="normal" style:font-size-complex="7pt" style:font-weight-complex="normal"/>
    </style:style>
    <style:style style:name="P82" style:family="paragraph" style:parent-style-name="Standard">
      <style:paragraph-properties fo:margin-left="0in" fo:margin-right="0in" fo:margin-top="0in" fo:margin-bottom="0in" style:contextual-spacing="false" fo:text-indent="0in" style:auto-text-indent="false"/>
      <style:text-properties style:font-name="Verdana" officeooo:rsid="04356118" officeooo:paragraph-rsid="04356118"/>
    </style:style>
    <style:style style:name="P83" style:family="paragraph" style:parent-style-name="Standard">
      <style:paragraph-properties fo:margin-left="0in" fo:margin-right="0in" fo:margin-top="0in" fo:margin-bottom="0in" style:contextual-spacing="false" fo:text-indent="0in" style:auto-text-indent="false"/>
      <style:text-properties style:font-name="Verdana" officeooo:rsid="043750ba" officeooo:paragraph-rsid="04394501"/>
    </style:style>
    <style:style style:name="P84" style:family="paragraph" style:parent-style-name="Standard">
      <style:paragraph-properties fo:margin-left="0in" fo:margin-right="0in" fo:margin-top="0in" fo:margin-bottom="0in" style:contextual-spacing="false" fo:text-indent="0in" style:auto-text-indent="false"/>
      <style:text-properties style:font-name="Verdana" officeooo:rsid="0415656b" officeooo:paragraph-rsid="04356118"/>
    </style:style>
    <style:style style:name="P85"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style:font-name="Verdana" officeooo:rsid="0415656b" officeooo:paragraph-rsid="0445e6eb"/>
    </style:style>
    <style:style style:name="P86"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officeooo:rsid="03061edb" officeooo:paragraph-rsid="041b11ee"/>
    </style:style>
    <style:style style:name="P8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8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style: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90" style:family="paragraph" style:parent-style-name="Standard">
      <style:paragraph-properties fo:margin-top="0in" fo:margin-bottom="0in" style: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9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9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34c6fe" style:font-size-asian="7pt" style:font-weight-asian="normal" style:font-size-complex="7pt" style:font-weight-complex="normal"/>
    </style:style>
    <style:style style:name="P9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f1ce53" style:font-size-asian="7pt" style:font-weight-asian="normal" style:font-size-complex="7pt" style:font-weight-complex="normal"/>
    </style:style>
    <style:style style:name="P94" style:family="paragraph" style:parent-style-name="Standard">
      <style:paragraph-properties fo:margin-left="0in" fo:margin-right="0in" fo:margin-top="0in" fo:margin-bottom="0in" style:contextual-spacing="false"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9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9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9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98"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9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19bb8aa" style:font-size-asian="7pt" style:font-weight-asian="normal" style:font-size-complex="7pt" style:font-weight-complex="normal"/>
    </style:style>
    <style:style style:name="P10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35aace0" style:font-size-asian="7pt" style:font-weight-asian="normal" style:font-size-complex="7pt" style:font-weight-complex="normal"/>
    </style:style>
    <style:style style:name="P10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d046a4" officeooo:paragraph-rsid="01d046a4" style:font-size-asian="7pt" style:font-weight-asian="normal" style:font-size-complex="7pt" style:font-weight-complex="normal"/>
    </style:style>
    <style:style style:name="P10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5"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0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0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a49f0" officeooo:paragraph-rsid="0427b47e" style:font-size-asian="7pt" style:font-weight-asian="normal" style:font-size-complex="7pt" style:font-weight-complex="normal"/>
    </style:style>
    <style:style style:name="P10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b25004" officeooo:paragraph-rsid="0427b47e" style:font-size-asian="7pt" style:font-weight-asian="normal" style:font-size-complex="7pt" style:font-weight-complex="normal"/>
    </style:style>
    <style:style style:name="P110"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1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1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13"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495ec78" style:font-size-asian="7pt" style:font-weight-asian="normal" style:font-size-complex="7pt" style:font-weight-complex="normal"/>
    </style:style>
    <style:style style:name="P11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415656b" officeooo:paragraph-rsid="04f66869" style:font-size-asian="7pt" style:font-weight-asian="normal" style:font-size-complex="7pt" style:font-weight-complex="normal"/>
    </style:style>
    <style:style style:name="P115"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0aee940" officeooo:paragraph-rsid="045f030d" style:font-size-asian="7pt" style:font-weight-asian="normal" style:font-size-complex="7pt" style:font-weight-complex="normal"/>
    </style:style>
    <style:style style:name="P116"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e4209" style:font-size-asian="7pt" style:font-weight-asian="normal" style:font-size-complex="7pt" style:font-weight-complex="normal"/>
    </style:style>
    <style:style style:name="P117"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7b47e" style:font-size-asian="7pt" style:font-weight-asian="normal" style:font-size-complex="7pt" style:font-weight-complex="normal"/>
    </style:style>
    <style:style style:name="P11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e1cf6" officeooo:paragraph-rsid="0427b47e" style:font-size-asian="7pt" style:font-weight-asian="normal" style:font-size-complex="7pt" style:font-weight-complex="normal"/>
    </style:style>
    <style:style style:name="P11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54bbbc5" officeooo:paragraph-rsid="054bbbc5" style:font-size-asian="7pt" style:font-weight-asian="normal" style:font-size-complex="7pt" style:font-weight-complex="normal"/>
    </style:style>
    <style:style style:name="P120"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1b11ee" style:font-size-asian="7pt" style:font-size-complex="7pt"/>
    </style:style>
    <style:style style:name="P121" style:family="paragraph" style:parent-style-name="Standard" style:master-page-name="">
      <style:paragraph-properties fo:margin-left="0.4925in" fo:margin-right="0in" fo:margin-top="0in" fo:margin-bottom="0in" style:contextual-spacing="false" fo:orphans="0" fo:widows="0" fo:text-indent="0in" style:auto-text-indent="false" style:page-number="auto"/>
      <style:text-properties style:font-name="Andale Mono" fo:font-size="7pt" officeooo:rsid="0415656b" officeooo:paragraph-rsid="041b11ee" style:font-size-asian="7pt" style:font-size-complex="7pt"/>
    </style:style>
    <style:style style:name="P122"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fbb68a" style:font-size-asian="7pt" style:font-size-complex="7pt"/>
    </style:style>
    <style:style style:name="P123" style:family="paragraph" style:parent-style-name="Standard">
      <style:paragraph-properties fo:margin-left="0.4925in" fo:margin-right="0in" fo:margin-top="0in" fo:margin-bottom="0in" style:contextual-spacing="false" fo:text-indent="0in" style:auto-text-indent="false"/>
      <style:text-properties style:font-name="Andale Mono" fo:font-size="7pt" officeooo:rsid="0415656b" officeooo:paragraph-rsid="044b963d" style:font-size-asian="7pt" style:font-size-complex="7pt"/>
    </style:style>
    <style:style style:name="P124" style:family="paragraph" style:parent-style-name="Standard">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f66869" style:font-size-asian="7pt" style:font-size-complex="7pt"/>
    </style:style>
    <style:style style:name="P125" style:family="paragraph" style:parent-style-name="Standard">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1b11ee" style:font-size-asian="7pt" style:font-size-complex="7pt"/>
    </style:style>
    <style:style style:name="P126" style:family="paragraph" style:parent-style-name="Standard" style:master-page-name="">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style:page-number="auto" fo:keep-with-next="always"/>
      <style:text-properties style:font-name="Andale Mono" fo:font-size="7pt" officeooo:rsid="0415656b" officeooo:paragraph-rsid="041b11ee" style:font-size-asian="7pt" style:font-size-complex="7pt"/>
    </style:style>
    <style:style style:name="P127"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officeooo:rsid="0415656b" officeooo:paragraph-rsid="04fbb68a" style:font-size-asian="7pt" style:font-size-complex="7pt"/>
    </style:style>
    <style:style style:name="P128" style:family="paragraph" style:parent-style-name="Standard">
      <style:paragraph-properties fo:margin-left="0.4925in" fo:margin-right="0in" fo:text-indent="0in" style:auto-text-indent="false"/>
      <style:text-properties style:font-name="Andale Mono" fo:font-size="7pt" style:font-size-asian="7pt" style:font-size-complex="7pt"/>
    </style:style>
    <style:style style:name="P129"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fo:font-size="7pt" style:font-size-asian="7pt" style:font-size-complex="7pt"/>
    </style:style>
    <style:style style:name="P130" style:family="paragraph" style:parent-style-name="Standard">
      <style:paragraph-properties fo:margin-left="0.4925in" fo:margin-right="0in" fo:orphans="0" fo:widows="0" fo:text-indent="0in" style:auto-text-indent="false"/>
      <style:text-properties style:font-name="Andale Mono" fo:font-size="7pt" style:font-size-asian="7pt" style:font-size-complex="7pt"/>
    </style:style>
    <style:style style:name="P131" style:family="paragraph" style:parent-style-name="Standard">
      <style:paragraph-properties fo:margin-left="0.4925in" fo:margin-right="0in" fo:keep-together="always" fo:orphans="0" fo:widows="0" fo:text-indent="0in" style:auto-text-indent="false" fo:keep-with-next="always"/>
      <style:text-properties style:font-name="Andale Mono" fo:font-size="7pt" style:font-size-asian="7pt" style:font-size-complex="7pt"/>
    </style:style>
    <style:style style:name="P132" style:family="paragraph" style:parent-style-name="Standard">
      <loext:graphic-properties draw:fill-gradient-name="gradient" draw:fill-hatch-name="hatch"/>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33" style:family="paragraph" style:parent-style-name="Standard">
      <loext:graphic-properties draw:fill-gradient-name="gradient" draw:fill-hatch-name="hatch"/>
      <style:paragraph-properties fo:margin-left="0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34" style:family="paragraph" style:parent-style-name="Standard">
      <style:paragraph-properties fo:margin-top="0in" fo:margin-bottom="0in" style:contextual-spacing="false" fo:orphans="0" fo:widows="0"/>
      <style:text-properties style:font-name="Andale Mono" fo:font-size="7pt" officeooo:rsid="02d61975" officeooo:paragraph-rsid="055eef3a" style:font-size-asian="7pt" style:font-size-complex="7pt"/>
    </style:style>
    <style:style style:name="P135"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55eef3a" style:font-size-asian="7pt" style:font-size-complex="7pt"/>
    </style:style>
    <style:style style:name="P136" style:family="paragraph" style:parent-style-name="Standard">
      <style:text-properties style:font-name="Andale Mono" fo:font-size="7pt" officeooo:rsid="0545f570" officeooo:paragraph-rsid="0545f570" style:font-size-asian="7pt" style:font-size-complex="7pt"/>
    </style:style>
    <style:style style:name="P13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n" fo:country="US" fo:font-weight="normal" officeooo:rsid="044aa45a" officeooo:paragraph-rsid="044b963d" style:font-size-asian="7pt" style:font-weight-asian="normal" style:font-size-complex="7pt" style:font-weight-complex="normal"/>
    </style:style>
    <style:style style:name="P138"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n" fo:country="US" fo:font-weight="normal" officeooo:rsid="003f8a78" officeooo:paragraph-rsid="003f8a78" style:font-size-asian="7pt" style:font-weight-asian="normal" style:font-size-complex="7pt" style:font-weight-complex="normal"/>
    </style:style>
    <style:style style:name="P139" style:family="paragraph" style:parent-style-name="Standard">
      <style:text-properties style:font-name="Andale Mono" fo:font-size="7pt" fo:language="en" fo:country="US" officeooo:rsid="0545f570" officeooo:paragraph-rsid="0545f570" style:font-size-asian="7pt" style:font-size-complex="7pt"/>
    </style:style>
    <style:style style:name="P140" style:family="paragraph" style:parent-style-name="Standard">
      <style:paragraph-properties fo:margin-left="0.4925in" fo:margin-right="0in" fo:text-indent="0in" style:auto-text-indent="false"/>
      <style:text-properties style:font-name="Andale Mono" fo:font-size="7pt" fo:language="en" fo:country="US" officeooo:rsid="0561f1e5" officeooo:paragraph-rsid="0561f1e5" style:font-size-asian="7pt" style:font-size-complex="7pt"/>
    </style:style>
    <style:style style:name="P141" style:family="paragraph" style:parent-style-name="Standard">
      <style:text-properties style:font-name="Andale Mono" fo:font-size="7pt" fo:language="en" fo:country="US" officeooo:rsid="05670028" officeooo:paragraph-rsid="05670028" style:font-size-asian="7pt" style:font-size-complex="7pt"/>
    </style:style>
    <style:style style:name="P142" style:family="paragraph" style:parent-style-name="Standard">
      <style:paragraph-properties fo:margin-left="0.4925in" fo:margin-right="0in" fo:margin-top="0in" fo:margin-bottom="0in" style:contextual-spacing="false" fo:text-indent="0in" style:auto-text-indent="false"/>
      <style:text-properties officeooo:paragraph-rsid="02c4c60d"/>
    </style:style>
    <style:style style:name="P143" style:family="paragraph" style:parent-style-name="Standard">
      <style:paragraph-properties fo:margin-left="0.4925in" fo:margin-right="0in" fo:margin-top="0in" fo:margin-bottom="0in" style:contextual-spacing="false" fo:text-indent="0in" style:auto-text-indent="false"/>
      <style:text-properties officeooo:rsid="02dae863" officeooo:paragraph-rsid="02dae863"/>
    </style:style>
    <style:style style:name="P14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384ea"/>
    </style:style>
    <style:style style:name="P14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53d07"/>
    </style:style>
    <style:style style:name="P146"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officeooo:paragraph-rsid="04c53d07"/>
    </style:style>
    <style:style style:name="P14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034b62"/>
    </style:style>
    <style:style style:name="P14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532d8c7"/>
    </style:style>
    <style:style style:name="P14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e9755"/>
    </style:style>
    <style:style style:name="P15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2b228a4"/>
    </style:style>
    <style:style style:name="P15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862a9"/>
    </style:style>
    <style:style style:name="P152" style:family="paragraph" style:parent-style-name="Standard">
      <style:paragraph-properties fo:margin-top="0in" fo:margin-bottom="0in" style:contextual-spacing="false" fo:text-align="justify" style:justify-single-word="false" fo:orphans="0" fo:widows="0"/>
      <style:text-properties officeooo:paragraph-rsid="03f862a9"/>
    </style:style>
    <style:style style:name="P15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7b47e"/>
    </style:style>
    <style:style style:name="P15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f8eed"/>
    </style:style>
    <style:style style:name="P15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8a1290"/>
    </style:style>
    <style:style style:name="P15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officeooo:paragraph-rsid="02bf8be2"/>
    </style:style>
    <style:style style:name="P157"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officeooo:paragraph-rsid="04054967"/>
    </style:style>
    <style:style style:name="P158" style:family="paragraph" style:parent-style-name="Standard">
      <style:paragraph-properties fo:margin-top="0in" fo:margin-bottom="0in" style:contextual-spacing="false" fo:text-align="justify" style:justify-single-word="false" fo:orphans="0" fo:widows="0"/>
      <style:text-properties officeooo:paragraph-rsid="00bd13bc"/>
    </style:style>
    <style:style style:name="P159" style:family="paragraph" style:parent-style-name="Standard">
      <style:paragraph-properties fo:margin-top="0in" fo:margin-bottom="0in" style:contextual-spacing="false" fo:text-align="justify" style:justify-single-word="false" fo:orphans="0" fo:widows="0"/>
      <style:text-properties officeooo:paragraph-rsid="044b963d"/>
    </style:style>
    <style:style style:name="P160"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style:text-properties officeooo:paragraph-rsid="01d9ea38"/>
    </style:style>
    <style:style style:name="P16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style:text-properties officeooo:paragraph-rsid="03f862a9"/>
    </style:style>
    <style:style style:name="P162"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332ad5"/>
    </style:style>
    <style:style style:name="P163"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5f030d"/>
    </style:style>
    <style:style style:name="P164"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uto"/>
      <style:text-properties officeooo:paragraph-rsid="012e84dc"/>
    </style:style>
    <style:style style:name="P165" style:family="paragraph" style:parent-style-name="Standard">
      <style:paragraph-properties fo:margin-top="0in" fo:margin-bottom="0in" style:contextual-spacing="false" fo:text-align="justify" style:justify-single-word="false" fo:keep-together="always" fo:orphans="0" fo:widows="0" fo:keep-with-next="always"/>
      <style:text-properties officeooo:paragraph-rsid="00c3f03e"/>
    </style:style>
    <style:style style:name="P16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officeooo:paragraph-rsid="0427b47e"/>
    </style:style>
    <style:style style:name="P167" style:family="paragraph" style:parent-style-name="Standard" style:master-page-name="">
      <style:paragraph-properties fo:margin-left="0in" fo:margin-right="0in" fo:margin-top="0in" fo:margin-bottom="0in" style:contextual-spacing="false" fo:text-align="justify" style:justify-single-word="false" fo:orphans="2" fo:widows="2" fo:text-indent="0in" style:auto-text-indent="false" style:page-number="auto"/>
      <style:text-properties officeooo:paragraph-rsid="03227154"/>
    </style:style>
    <style:style style:name="P168" style:family="paragraph" style:parent-style-name="Standard">
      <style:paragraph-properties fo:margin-top="0in" fo:margin-bottom="0in" style:contextual-spacing="false" fo:text-align="justify" style:justify-single-word="false" fo:orphans="2" fo:widows="2"/>
      <style:text-properties officeooo:paragraph-rsid="03d9fd81"/>
    </style:style>
    <style:style style:name="P169" style:family="paragraph" style:parent-style-name="Standard">
      <style:paragraph-properties fo:margin-top="0in" fo:margin-bottom="0in" style:contextual-spacing="false" fo:text-align="justify" style:justify-single-word="false" fo:orphans="2" fo:widows="2"/>
      <style:text-properties officeooo:paragraph-rsid="04d1b44a"/>
    </style:style>
    <style:style style:name="P170" style:family="paragraph" style:parent-style-name="Standard">
      <style:paragraph-properties fo:margin-top="0in" fo:margin-bottom="0in" style:contextual-spacing="false" fo:text-align="justify" style:justify-single-word="false" fo:orphans="2" fo:widows="2"/>
      <style:text-properties officeooo:paragraph-rsid="04dbc1aa"/>
    </style:style>
    <style:style style:name="P171" style:family="paragraph" style:parent-style-name="Standard">
      <style:paragraph-properties fo:margin-top="0in" fo:margin-bottom="0in" style:contextual-spacing="false" fo:text-align="justify" style:justify-single-word="false" fo:orphans="2" fo:widows="2"/>
      <style:text-properties officeooo:paragraph-rsid="044aa45a"/>
    </style:style>
    <style:style style:name="P172" style:family="paragraph" style:parent-style-name="Standard" style:master-page-name="">
      <style:paragraph-properties fo:margin-top="0in" fo:margin-bottom="0in" style:contextual-spacing="false" fo:text-align="justify" style:justify-single-word="false" fo:orphans="2" fo:widows="2" style:page-number="auto"/>
      <style:text-properties officeooo:paragraph-rsid="04cf62fc"/>
    </style:style>
    <style:style style:name="P173" style:family="paragraph" style:parent-style-name="Standard">
      <style:paragraph-properties fo:margin-top="0in" fo:margin-bottom="0in" style:contextual-spacing="false" fo:text-align="justify" style:justify-single-word="false"/>
      <style:text-properties officeooo:paragraph-rsid="01f060a7"/>
    </style:style>
    <style:style style:name="P174" style:family="paragraph" style:parent-style-name="Standard">
      <style:paragraph-properties fo:margin-top="0in" fo:margin-bottom="0in" style:contextual-spacing="false" fo:text-align="justify" style:justify-single-word="false"/>
      <style:text-properties officeooo:paragraph-rsid="03654f45"/>
    </style:style>
    <style:style style:name="P175" style:family="paragraph" style:parent-style-name="Standard">
      <style:paragraph-properties fo:margin-top="0in" fo:margin-bottom="0in" style:contextual-spacing="false" fo:text-align="justify" style:justify-single-word="false"/>
      <style:text-properties officeooo:paragraph-rsid="04bff5fe"/>
    </style:style>
    <style:style style:name="P176" style:family="paragraph" style:parent-style-name="Standard">
      <style:paragraph-properties fo:margin-top="0in" fo:margin-bottom="0in" style:contextual-spacing="false" fo:text-align="justify" style:justify-single-word="false"/>
      <style:text-properties officeooo:paragraph-rsid="03aa1013"/>
    </style:style>
    <style:style style:name="P177" style:family="paragraph" style:parent-style-name="Standard">
      <style:paragraph-properties fo:margin-left="0.4925in" fo:margin-right="0in" fo:margin-top="0in" fo:margin-bottom="0in" style:contextual-spacing="false" fo:text-indent="0in" style:auto-text-indent="false"/>
      <style:text-properties fo:font-size="7pt" officeooo:paragraph-rsid="044b963d" style:font-size-asian="7pt" style:font-size-complex="7pt"/>
    </style:style>
    <style:style style:name="P178" style:family="paragraph" style:parent-style-name="Standard" style:master-page-name="">
      <style:paragraph-properties fo:margin-left="0.4925in" fo:margin-right="0in" fo:margin-top="0in" fo:margin-bottom="0in" style:contextual-spacing="false" fo:text-align="justify" style:justify-single-word="false" fo:keep-together="auto" fo:orphans="0" fo:widows="0" fo:text-indent="0in" style:auto-text-indent="false" style:page-number="auto" fo:keep-with-next="auto"/>
      <style:text-properties fo:font-size="7pt" officeooo:paragraph-rsid="0427b47e" style:font-size-asian="7pt" style:font-size-complex="7pt"/>
    </style:style>
    <style:style style:name="P17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fo:font-size="7pt" officeooo:paragraph-rsid="0495ec78" style:font-size-asian="7pt" style:font-size-complex="7pt"/>
    </style:style>
    <style:style style:name="P180"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fo:font-size="7pt" officeooo:paragraph-rsid="003f8a78" style:font-size-asian="7pt" style:font-size-complex="7pt"/>
    </style:style>
    <style:style style:name="P18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19bb8aa" style:font-size-asian="7pt" style:font-size-complex="7pt"/>
    </style:style>
    <style:style style:name="P18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35a4752" style:font-size-asian="7pt" style:font-size-complex="7pt"/>
    </style:style>
    <style:style style:name="P183" style:family="paragraph" style:parent-style-name="Standard">
      <style:text-properties fo:font-size="7pt" style:font-size-asian="7pt" style:font-size-complex="7pt"/>
    </style:style>
    <style:style style:name="P184" style:family="paragraph" style:parent-style-name="Text_20_body">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7pt" fo:language="es" fo:country="AR" style:text-underline-style="none" fo:font-weight="normal" officeooo:rsid="027daefc" officeooo:paragraph-rsid="038d22d3" style:font-size-asian="7pt" style:font-weight-asian="normal" style:font-size-complex="7pt" style:font-weight-complex="normal"/>
    </style:style>
    <style:style style:name="P185"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style:font-size-asian="7pt" style:font-weight-asian="normal" style:font-size-complex="7pt" style:font-weight-complex="normal"/>
    </style:style>
    <style:style style:name="P186"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officeooo:paragraph-rsid="053b6913" style:font-size-asian="7pt" style:font-weight-asian="normal" style:font-size-complex="7pt" style:font-weight-complex="normal"/>
    </style:style>
    <style:style style:name="P187" style:family="paragraph" style:parent-style-name="Text_20_body">
      <style:paragraph-properties fo:margin-left="0.4925in" fo:margin-right="0in" fo:margin-top="0in" fo:margin-bottom="0in" style: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7pt" fo:language="es" fo:country="AR" style:text-underline-style="none" fo:font-weight="normal" officeooo:rsid="0223767d" officeooo:paragraph-rsid="0223767d" style:font-size-asian="7pt" style:font-weight-asian="normal" style:font-size-complex="7pt" style:font-weight-complex="normal"/>
    </style:style>
    <style:style style:name="P188" style:family="paragraph" style:parent-style-name="Standard">
      <style:paragraph-properties fo:margin-left="0in" fo:margin-right="0in" fo:margin-top="0in" fo:margin-bottom="0in" style:contextual-spacing="false" fo:text-indent="0in" style:auto-text-indent="false"/>
      <style:text-properties officeooo:paragraph-rsid="041f712e"/>
    </style:style>
    <style:style style:name="P189" style:family="paragraph" style:parent-style-name="Standard">
      <style:paragraph-properties fo:margin-left="0in" fo:margin-right="0in" fo:margin-top="0in" fo:margin-bottom="0in" style:contextual-spacing="false" fo:text-indent="0in" style:auto-text-indent="false"/>
      <style:text-properties officeooo:paragraph-rsid="041ff9e6"/>
    </style:style>
    <style:style style:name="P190" style:family="paragraph" style:parent-style-name="Standard">
      <style:paragraph-properties fo:margin-left="0in" fo:margin-right="0in" fo:margin-top="0in" fo:margin-bottom="0in" style:contextual-spacing="false" fo:text-indent="0in" style:auto-text-indent="false"/>
      <style:text-properties officeooo:paragraph-rsid="0434c6fe"/>
    </style:style>
    <style:style style:name="P191" style:family="paragraph" style:parent-style-name="Standard">
      <style:paragraph-properties fo:margin-left="0in" fo:margin-right="0in" fo:margin-top="0in" fo:margin-bottom="0in" style:contextual-spacing="false" fo:text-indent="0in" style:auto-text-indent="false"/>
      <style:text-properties officeooo:rsid="04356118" officeooo:paragraph-rsid="04356118"/>
    </style:style>
    <style:style style:name="P192" style:family="paragraph" style:parent-style-name="Standard">
      <style:paragraph-properties fo:margin-left="0in" fo:margin-right="0in" fo:margin-top="0in" fo:margin-bottom="0in" style:contextual-spacing="false" fo:text-indent="0in" style:auto-text-indent="false"/>
      <style:text-properties officeooo:paragraph-rsid="04356118"/>
    </style:style>
    <style:style style:name="P193" style:family="paragraph" style:parent-style-name="Standard">
      <style:paragraph-properties fo:margin-left="0in" fo:margin-right="0in" fo:margin-top="0in" fo:margin-bottom="0in" style:contextual-spacing="false" fo:text-indent="0in" style:auto-text-indent="false"/>
      <style:text-properties officeooo:rsid="043750ba" officeooo:paragraph-rsid="04394501"/>
    </style:style>
    <style:style style:name="P194" style:family="paragraph" style:parent-style-name="Standard">
      <style:paragraph-properties fo:margin-left="0in" fo:margin-right="0in" fo:margin-top="0in" fo:margin-bottom="0in" style:contextual-spacing="false" fo:text-indent="0in" style:auto-text-indent="false"/>
      <style:text-properties officeooo:paragraph-rsid="04394501"/>
    </style:style>
    <style:style style:name="P195" style:family="paragraph" style:parent-style-name="Standard">
      <style:paragraph-properties fo:margin-left="0in" fo:margin-right="0in" fo:margin-top="0in" fo:margin-bottom="0in" style:contextual-spacing="false" fo:text-indent="0in" style:auto-text-indent="false"/>
      <style:text-properties officeooo:paragraph-rsid="0449dc44"/>
    </style:style>
    <style:style style:name="P196" style:family="paragraph" style:parent-style-name="Standard">
      <style:paragraph-properties fo:margin-left="0in" fo:margin-right="0in" fo:margin-top="0in" fo:margin-bottom="0in" style:contextual-spacing="false" fo:text-indent="0in" style:auto-text-indent="false"/>
      <style:text-properties officeooo:rsid="04fa3f54" officeooo:paragraph-rsid="04fa3f54"/>
    </style:style>
    <style:style style:name="P197" style:family="paragraph" style:parent-style-name="Standard">
      <style:paragraph-properties fo:margin-left="0in" fo:margin-right="0in" fo:margin-top="0in" fo:margin-bottom="0in" style:contextual-spacing="false" fo:text-indent="0in" style:auto-text-indent="false"/>
      <style:text-properties officeooo:rsid="04fa3f54" officeooo:paragraph-rsid="04fda6a2"/>
    </style:style>
    <style:style style:name="P198"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officeooo:paragraph-rsid="0445e6eb"/>
    </style:style>
    <style:style style:name="P199" style:family="paragraph" style:parent-style-name="Standard" style:master-page-name="">
      <style:paragraph-properties fo:margin-top="0in" fo:margin-bottom="0in" style:contextual-spacing="false" fo:keep-together="always" fo:orphans="0" fo:widows="0" style:page-number="auto" fo:keep-with-next="always"/>
    </style:style>
    <style:style style:name="P200" style:family="paragraph" style:parent-style-name="Standard">
      <style:paragraph-properties fo:margin-top="0in" fo:margin-bottom="0in" style:contextual-spacing="false" fo:keep-together="always" fo:orphans="0" fo:widows="0" fo:keep-with-next="always"/>
    </style:style>
    <style:style style:name="P201" style:family="paragraph" style:parent-style-name="Standard">
      <style:paragraph-properties fo:margin-top="0in" fo:margin-bottom="0in" style:contextual-spacing="false" fo:keep-together="always" fo:orphans="0" fo:widows="0" fo:keep-with-next="always"/>
      <style:text-properties officeooo:paragraph-rsid="0427b47e"/>
    </style:style>
    <style:style style:name="P202" style:family="paragraph" style:parent-style-name="Standard">
      <style:paragraph-properties fo:keep-together="always" fo:orphans="0" fo:widows="0" fo:keep-with-next="always"/>
    </style:style>
    <style:style style:name="P203" style:family="paragraph" style:parent-style-name="Standard">
      <style:paragraph-properties fo:margin-top="0in" fo:margin-bottom="0in" style:contextual-spacing="false" fo:keep-together="always" fo:orphans="0" fo:widows="0" fo:keep-with-next="always"/>
      <style:text-properties officeooo:paragraph-rsid="055eef3a"/>
    </style:style>
    <style:style style:name="P204" style:family="paragraph" style:parent-style-name="Standard" style:master-page-name="">
      <loext:graphic-properties draw:fill-gradient-name="gradient" draw:fill-hatch-name="hatch"/>
      <style:paragraph-properties fo:margin-top="0in" fo:margin-bottom="0in" style:contextual-spacing="false" fo:keep-together="always" style:page-number="auto" fo:keep-with-next="always"/>
      <style:text-properties officeooo:paragraph-rsid="04265a4e"/>
    </style:style>
    <style:style style:name="P205" style:family="paragraph" style:parent-style-name="Standard">
      <loext:graphic-properties draw:fill-gradient-name="gradient" draw:fill-hatch-name="hatch"/>
      <style:paragraph-properties fo:margin-top="0in" fo:margin-bottom="0in" style:contextual-spacing="false" fo:keep-together="always" fo:keep-with-next="always"/>
    </style:style>
    <style:style style:name="P206" style:family="paragraph" style:parent-style-name="Standard">
      <style:paragraph-properties fo:margin-top="0in" fo:margin-bottom="0in" style:contextual-spacing="false"/>
    </style:style>
    <style:style style:name="P207" style:family="paragraph" style:parent-style-name="Standard">
      <style:paragraph-properties fo:margin-top="0in" fo:margin-bottom="0in" style:contextual-spacing="false"/>
      <style:text-properties officeooo:paragraph-rsid="035fb467"/>
    </style:style>
    <style:style style:name="P208" style:family="paragraph" style:parent-style-name="Standard">
      <style:paragraph-properties fo:margin-top="0in" fo:margin-bottom="0in" style:contextual-spacing="false"/>
      <style:text-properties officeooo:paragraph-rsid="032a1d90"/>
    </style:style>
    <style:style style:name="P209" style:family="paragraph" style:parent-style-name="Standard">
      <style:paragraph-properties fo:margin-top="0in" fo:margin-bottom="0in" style:contextual-spacing="false"/>
      <style:text-properties officeooo:paragraph-rsid="032ae979"/>
    </style:style>
    <style:style style:name="P210" style:family="paragraph" style:parent-style-name="Standard">
      <style:paragraph-properties fo:margin-top="0in" fo:margin-bottom="0in" style:contextual-spacing="false"/>
      <style:text-properties officeooo:rsid="032ae979" officeooo:paragraph-rsid="032ae979"/>
    </style:style>
    <style:style style:name="P211" style:family="paragraph" style:parent-style-name="Standard">
      <style:paragraph-properties fo:margin-top="0in" fo:margin-bottom="0in" style:contextual-spacing="false"/>
      <style:text-properties officeooo:paragraph-rsid="035a4752"/>
    </style:style>
    <style:style style:name="P212" style:family="paragraph" style:parent-style-name="Standard">
      <style:paragraph-properties fo:margin-top="0in" fo:margin-bottom="0in" style:contextual-spacing="false"/>
      <style:text-properties officeooo:rsid="035a4752" officeooo:paragraph-rsid="035a4752"/>
    </style:style>
    <style:style style:name="P213" style:family="paragraph" style:parent-style-name="Standard">
      <style:paragraph-properties fo:margin-top="0in" fo:margin-bottom="0in" style:contextual-spacing="false"/>
      <style:text-properties officeooo:paragraph-rsid="04265a4e"/>
    </style:style>
    <style:style style:name="P214" style:family="paragraph" style:parent-style-name="Standard">
      <style:paragraph-properties fo:margin-top="0in" fo:margin-bottom="0in" style:contextual-spacing="false"/>
      <style:text-properties officeooo:paragraph-rsid="029bd4b4"/>
    </style:style>
    <style:style style:name="P215" style:family="paragraph" style:parent-style-name="Standard">
      <style:paragraph-properties fo:margin-top="0in" fo:margin-bottom="0in" style:contextual-spacing="false"/>
      <style:text-properties officeooo:rsid="039a7cf1" officeooo:paragraph-rsid="045f030d"/>
    </style:style>
    <style:style style:name="P216" style:family="paragraph" style:parent-style-name="Standard">
      <style:paragraph-properties fo:margin-top="0in" fo:margin-bottom="0in" style:contextual-spacing="false"/>
      <style:text-properties officeooo:rsid="02e1304f" officeooo:paragraph-rsid="045f030d"/>
    </style:style>
    <style:style style:name="P217" style:family="paragraph" style:parent-style-name="Standard">
      <style:paragraph-properties fo:margin-top="0in" fo:margin-bottom="0in" style:contextual-spacing="false"/>
      <style:text-properties officeooo:rsid="039c565a" officeooo:paragraph-rsid="045f030d"/>
    </style:style>
    <style:style style:name="P218" style:family="paragraph" style:parent-style-name="Standard">
      <style:paragraph-properties fo:margin-top="0in" fo:margin-bottom="0in" style:contextual-spacing="false"/>
      <style:text-properties officeooo:paragraph-rsid="045f030d"/>
    </style:style>
    <style:style style:name="P219" style:family="paragraph" style:parent-style-name="Title">
      <style:paragraph-properties>
        <style:tab-stops>
          <style:tab-stop style:position="4.0575in"/>
        </style:tab-stops>
      </style:paragraph-properties>
    </style:style>
    <style:style style:name="P220" style:family="paragraph" style:parent-style-name="Text_20_body">
      <style:text-properties officeooo:paragraph-rsid="043b4317"/>
    </style:style>
    <style:style style:name="P221" style:family="paragraph" style:parent-style-name="Text_20_body">
      <style:text-properties officeooo:paragraph-rsid="043b3f39"/>
    </style:style>
    <style:style style:name="P222" style:family="paragraph" style:parent-style-name="Standard">
      <style:text-properties officeooo:paragraph-rsid="04ea7804"/>
    </style:style>
    <style:style style:name="P223" style:family="paragraph" style:parent-style-name="Standard">
      <style:text-properties officeooo:rsid="04f01e2e" officeooo:paragraph-rsid="04f01e2e"/>
    </style:style>
    <style:style style:name="P224" style:family="paragraph" style:parent-style-name="Contents_20_1">
      <style:paragraph-properties>
        <style:tab-stops>
          <style:tab-stop style:position="6.6929in" style:type="right" style:leader-style="dotted" style:leader-text="."/>
        </style:tab-stops>
      </style:paragraph-properties>
    </style:style>
    <style:style style:name="P225" style:family="paragraph" style:parent-style-name="Contents_20_2">
      <style:paragraph-properties>
        <style:tab-stops>
          <style:tab-stop style:position="6.4965in" style:type="right" style:leader-style="dotted" style:leader-text="."/>
        </style:tab-stops>
      </style:paragraph-properties>
    </style:style>
    <style:style style:name="P226" style:family="paragraph" style:parent-style-name="Standard">
      <style:text-properties officeooo:rsid="0541a41c" officeooo:paragraph-rsid="0541a41c"/>
    </style:style>
    <style:style style:name="P227" style:family="paragraph" style:parent-style-name="Standard">
      <style:text-properties officeooo:rsid="05432e8e" officeooo:paragraph-rsid="05432e8e"/>
    </style:style>
    <style:style style:name="P228" style:family="paragraph" style:parent-style-name="Standard">
      <style:text-properties officeooo:rsid="0544fe51" officeooo:paragraph-rsid="0545f570"/>
    </style:style>
    <style:style style:name="P229" style:family="paragraph" style:parent-style-name="Standard">
      <style:paragraph-properties fo:margin-top="0in" fo:margin-bottom="0in" style:contextual-spacing="false" fo:text-align="justify" style:justify-single-word="false" fo:orphans="2" fo:widows="2"/>
      <style:text-properties officeooo:rsid="055eef3a" officeooo:paragraph-rsid="055eef3a"/>
    </style:style>
    <style:style style:name="P230" style:family="paragraph" style:parent-style-name="Standard">
      <style:text-properties officeooo:rsid="0545f570" officeooo:paragraph-rsid="0545f570"/>
    </style:style>
    <style:style style:name="P231" style:family="paragraph" style:parent-style-name="Contents_20_1">
      <style:paragraph-properties>
        <style:tab-stops>
          <style:tab-stop style:position="6.6929in" style:type="right" style:leader-style="dotted" style:leader-text="."/>
        </style:tab-stops>
      </style:paragraph-properties>
    </style:style>
    <style:style style:name="P232" style:family="paragraph" style:parent-style-name="Contents_20_2">
      <style:paragraph-properties>
        <style:tab-stops>
          <style:tab-stop style:position="6.4965in" style:type="right" style:leader-style="dotted" style:leader-text="."/>
        </style:tab-stops>
      </style:paragraph-properties>
    </style:style>
    <style:style style:name="P233" style:family="paragraph" style:parent-style-name="Heading_20_1" style:list-style-name="">
      <style:paragraph-properties fo:text-align="justify" style:justify-single-word="false"/>
      <style:text-properties officeooo:paragraph-rsid="00a50487"/>
    </style:style>
    <style:style style:name="P234" style:family="paragraph" style:parent-style-name="Heading_20_1">
      <style:paragraph-properties fo:break-before="page"/>
      <style:text-properties fo:font-size="10pt" officeooo:rsid="03abb1a1" officeooo:paragraph-rsid="03abb1a1" style:font-size-asian="10pt" style:font-size-complex="10pt"/>
    </style:style>
    <style:style style:name="P235" style:family="paragraph" style:parent-style-name="Heading_20_1">
      <style:text-properties fo:font-size="10pt" style:font-size-asian="10pt" style:font-size-complex="10pt"/>
    </style:style>
    <style:style style:name="P236" style:family="paragraph" style:parent-style-name="Heading_20_1">
      <style:paragraph-properties fo:margin-top="0in" fo:margin-bottom="0in" style:contextual-spacing="false" fo:text-align="justify" style:justify-single-word="false" fo:keep-with-next="always"/>
      <style:text-properties fo:font-size="10pt" officeooo:rsid="03ef9c3a" officeooo:paragraph-rsid="03ef9c3a" style:font-size-asian="10pt" style:font-size-complex="10pt"/>
    </style:style>
    <style:style style:name="P237"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38"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39" style:family="paragraph" style:parent-style-name="Heading_20_1" style:master-page-name="">
      <style:paragraph-properties fo:keep-together="always" fo:orphans="0" fo:widows="0" style:page-number="auto" fo:keep-with-next="always"/>
      <style:text-properties officeooo:paragraph-rsid="044aa45a"/>
    </style:style>
    <style:style style:name="P240" style:family="paragraph" style:parent-style-name="Heading_20_1" style:master-page-name="">
      <style:paragraph-properties fo:keep-together="always" fo:orphans="0" fo:widows="0" style:page-number="auto" fo:keep-with-next="always"/>
    </style:style>
    <style:style style:name="P241" style:family="paragraph" style:parent-style-name="Heading_20_1">
      <style:paragraph-properties fo:keep-together="always" fo:orphans="0" fo:widows="0" fo:keep-with-next="always"/>
      <style:text-properties officeooo:paragraph-rsid="04748d9f"/>
    </style:style>
    <style:style style:name="P242" style:family="paragraph" style:parent-style-name="Heading_20_1">
      <style:paragraph-properties fo:keep-together="always" fo:orphans="0" fo:widows="0" fo:keep-with-next="always"/>
      <style:text-properties officeooo:paragraph-rsid="05670028"/>
    </style:style>
    <style:style style:name="P243" style:family="paragraph" style:parent-style-name="Heading_20_1" style:master-page-name="">
      <style:paragraph-properties fo:keep-together="always" fo:orphans="0" fo:widows="0" style:page-number="auto" fo:keep-with-next="always"/>
      <style:text-properties officeooo:paragraph-rsid="0427b47e"/>
    </style:style>
    <style:style style:name="P244" style:family="paragraph" style:parent-style-name="Heading_20_1">
      <style:paragraph-properties fo:keep-together="always" fo:orphans="0" fo:widows="0" fo:keep-with-next="always"/>
      <style:text-properties officeooo:rsid="03153a91" officeooo:paragraph-rsid="045f030d"/>
    </style:style>
    <style:style style:name="P245" style:family="paragraph" style:parent-style-name="Heading_20_1">
      <style:paragraph-properties fo:margin-top="0in" fo:margin-bottom="0in" style:contextual-spacing="false"/>
      <style:text-properties officeooo:rsid="03153a91" officeooo:paragraph-rsid="03153a91"/>
    </style:style>
    <style:style style:name="P246" style:family="paragraph" style:parent-style-name="Heading_20_1">
      <style:text-properties officeooo:paragraph-rsid="045f030d"/>
    </style:style>
    <style:style style:name="P247" style:family="paragraph" style:parent-style-name="Heading_20_1">
      <style:text-properties officeooo:paragraph-rsid="04d1b44a"/>
    </style:style>
    <style:style style:name="P248" style:family="paragraph" style:parent-style-name="Heading_20_2">
      <style:paragraph-properties>
        <style:tab-stops>
          <style:tab-stop style:position="-0.272in"/>
        </style:tab-stops>
      </style:paragraph-properties>
    </style:style>
    <style:style style:name="P249" style:family="paragraph" style:parent-style-name="Heading_20_2" style:master-page-name="">
      <style:paragraph-properties fo:keep-together="always" fo:orphans="0" fo:widows="0" style:page-number="auto"/>
    </style:style>
    <style:style style:name="P250" style:family="paragraph" style:parent-style-name="Heading_20_2" style:master-page-name="">
      <style:paragraph-properties fo:keep-together="always" fo:orphans="0" fo:widows="0" style:page-number="auto"/>
      <style:text-properties officeooo:paragraph-rsid="04332ad5"/>
    </style:style>
    <style:style style:name="P251" style:family="paragraph" style:parent-style-name="Heading_20_2">
      <style:text-properties fo:font-style="normal" style:font-style-asian="normal" style:font-style-complex="normal"/>
    </style:style>
    <style:style style:name="P252" style:family="paragraph" style:parent-style-name="Heading_20_2">
      <style:text-properties officeooo:paragraph-rsid="04000597"/>
    </style:style>
    <style:style style:name="P253" style:family="paragraph" style:parent-style-name="Heading_20_2">
      <style:text-properties officeooo:paragraph-rsid="053e9b60"/>
    </style:style>
    <style:style style:name="P254"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55" style:family="paragraph" style:parent-style-name="Heading_20_2">
      <style:text-properties officeooo:rsid="056939bd" officeooo:paragraph-rsid="056939bd"/>
    </style:style>
    <style:style style:name="P256"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57"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58"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59"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60"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61"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62"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63"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64" style:family="paragraph" style:parent-style-name="Standard" style:list-style-name="L2">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65" style:family="paragraph" style:parent-style-name="Standard" style:list-style-name="L3"/>
    <style:style style:name="P266" style:family="paragraph" style:parent-style-name="Standard" style:list-style-name="L3">
      <style:text-properties officeooo:rsid="054bbbc5" officeooo:paragraph-rsid="054bbbc5"/>
    </style:style>
    <style:style style:name="P267"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70028" style:font-size-asian="7pt" style:font-size-complex="7pt"/>
    </style:style>
    <style:style style:name="P268"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70028" style:font-size-asian="7pt" style:font-size-complex="7pt"/>
    </style:style>
    <style:style style:name="P269"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bbfe1" style:font-size-asian="7pt" style:font-size-complex="7pt"/>
    </style:style>
    <style:style style:name="P270" style:family="paragraph" style:parent-style-name="Standard">
      <style:paragraph-properties fo:margin-left="0.4925in" fo:margin-right="0in" fo:text-indent="0in" style:auto-text-indent="false"/>
      <style:text-properties style:font-name="Andale Mono" fo:font-size="7pt" fo:language="en" fo:country="US" officeooo:rsid="056bbfe1" officeooo:paragraph-rsid="056bbfe1" style:font-size-asian="7pt" style:font-size-complex="7pt"/>
    </style:style>
    <style:style style:name="P271" style:family="paragraph" style:parent-style-name="Standard">
      <style:paragraph-properties fo:margin-top="0in" fo:margin-bottom="0in" style:contextual-spacing="false" fo:keep-together="always" fo:orphans="0" fo:widows="0" fo:keep-with-next="always"/>
      <style:text-properties style:font-name="Verdana" fo:font-size="8pt" fo:language="en" fo:country="US" officeooo:rsid="056ace02" officeooo:paragraph-rsid="056ace02" style:font-size-asian="7pt" style:font-size-complex="8pt"/>
    </style:style>
    <style:style style:name="P272"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6ace02" style:font-size-asian="7pt" style:font-size-complex="8pt"/>
    </style:style>
    <style:style style:name="P273" style:family="paragraph" style:parent-style-name="Standard">
      <style:paragraph-properties fo:margin-left="0.4925in" fo:margin-right="0in" fo:margin-top="0in" fo:margin-bottom="0in" style:contextual-spacing="false" fo:orphans="0" fo:widows="0" fo:text-indent="0in" style:auto-text-indent="false"/>
      <style:text-properties style:font-name="Verdana" fo:font-size="8pt" fo:language="en" fo:country="US" officeooo:rsid="056ace02" officeooo:paragraph-rsid="056ace02" style:font-size-asian="7pt" style:font-size-complex="8pt"/>
    </style:style>
    <style:style style:name="P274"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ace02" officeooo:paragraph-rsid="056ace02" style:font-size-asian="7pt" style:font-size-complex="7pt"/>
    </style:style>
    <style:style style:name="P275"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7fe7" officeooo:paragraph-rsid="056b7fe7" style:font-size-asian="7pt" style:font-size-complex="7pt"/>
    </style:style>
    <style:style style:name="P276"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bbfe1" style:font-size-asian="7pt" style:font-size-complex="7pt"/>
    </style:style>
    <style:style style:name="T1" style:family="text">
      <style:text-properties style:font-name="Andale Mono" officeooo:rsid="0415656b"/>
    </style:style>
    <style:style style:name="T2" style:family="text">
      <style:text-properties style:font-name="Andale Mono" fo:language="en" fo:country="US" officeooo:rsid="04f94dcd"/>
    </style:style>
    <style:style style:name="T3" style:family="text">
      <style:text-properties style:font-name="Andale Mono" fo:language="en" fo:country="US" fo:font-weight="normal" officeooo:rsid="003f8a78" style:font-weight-asian="normal" style:font-weight-complex="normal"/>
    </style:style>
    <style:style style:name="T4" style:family="text">
      <style:text-properties style:font-name="Andale Mono" fo:language="en" fo:country="US" fo:font-weight="normal" officeooo:rsid="00fb3de2" style:font-weight-asian="normal" style:font-weight-complex="normal"/>
    </style:style>
    <style:style style:name="T5" style:family="text">
      <style:text-properties style:font-name="Andale Mono" fo:language="es" fo:country="AR" fo:font-weight="normal" style:font-weight-asian="normal" style:font-weight-complex="normal"/>
    </style:style>
    <style:style style:name="T6" style:family="text">
      <style:text-properties style:font-name="Andale Mono" fo:language="es" fo:country="AR" fo:font-weight="normal" officeooo:rsid="01d046a4" style:font-weight-asian="normal" style:font-weight-complex="normal"/>
    </style:style>
    <style:style style:name="T7" style:family="text">
      <style:text-properties style:font-name="Andale Mono" fo:language="es" fo:country="AR" fo:font-weight="normal" officeooo:rsid="035aace0" style:font-weight-asian="normal" style:font-weight-complex="normal"/>
    </style:style>
    <style:style style:name="T8" style:family="text">
      <style:text-properties style:font-name="Andale Mono" fo:language="es" fo:country="AR" fo:font-weight="normal" officeooo:rsid="0216ab88" style:font-weight-asian="normal" style:font-weight-complex="normal"/>
    </style:style>
    <style:style style:name="T9" style:family="text">
      <style:text-properties style:font-name="Andale Mono" fo:language="es" fo:country="AR" fo:font-weight="normal" officeooo:rsid="03bad314" style:font-weight-asian="normal" style:font-weight-complex="normal"/>
    </style:style>
    <style:style style:name="T10" style:family="text">
      <style:text-properties style:font-name="Andale Mono" fo:language="es" fo:country="AR" fo:font-weight="normal" officeooo:rsid="0495ec78" style:font-weight-asian="normal" style:font-weight-complex="normal"/>
    </style:style>
    <style:style style:name="T11" style:family="text">
      <style:text-properties style:font-name="Andale Mono" fo:language="es" fo:country="AR" fo:font-weight="normal" officeooo:rsid="049c3a5f" style:font-weight-asian="normal" style:font-weight-complex="normal"/>
    </style:style>
    <style:style style:name="T12" style:family="text">
      <style:text-properties style:font-name="Andale Mono" fo:language="es" fo:country="AR" fo:font-weight="normal" officeooo:rsid="016c0b83" style:font-weight-asian="normal" style:font-weight-complex="normal"/>
    </style:style>
    <style:style style:name="T13" style:family="text">
      <style:text-properties style:font-name="Andale Mono" fo:language="es" fo:country="AR" fo:font-weight="normal" officeooo:rsid="00aee940" style:font-weight-asian="normal" style:font-weight-complex="normal"/>
    </style:style>
    <style:style style:name="T14" style:family="text">
      <style:text-properties style:font-name="Andale Mono" fo:language="es" fo:country="AR" fo:font-weight="normal" officeooo:rsid="03a33f7e" style:font-weight-asian="normal" style:font-weight-complex="normal"/>
    </style:style>
    <style:style style:name="T15" style:family="text">
      <style:text-properties style:font-name="Andale Mono" fo:language="es" fo:country="AR" fo:font-weight="normal" officeooo:rsid="01792f1b" style:font-weight-asian="normal" style:font-weight-complex="normal"/>
    </style:style>
    <style:style style:name="T16" style:family="text">
      <style:text-properties style:font-name="Andale Mono" fo:font-size="7pt" style:font-size-asian="7pt" style:font-size-complex="7pt"/>
    </style:style>
    <style:style style:name="T17" style:family="text">
      <style:text-properties style:font-name="Andale Mono" fo:font-size="7pt" officeooo:rsid="00aee940" style:font-size-asian="7pt" style:font-size-complex="7pt"/>
    </style:style>
    <style:style style:name="T18" style:family="text">
      <style:text-properties style:font-name="Andale Mono" fo:font-size="7pt" officeooo:rsid="03a33f7e" style:font-size-asian="7pt" style:font-size-complex="7pt"/>
    </style:style>
    <style:style style:name="T19" style:family="text">
      <style:text-properties style:font-name="Andale Mono" fo:font-size="7pt" officeooo:rsid="01792f1b" style:font-size-asian="7pt" style:font-size-complex="7pt"/>
    </style:style>
    <style:style style:name="T20" style:family="text">
      <style:text-properties officeooo:rsid="0030f47f"/>
    </style:style>
    <style:style style:name="T21" style:family="text">
      <style:text-properties officeooo:rsid="00a3fdb7"/>
    </style:style>
    <style:style style:name="T22" style:family="text">
      <style:text-properties officeooo:rsid="00b11706"/>
    </style:style>
    <style:style style:name="T23" style:family="text">
      <style:text-properties officeooo:rsid="001cfa9d"/>
    </style:style>
    <style:style style:name="T24" style:family="text">
      <style:text-properties officeooo:rsid="00c3f03e"/>
    </style:style>
    <style:style style:name="T25" style:family="text">
      <style:text-properties officeooo:rsid="00d27e7a"/>
    </style:style>
    <style:style style:name="T26" style:family="text">
      <style:text-properties officeooo:rsid="00e43ea8"/>
    </style:style>
    <style:style style:name="T27" style:family="text">
      <style:text-properties officeooo:rsid="00fb3de2"/>
    </style:style>
    <style:style style:name="T28" style:family="text">
      <style:text-properties officeooo:rsid="00fd2413"/>
    </style:style>
    <style:style style:name="T29" style:family="text">
      <style:text-properties officeooo:rsid="01011968"/>
    </style:style>
    <style:style style:name="T30" style:family="text">
      <style:text-properties officeooo:rsid="010af607"/>
    </style:style>
    <style:style style:name="T31" style:family="text">
      <style:text-properties officeooo:rsid="01274700"/>
    </style:style>
    <style:style style:name="T32" style:family="text">
      <style:text-properties officeooo:rsid="0128452f"/>
    </style:style>
    <style:style style:name="T33" style:family="text">
      <style:text-properties officeooo:rsid="01321717"/>
    </style:style>
    <style:style style:name="T34" style:family="text">
      <style:text-properties officeooo:rsid="013afd3d"/>
    </style:style>
    <style:style style:name="T35" style:family="text">
      <style:text-properties officeooo:rsid="0163fbd3"/>
    </style:style>
    <style:style style:name="T36" style:family="text">
      <style:text-properties officeooo:rsid="016e0175"/>
    </style:style>
    <style:style style:name="T37" style:family="text">
      <style:text-properties officeooo:rsid="0171b771"/>
    </style:style>
    <style:style style:name="T38" style:family="text">
      <style:text-properties officeooo:rsid="01792f1b"/>
    </style:style>
    <style:style style:name="T39" style:family="text">
      <style:text-properties officeooo:rsid="017db5cb"/>
    </style:style>
    <style:style style:name="T40" style:family="text">
      <style:text-properties officeooo:rsid="018e05ba"/>
    </style:style>
    <style:style style:name="T41" style:family="text">
      <style:text-properties officeooo:rsid="0194251a"/>
    </style:style>
    <style:style style:name="T42" style:family="text">
      <style:text-properties officeooo:rsid="019d1921"/>
    </style:style>
    <style:style style:name="T43" style:family="text">
      <style:text-properties officeooo:rsid="019e260d"/>
    </style:style>
    <style:style style:name="T44" style:family="text">
      <style:text-properties officeooo:rsid="01a04027"/>
    </style:style>
    <style:style style:name="T45" style:family="text">
      <style:text-properties officeooo:rsid="01a08077"/>
    </style:style>
    <style:style style:name="T46" style:family="text">
      <style:text-properties officeooo:rsid="01a30cc6"/>
    </style:style>
    <style:style style:name="T47" style:family="text">
      <style:text-properties officeooo:rsid="01a55afe"/>
    </style:style>
    <style:style style:name="T48" style:family="text">
      <style:text-properties officeooo:rsid="01a7298f"/>
    </style:style>
    <style:style style:name="T49" style:family="text">
      <style:text-properties officeooo:rsid="01ae1cf6"/>
    </style:style>
    <style:style style:name="T50" style:family="text">
      <style:text-properties officeooo:rsid="01b25004"/>
    </style:style>
    <style:style style:name="T51" style:family="text">
      <style:text-properties officeooo:rsid="01b412f6"/>
    </style:style>
    <style:style style:name="T52" style:family="text">
      <style:text-properties officeooo:rsid="01b4aedd"/>
    </style:style>
    <style:style style:name="T53" style:family="text">
      <style:text-properties officeooo:rsid="01ba491d"/>
    </style:style>
    <style:style style:name="T54" style:family="text">
      <style:text-properties officeooo:rsid="01bcd6ff"/>
    </style:style>
    <style:style style:name="T55" style:family="text">
      <style:text-properties officeooo:rsid="01bf0bee"/>
    </style:style>
    <style:style style:name="T56" style:family="text">
      <style:text-properties officeooo:rsid="01c29365"/>
    </style:style>
    <style:style style:name="T57" style:family="text">
      <style:text-properties officeooo:rsid="01c63258"/>
    </style:style>
    <style:style style:name="T58" style:family="text">
      <style:text-properties officeooo:rsid="01c82f57"/>
    </style:style>
    <style:style style:name="T59" style:family="text">
      <style:text-properties officeooo:rsid="01c9c950"/>
    </style:style>
    <style:style style:name="T60" style:family="text">
      <style:text-properties officeooo:rsid="01cc4a36"/>
    </style:style>
    <style:style style:name="T61" style:family="text">
      <style:text-properties officeooo:rsid="01cdb0af"/>
    </style:style>
    <style:style style:name="T62" style:family="text">
      <style:text-properties officeooo:rsid="01d046a4"/>
    </style:style>
    <style:style style:name="T63" style:family="text">
      <style:text-properties officeooo:rsid="01e9e523"/>
    </style:style>
    <style:style style:name="T64" style:family="text">
      <style:text-properties officeooo:rsid="01ea770f"/>
    </style:style>
    <style:style style:name="T65" style:family="text">
      <style:text-properties officeooo:rsid="01f060a7"/>
    </style:style>
    <style:style style:name="T66" style:family="text">
      <style:text-properties officeooo:rsid="01f4bff1"/>
    </style:style>
    <style:style style:name="T67" style:family="text">
      <style:text-properties officeooo:rsid="01f77395"/>
    </style:style>
    <style:style style:name="T68" style:family="text">
      <style:text-properties officeooo:rsid="0200808d"/>
    </style:style>
    <style:style style:name="T69" style:family="text">
      <style:text-properties officeooo:rsid="02049d90"/>
    </style:style>
    <style:style style:name="T70" style:family="text">
      <style:text-properties officeooo:rsid="0204de9e"/>
    </style:style>
    <style:style style:name="T71" style:family="text">
      <style:text-properties officeooo:rsid="020b00f0"/>
    </style:style>
    <style:style style:name="T72" style:family="text">
      <style:text-properties officeooo:rsid="020fa4e0"/>
    </style:style>
    <style:style style:name="T73" style:family="text">
      <style:text-properties officeooo:rsid="02112eb8"/>
    </style:style>
    <style:style style:name="T74" style:family="text">
      <style:text-properties officeooo:rsid="01979a67"/>
    </style:style>
    <style:style style:name="T75" style:family="text">
      <style:text-properties officeooo:rsid="02133c12"/>
    </style:style>
    <style:style style:name="T76" style:family="text">
      <style:text-properties officeooo:rsid="0213d5d9"/>
    </style:style>
    <style:style style:name="T77" style:family="text">
      <style:text-properties officeooo:rsid="02189004"/>
    </style:style>
    <style:style style:name="T78" style:family="text">
      <style:text-properties officeooo:rsid="021c7880"/>
    </style:style>
    <style:style style:name="T79" style:family="text">
      <style:text-properties officeooo:rsid="022c30b4"/>
    </style:style>
    <style:style style:name="T80" style:family="text">
      <style:text-properties officeooo:rsid="02303ab5"/>
    </style:style>
    <style:style style:name="T81" style:family="text">
      <style:text-properties officeooo:rsid="0242f286"/>
    </style:style>
    <style:style style:name="T82" style:family="text">
      <style:text-properties style:font-name="Verdana"/>
    </style:style>
    <style:style style:name="T83" style:family="text">
      <style:text-properties style:font-name="Verdana" fo:font-size="8pt" fo:language="en" fo:country="US" style:font-size-asian="8pt" style:font-size-complex="8pt"/>
    </style:style>
    <style:style style:name="T84" style:family="text">
      <style:text-properties style:font-name="Verdana" fo:font-size="8pt" fo:language="en" fo:country="US" officeooo:rsid="00a69d27" style:font-size-asian="8pt" style:font-size-complex="8pt"/>
    </style:style>
    <style:style style:name="T85" style:family="text">
      <style:text-properties style:font-name="Verdana" fo:font-size="8pt" fo:language="en" fo:country="US" officeooo:rsid="01ef1c6f" style:font-size-asian="8pt" style:font-size-complex="8pt"/>
    </style:style>
    <style:style style:name="T86" style:family="text">
      <style:text-properties style:font-name="Verdana" fo:font-size="8pt" fo:language="en" fo:country="US" officeooo:rsid="02426a7d" style:font-size-asian="8pt" style:font-size-complex="8pt"/>
    </style:style>
    <style:style style:name="T87" style:family="text">
      <style:text-properties style:font-name="Verdana" fo:font-size="8pt" fo:language="en" fo:country="US" officeooo:rsid="00a3fdb7" style:font-size-asian="8pt" style:font-size-complex="8pt"/>
    </style:style>
    <style:style style:name="T88" style:family="text">
      <style:text-properties style:font-name="Verdana" fo:font-size="8pt" fo:language="en" fo:country="US" officeooo:rsid="000a488f" style:font-size-asian="8pt" style:font-size-complex="8pt"/>
    </style:style>
    <style:style style:name="T89" style:family="text">
      <style:text-properties style:font-name="Verdana" fo:font-size="8pt" fo:language="en" fo:country="US" officeooo:rsid="01f938db" style:font-size-asian="8pt" style:font-size-complex="8pt"/>
    </style:style>
    <style:style style:name="T90" style:family="text">
      <style:text-properties style:font-name="Verdana" fo:font-size="8pt" fo:language="en" fo:country="US" officeooo:rsid="0244b3b6" style:font-size-asian="8pt" style:font-size-complex="8pt"/>
    </style:style>
    <style:style style:name="T91" style:family="text">
      <style:text-properties style:font-name="Verdana" fo:font-size="8pt" fo:language="en" fo:country="US" officeooo:rsid="026e2b61" style:font-size-asian="8pt" style:font-size-complex="8pt"/>
    </style:style>
    <style:style style:name="T92" style:family="text">
      <style:text-properties style:font-name="Verdana" fo:font-size="8pt" fo:language="en" fo:country="US" officeooo:rsid="029813de" style:font-size-asian="8pt" style:font-size-complex="8pt"/>
    </style:style>
    <style:style style:name="T93" style:family="text">
      <style:text-properties style:font-name="Verdana" fo:font-size="8pt" fo:language="en" fo:country="US" officeooo:rsid="02fe14bb" style:font-size-asian="8pt" style:font-size-complex="8pt"/>
    </style:style>
    <style:style style:name="T94" style:family="text">
      <style:text-properties style:font-name="Verdana" fo:font-size="8pt" fo:language="en" fo:country="US" officeooo:rsid="039998a7" style:font-size-asian="8pt" style:font-size-complex="8pt"/>
    </style:style>
    <style:style style:name="T95" style:family="text">
      <style:text-properties style:font-name="Verdana" fo:font-size="8pt" fo:language="en" fo:country="US" officeooo:rsid="00fb42ba" style:font-size-asian="8pt" style:font-size-complex="8pt"/>
    </style:style>
    <style:style style:name="T96" style:family="text">
      <style:text-properties style:font-name="Verdana" fo:font-size="8pt" fo:language="en" fo:country="US" officeooo:rsid="03956afe" style:font-size-asian="8pt" style:font-size-complex="8pt"/>
    </style:style>
    <style:style style:name="T97" style:family="text">
      <style:text-properties style:font-name="Verdana" fo:font-size="8pt" fo:language="en" fo:country="US" officeooo:rsid="02561d6e" style:font-size-asian="8pt" style:font-size-complex="8pt"/>
    </style:style>
    <style:style style:name="T98" style:family="text">
      <style:text-properties style:font-name="Verdana" fo:font-size="8pt" fo:language="en" fo:country="US" officeooo:rsid="03a065b2" style:font-size-asian="8pt" style:font-size-complex="8pt"/>
    </style:style>
    <style:style style:name="T99" style:family="text">
      <style:text-properties style:font-name="Verdana" fo:font-size="8pt" fo:language="en" fo:country="US" officeooo:rsid="0163fbd3" style:font-size-asian="8pt" style:font-size-complex="8pt"/>
    </style:style>
    <style:style style:name="T100" style:family="text">
      <style:text-properties style:font-name="Verdana" fo:font-size="8pt" fo:language="en" fo:country="US" officeooo:rsid="03a20b34" style:font-size-asian="8pt" style:font-size-complex="8pt"/>
    </style:style>
    <style:style style:name="T101" style:family="text">
      <style:text-properties style:font-name="Verdana" fo:font-size="8pt" fo:language="en" fo:country="US" officeooo:rsid="03aa1680" style:font-size-asian="8pt" style:font-size-complex="8pt"/>
    </style:style>
    <style:style style:name="T102" style:family="text">
      <style:text-properties style:font-name="Verdana" fo:font-size="8pt" fo:language="en" fo:country="US" officeooo:rsid="03abb1a1" style:font-size-asian="8pt" style:font-size-complex="8pt"/>
    </style:style>
    <style:style style:name="T103" style:family="text">
      <style:text-properties style:font-name="Verdana" fo:font-size="8pt" fo:language="en" fo:country="US" officeooo:rsid="0126596b" style:font-size-asian="8pt" style:font-size-complex="8pt"/>
    </style:style>
    <style:style style:name="T104" style:family="text">
      <style:text-properties style:font-name="Verdana" fo:font-size="8pt" fo:language="en" fo:country="US" officeooo:rsid="0200808d" style:font-size-asian="8pt" style:font-size-complex="8pt"/>
    </style:style>
    <style:style style:name="T105" style:family="text">
      <style:text-properties style:font-name="Verdana" fo:font-size="8pt" fo:language="en" fo:country="US" officeooo:rsid="03ac36a7" style:font-size-asian="8pt" style:font-size-complex="8pt"/>
    </style:style>
    <style:style style:name="T106" style:family="text">
      <style:text-properties style:font-name="Verdana" fo:font-size="8pt" fo:language="en" fo:country="US" officeooo:rsid="0138002f" style:font-size-asian="8pt" style:font-size-complex="8pt"/>
    </style:style>
    <style:style style:name="T107" style:family="text">
      <style:text-properties style:font-name="Verdana" fo:font-size="8pt" fo:language="en" fo:country="US" officeooo:rsid="00f45903" style:font-size-asian="8pt" style:font-size-complex="8pt"/>
    </style:style>
    <style:style style:name="T108" style:family="text">
      <style:text-properties style:font-name="Verdana" fo:font-size="8pt" fo:language="en" fo:country="US" officeooo:rsid="00bd13bc" style:font-size-asian="8pt" style:font-size-complex="8pt"/>
    </style:style>
    <style:style style:name="T109" style:family="text">
      <style:text-properties style:font-name="Verdana" fo:font-size="8pt" fo:language="en" fo:country="US" officeooo:rsid="03a2661b" style:font-size-asian="8pt" style:font-size-complex="8pt"/>
    </style:style>
    <style:style style:name="T110" style:family="text">
      <style:text-properties style:font-name="Verdana" fo:font-size="8pt" fo:language="en" fo:country="US" officeooo:rsid="02722dad" style:font-size-asian="8pt" style:font-size-complex="8pt"/>
    </style:style>
    <style:style style:name="T111" style:family="text">
      <style:text-properties style:font-name="Verdana" fo:font-size="8pt" fo:language="en" fo:country="US" officeooo:rsid="00db4fb1" style:font-size-asian="8pt" style:font-size-complex="8pt"/>
    </style:style>
    <style:style style:name="T112" style:family="text">
      <style:text-properties style:font-name="Verdana" fo:font-size="8pt" fo:language="en" fo:country="US" officeooo:rsid="02e2d45a" style:font-size-asian="8pt" style:font-size-complex="8pt"/>
    </style:style>
    <style:style style:name="T113" style:family="text">
      <style:text-properties style:font-name="Verdana" fo:font-size="8pt" fo:language="en" fo:country="US" officeooo:rsid="03b0fed1" style:font-size-asian="8pt" style:font-size-complex="8pt"/>
    </style:style>
    <style:style style:name="T114" style:family="text">
      <style:text-properties style:font-name="Verdana" fo:font-size="8pt" fo:language="en" fo:country="US" officeooo:rsid="03b1b3e6" style:font-size-asian="8pt" style:font-size-complex="8pt"/>
    </style:style>
    <style:style style:name="T115" style:family="text">
      <style:text-properties style:font-name="Verdana" fo:font-size="8pt" fo:language="en" fo:country="US" officeooo:rsid="03b54d8c" style:font-size-asian="8pt" style:font-size-complex="8pt"/>
    </style:style>
    <style:style style:name="T116" style:family="text">
      <style:text-properties style:font-name="Verdana" fo:font-size="8pt" fo:language="en" fo:country="US" officeooo:rsid="035cd50e" style:font-size-asian="8pt" style:font-size-complex="8pt"/>
    </style:style>
    <style:style style:name="T117" style:family="text">
      <style:text-properties style:font-name="Verdana" fo:font-size="8pt" fo:language="en" fo:country="US" officeooo:rsid="03c065f3" style:font-size-asian="8pt" style:font-size-complex="8pt"/>
    </style:style>
    <style:style style:name="T118" style:family="text">
      <style:text-properties style:font-name="Verdana" fo:font-size="8pt" fo:language="en" fo:country="US" officeooo:rsid="03c73674" style:font-size-asian="8pt" style:font-size-complex="8pt"/>
    </style:style>
    <style:style style:name="T119" style:family="text">
      <style:text-properties style:font-name="Verdana" fo:font-size="8pt" fo:language="en" fo:country="US" officeooo:rsid="03c9b4b5" style:font-size-asian="8pt" style:font-size-complex="8pt"/>
    </style:style>
    <style:style style:name="T120" style:family="text">
      <style:text-properties style:font-name="Verdana" fo:font-size="8pt" fo:language="en" fo:country="US" officeooo:rsid="033eec6a" style:font-size-asian="8pt" style:font-size-complex="8pt"/>
    </style:style>
    <style:style style:name="T121" style:family="text">
      <style:text-properties style:font-name="Verdana" fo:font-size="8pt" fo:language="en" fo:country="US" officeooo:rsid="03820381" style:font-size-asian="8pt" style:font-size-complex="8pt"/>
    </style:style>
    <style:style style:name="T122" style:family="text">
      <style:text-properties style:font-name="Verdana" fo:font-size="8pt" fo:language="en" fo:country="US" officeooo:rsid="033ff82e" style:font-size-asian="8pt" style:font-size-complex="8pt"/>
    </style:style>
    <style:style style:name="T123" style:family="text">
      <style:text-properties style:font-name="Verdana" fo:font-size="8pt" fo:language="en" fo:country="US" officeooo:rsid="03cd6772" style:font-size-asian="8pt" style:font-size-complex="8pt"/>
    </style:style>
    <style:style style:name="T124" style:family="text">
      <style:text-properties style:font-name="Verdana" fo:font-size="8pt" fo:language="en" fo:country="US" officeooo:rsid="00ba8295" style:font-size-asian="8pt" style:font-size-complex="8pt"/>
    </style:style>
    <style:style style:name="T125" style:family="text">
      <style:text-properties style:font-name="Verdana" fo:font-size="8pt" fo:language="en" fo:country="US" officeooo:rsid="03d66b7a" style:font-size-asian="8pt" style:font-size-complex="8pt"/>
    </style:style>
    <style:style style:name="T126" style:family="text">
      <style:text-properties style:font-name="Verdana" fo:font-size="8pt" fo:language="en" fo:country="US" officeooo:rsid="03d67853" style:font-size-asian="8pt" style:font-size-complex="8pt"/>
    </style:style>
    <style:style style:name="T127" style:family="text">
      <style:text-properties style:font-name="Verdana" fo:font-size="8pt" fo:language="en" fo:country="US" officeooo:rsid="03d9fd81" style:font-size-asian="8pt" style:font-size-complex="8pt"/>
    </style:style>
    <style:style style:name="T128" style:family="text">
      <style:text-properties style:font-name="Verdana" fo:font-size="8pt" fo:language="en" fo:country="US" officeooo:rsid="02ac8d51" style:font-size-asian="8pt" style:font-size-complex="8pt"/>
    </style:style>
    <style:style style:name="T129" style:family="text">
      <style:text-properties style:font-name="Verdana" fo:font-size="8pt" fo:language="en" fo:country="US" officeooo:rsid="03c86a4f" style:font-size-asian="8pt" style:font-size-complex="8pt"/>
    </style:style>
    <style:style style:name="T130" style:family="text">
      <style:text-properties style:font-name="Verdana" fo:font-size="8pt" fo:language="en" fo:country="US" officeooo:rsid="03ddcd51" style:font-size-asian="8pt" style:font-size-complex="8pt"/>
    </style:style>
    <style:style style:name="T131" style:family="text">
      <style:text-properties style:font-name="Verdana" fo:font-size="8pt" fo:language="en" fo:country="US" officeooo:rsid="037ea839" style:font-size-asian="8pt" style:font-size-complex="8pt"/>
    </style:style>
    <style:style style:name="T132" style:family="text">
      <style:text-properties style:font-name="Verdana" fo:font-size="8pt" fo:language="en" fo:country="US" officeooo:rsid="00ac1669" style:font-size-asian="8pt" style:font-size-complex="8pt"/>
    </style:style>
    <style:style style:name="T133" style:family="text">
      <style:text-properties style:font-name="Verdana" fo:font-size="8pt" fo:language="en" fo:country="US" officeooo:rsid="01d7b3ee" style:font-size-asian="8pt" style:font-size-complex="8pt"/>
    </style:style>
    <style:style style:name="T134" style:family="text">
      <style:text-properties style:font-name="Verdana" fo:font-size="8pt" fo:language="en" fo:country="US" officeooo:rsid="03deab8f" style:font-size-asian="8pt" style:font-size-complex="8pt"/>
    </style:style>
    <style:style style:name="T135" style:family="text">
      <style:text-properties style:font-name="Verdana" fo:font-size="8pt" fo:language="en" fo:country="US" officeooo:rsid="03e17c44" style:font-size-asian="8pt" style:font-size-complex="8pt"/>
    </style:style>
    <style:style style:name="T136" style:family="text">
      <style:text-properties style:font-name="Verdana" fo:font-size="8pt" fo:language="en" fo:country="US" officeooo:rsid="02b228a4" style:font-size-asian="8pt" style:font-size-complex="8pt"/>
    </style:style>
    <style:style style:name="T137" style:family="text">
      <style:text-properties style:font-name="Verdana" fo:font-size="8pt" fo:language="en" fo:country="US" officeooo:rsid="03e5f0f7" style:font-size-asian="8pt" style:font-size-complex="8pt"/>
    </style:style>
    <style:style style:name="T138" style:family="text">
      <style:text-properties style:font-name="Verdana" fo:font-size="8pt" fo:language="en" fo:country="US" officeooo:rsid="037fdf51" style:font-size-asian="8pt" style:font-size-complex="8pt"/>
    </style:style>
    <style:style style:name="T139" style:family="text">
      <style:text-properties style:font-name="Verdana" fo:font-size="8pt" fo:language="en" fo:country="US" officeooo:rsid="03cb8b81" style:font-size-asian="8pt" style:font-size-complex="8pt"/>
    </style:style>
    <style:style style:name="T140" style:family="text">
      <style:text-properties style:font-name="Verdana" fo:font-size="8pt" fo:language="en" fo:country="US" officeooo:rsid="03ed4424" style:font-size-asian="8pt" style:font-size-complex="8pt"/>
    </style:style>
    <style:style style:name="T141" style:family="text">
      <style:text-properties style:font-name="Verdana" fo:font-size="8pt" fo:language="en" fo:country="US" officeooo:rsid="03edee77" style:font-size-asian="8pt" style:font-size-complex="8pt"/>
    </style:style>
    <style:style style:name="T142" style:family="text">
      <style:text-properties style:font-name="Verdana" fo:font-size="8pt" fo:language="en" fo:country="US" officeooo:rsid="036748b4" style:font-size-asian="8pt" style:font-size-complex="8pt"/>
    </style:style>
    <style:style style:name="T143" style:family="text">
      <style:text-properties style:font-name="Verdana" fo:font-size="8pt" fo:language="en" fo:country="US" officeooo:rsid="00b7500c" style:font-size-asian="8pt" style:font-size-complex="8pt"/>
    </style:style>
    <style:style style:name="T144" style:family="text">
      <style:text-properties style:font-name="Verdana" fo:font-size="8pt" fo:language="en" fo:country="US" officeooo:rsid="01e0393a" style:font-size-asian="8pt" style:font-size-complex="8pt"/>
    </style:style>
    <style:style style:name="T145" style:family="text">
      <style:text-properties style:font-name="Verdana" fo:font-size="8pt" fo:language="en" fo:country="US" officeooo:rsid="03f63414" style:font-size-asian="8pt" style:font-size-complex="8pt"/>
    </style:style>
    <style:style style:name="T146" style:family="text">
      <style:text-properties style:font-name="Verdana" fo:font-size="8pt" fo:language="en" fo:country="US" officeooo:rsid="02bf8be2" style:font-size-asian="8pt" style:font-size-complex="8pt"/>
    </style:style>
    <style:style style:name="T147" style:family="text">
      <style:text-properties style:font-name="Verdana" fo:font-size="8pt" fo:language="en" fo:country="US" officeooo:rsid="02c7dea2" style:font-size-asian="8pt" style:font-size-complex="8pt"/>
    </style:style>
    <style:style style:name="T148" style:family="text">
      <style:text-properties style:font-name="Verdana" fo:font-size="8pt" fo:language="en" fo:country="US" officeooo:rsid="03f73285" style:font-size-asian="8pt" style:font-size-complex="8pt"/>
    </style:style>
    <style:style style:name="T149" style:family="text">
      <style:text-properties style:font-name="Verdana" fo:font-size="8pt" fo:language="en" fo:country="US" officeooo:rsid="03f862a9" style:font-size-asian="8pt" style:font-size-complex="8pt"/>
    </style:style>
    <style:style style:name="T150" style:family="text">
      <style:text-properties style:font-name="Verdana" fo:font-size="8pt" fo:language="en" fo:country="US" officeooo:rsid="036a14eb" style:font-size-asian="8pt" style:font-size-complex="8pt"/>
    </style:style>
    <style:style style:name="T151" style:family="text">
      <style:text-properties style:font-name="Verdana" fo:font-size="8pt" fo:language="en" fo:country="US" officeooo:rsid="0296436a" style:font-size-asian="8pt" style:font-size-complex="8pt"/>
    </style:style>
    <style:style style:name="T152" style:family="text">
      <style:text-properties style:font-name="Verdana" fo:font-size="8pt" fo:language="en" fo:country="US" officeooo:rsid="029f54a6" style:font-size-asian="8pt" style:font-size-complex="8pt"/>
    </style:style>
    <style:style style:name="T153" style:family="text">
      <style:text-properties style:font-name="Verdana" fo:font-size="8pt" fo:language="en" fo:country="US" officeooo:rsid="0369e247" style:font-size-asian="8pt" style:font-size-complex="8pt"/>
    </style:style>
    <style:style style:name="T154" style:family="text">
      <style:text-properties style:font-name="Verdana" fo:font-size="8pt" fo:language="en" fo:country="US" officeooo:rsid="02a10741" style:font-size-asian="8pt" style:font-size-complex="8pt"/>
    </style:style>
    <style:style style:name="T155" style:family="text">
      <style:text-properties style:font-name="Verdana" fo:font-size="8pt" fo:language="en" fo:country="US" officeooo:rsid="03fe9755" style:font-size-asian="8pt" style:font-size-complex="8pt"/>
    </style:style>
    <style:style style:name="T156" style:family="text">
      <style:text-properties style:font-name="Verdana" fo:font-size="8pt" fo:language="en" fo:country="US" officeooo:rsid="04034b62" style:font-size-asian="8pt" style:font-size-complex="8pt"/>
    </style:style>
    <style:style style:name="T157" style:family="text">
      <style:text-properties style:font-name="Verdana" fo:font-size="8pt" fo:language="en" fo:country="US" officeooo:rsid="04054967" style:font-size-asian="8pt" style:font-size-complex="8pt"/>
    </style:style>
    <style:style style:name="T158" style:family="text">
      <style:text-properties style:font-name="Verdana" fo:font-size="8pt" fo:language="en" fo:country="US" officeooo:rsid="01fcff72" style:font-size-asian="8pt" style:font-size-complex="8pt"/>
    </style:style>
    <style:style style:name="T159" style:family="text">
      <style:text-properties style:font-name="Verdana" fo:font-size="8pt" fo:language="en" fo:country="US" officeooo:rsid="040b6e99" style:font-size-asian="8pt" style:font-size-complex="8pt"/>
    </style:style>
    <style:style style:name="T160" style:family="text">
      <style:text-properties style:font-name="Verdana" fo:font-size="8pt" fo:language="en" fo:country="US" officeooo:rsid="04115cbf" style:font-size-asian="8pt" style:font-size-complex="8pt"/>
    </style:style>
    <style:style style:name="T161" style:family="text">
      <style:text-properties style:font-name="Verdana" fo:font-size="8pt" fo:language="en" fo:country="US" officeooo:rsid="03817941" style:font-size-asian="8pt" style:font-size-complex="8pt"/>
    </style:style>
    <style:style style:name="T162" style:family="text">
      <style:text-properties style:font-name="Verdana" fo:font-size="8pt" fo:language="en" fo:country="US" officeooo:rsid="040f187f" style:font-size-asian="8pt" style:font-size-complex="8pt"/>
    </style:style>
    <style:style style:name="T163" style:family="text">
      <style:text-properties style:font-name="Verdana" fo:font-size="8pt" fo:language="en" fo:country="US" officeooo:rsid="0376a0ca" style:font-size-asian="8pt" style:font-size-complex="8pt"/>
    </style:style>
    <style:style style:name="T164" style:family="text">
      <style:text-properties style:font-name="Verdana" fo:font-size="8pt" fo:language="en" fo:country="US" officeooo:rsid="024cbd7b" style:font-size-asian="8pt" style:font-size-complex="8pt"/>
    </style:style>
    <style:style style:name="T165" style:family="text">
      <style:text-properties style:font-name="Verdana" fo:font-size="8pt" fo:language="en" fo:country="US" officeooo:rsid="0251d1fd" style:font-size-asian="8pt" style:font-size-complex="8pt"/>
    </style:style>
    <style:style style:name="T166" style:family="text">
      <style:text-properties style:font-name="Verdana" fo:font-size="8pt" fo:language="en" fo:country="US" officeooo:rsid="04131da0" style:font-size-asian="8pt" style:font-size-complex="8pt"/>
    </style:style>
    <style:style style:name="T167" style:family="text">
      <style:text-properties style:font-name="Verdana" fo:font-size="8pt" fo:language="en" fo:country="US" officeooo:rsid="04149093" style:font-size-asian="8pt" style:font-size-complex="8pt"/>
    </style:style>
    <style:style style:name="T168" style:family="text">
      <style:text-properties style:font-name="Verdana" fo:font-size="8pt" fo:language="en" fo:country="US" officeooo:rsid="0415656b" style:font-size-asian="8pt" style:font-size-complex="8pt"/>
    </style:style>
    <style:style style:name="T169" style:family="text">
      <style:text-properties style:font-name="Verdana" fo:font-size="8pt" fo:language="en" fo:country="US" officeooo:rsid="0417c3b0" style:font-size-asian="8pt" style:font-size-complex="8pt"/>
    </style:style>
    <style:style style:name="T170" style:family="text">
      <style:text-properties style:font-name="Verdana" fo:font-size="8pt" fo:language="en" fo:country="US" officeooo:rsid="041f712e" style:font-size-asian="8pt" style:font-size-complex="8pt"/>
    </style:style>
    <style:style style:name="T171" style:family="text">
      <style:text-properties style:font-name="Verdana" fo:font-size="8pt" fo:language="en" fo:country="US" officeooo:rsid="0421614d" style:font-size-asian="8pt" style:font-size-complex="8pt"/>
    </style:style>
    <style:style style:name="T172" style:family="text">
      <style:text-properties style:font-name="Verdana" fo:font-size="8pt" fo:language="en" fo:country="US" officeooo:rsid="0424a4c1" style:font-size-asian="8pt" style:font-size-complex="8pt"/>
    </style:style>
    <style:style style:name="T173" style:family="text">
      <style:text-properties style:font-name="Verdana" fo:font-size="8pt" fo:language="en" fo:country="US" officeooo:rsid="04260543" style:font-size-asian="8pt" style:font-size-complex="8pt"/>
    </style:style>
    <style:style style:name="T174" style:family="text">
      <style:text-properties style:font-name="Verdana" fo:font-size="8pt" fo:language="en" fo:country="US" officeooo:rsid="04265a4e" style:font-size-asian="8pt" style:font-size-complex="8pt"/>
    </style:style>
    <style:style style:name="T175" style:family="text">
      <style:text-properties style:font-name="Verdana" fo:font-size="8pt" fo:language="en" fo:country="US" officeooo:rsid="040e7960" style:font-size-asian="8pt" style:font-size-complex="8pt"/>
    </style:style>
    <style:style style:name="T176" style:family="text">
      <style:text-properties style:font-name="Verdana" fo:font-size="8pt" fo:language="en" fo:country="US" officeooo:rsid="03aa1013" style:font-size-asian="8pt" style:font-size-complex="8pt"/>
    </style:style>
    <style:style style:name="T177" style:family="text">
      <style:text-properties style:font-name="Verdana" fo:font-size="8pt" fo:language="en" fo:country="US" officeooo:rsid="04282f62" style:font-size-asian="8pt" style:font-size-complex="8pt"/>
    </style:style>
    <style:style style:name="T178" style:family="text">
      <style:text-properties style:font-name="Verdana" fo:font-size="8pt" fo:language="en" fo:country="US" officeooo:rsid="042b20c5" style:font-size-asian="8pt" style:font-size-complex="8pt"/>
    </style:style>
    <style:style style:name="T179" style:family="text">
      <style:text-properties style:font-name="Verdana" fo:font-size="8pt" fo:language="en" fo:country="US" officeooo:rsid="030f26c4" style:font-size-asian="8pt" style:font-size-complex="8pt"/>
    </style:style>
    <style:style style:name="T180" style:family="text">
      <style:text-properties style:font-name="Verdana" fo:font-size="8pt" fo:language="en" fo:country="US" officeooo:rsid="0434c6fe" style:font-size-asian="8pt" style:font-size-complex="8pt"/>
    </style:style>
    <style:style style:name="T181" style:family="text">
      <style:text-properties style:font-name="Verdana" fo:font-size="8pt" fo:language="en" fo:country="US" officeooo:rsid="04356118" style:font-size-asian="8pt" style:font-size-complex="8pt"/>
    </style:style>
    <style:style style:name="T182" style:family="text">
      <style:text-properties style:font-name="Verdana" fo:font-size="8pt" fo:language="en" fo:country="US" officeooo:rsid="0435879d" style:font-size-asian="8pt" style:font-size-complex="8pt"/>
    </style:style>
    <style:style style:name="T183" style:family="text">
      <style:text-properties style:font-name="Verdana" fo:font-size="8pt" fo:language="en" fo:country="US" officeooo:rsid="0436009a" style:font-size-asian="8pt" style:font-size-complex="8pt"/>
    </style:style>
    <style:style style:name="T184" style:family="text">
      <style:text-properties style:font-name="Verdana" fo:font-size="8pt" fo:language="en" fo:country="US" officeooo:rsid="0436941e" style:font-size-asian="8pt" style:font-size-complex="8pt"/>
    </style:style>
    <style:style style:name="T185" style:family="text">
      <style:text-properties style:font-name="Verdana" fo:font-size="8pt" fo:language="en" fo:country="US" officeooo:rsid="043750ba" style:font-size-asian="8pt" style:font-size-complex="8pt"/>
    </style:style>
    <style:style style:name="T186" style:family="text">
      <style:text-properties style:font-name="Verdana" fo:font-size="8pt" fo:language="en" fo:country="US" officeooo:rsid="04394501" style:font-size-asian="8pt" style:font-size-complex="8pt"/>
    </style:style>
    <style:style style:name="T187" style:family="text">
      <style:text-properties style:font-name="Verdana" fo:font-size="8pt" fo:language="en" fo:country="US" officeooo:rsid="043b3f39" style:font-size-asian="8pt" style:font-size-complex="8pt"/>
    </style:style>
    <style:style style:name="T188" style:family="text">
      <style:text-properties style:font-name="Verdana" fo:font-size="8pt" fo:language="en" fo:country="US" officeooo:rsid="043fa2fc" style:font-size-asian="8pt" style:font-size-complex="8pt"/>
    </style:style>
    <style:style style:name="T189" style:family="text">
      <style:text-properties style:font-name="Verdana" fo:font-size="8pt" fo:language="en" fo:country="US" officeooo:rsid="0443f23f" style:font-size-asian="8pt" style:font-size-complex="8pt"/>
    </style:style>
    <style:style style:name="T190" style:family="text">
      <style:text-properties style:font-name="Verdana" fo:font-size="8pt" fo:language="en" fo:country="US" officeooo:rsid="0445e6eb" style:font-size-asian="8pt" style:font-size-complex="8pt"/>
    </style:style>
    <style:style style:name="T191" style:family="text">
      <style:text-properties style:font-name="Verdana" fo:font-size="8pt" fo:language="en" fo:country="US" officeooo:rsid="00a50487" style:font-size-asian="8pt" style:font-size-complex="8pt"/>
    </style:style>
    <style:style style:name="T192" style:family="text">
      <style:text-properties style:font-name="Verdana" fo:font-size="8pt" fo:language="en" fo:country="US" officeooo:rsid="044ba881" style:font-size-asian="8pt" style:font-size-complex="8pt"/>
    </style:style>
    <style:style style:name="T193" style:family="text">
      <style:text-properties style:font-name="Verdana" fo:font-size="8pt" fo:language="en" fo:country="US" officeooo:rsid="04581611" style:font-size-asian="8pt" style:font-size-complex="8pt"/>
    </style:style>
    <style:style style:name="T194" style:family="text">
      <style:text-properties style:font-name="Verdana" fo:font-size="8pt" fo:language="en" fo:country="US" officeooo:rsid="045b5cdf" style:font-size-asian="8pt" style:font-size-complex="8pt"/>
    </style:style>
    <style:style style:name="T195" style:family="text">
      <style:text-properties style:font-name="Verdana" fo:font-size="8pt" fo:language="en" fo:country="US" officeooo:rsid="045d447b" style:font-size-asian="8pt" style:font-size-complex="8pt"/>
    </style:style>
    <style:style style:name="T196" style:family="text">
      <style:text-properties style:font-name="Verdana" fo:font-size="8pt" fo:language="en" fo:country="US" officeooo:rsid="047c6622" style:font-size-asian="8pt" style:font-size-complex="8pt"/>
    </style:style>
    <style:style style:name="T197" style:family="text">
      <style:text-properties style:font-name="Verdana" fo:font-size="8pt" fo:language="en" fo:country="US" officeooo:rsid="0487e0c1" style:font-size-asian="8pt" style:font-size-complex="8pt"/>
    </style:style>
    <style:style style:name="T198" style:family="text">
      <style:text-properties style:font-name="Verdana" fo:font-size="8pt" fo:language="en" fo:country="US" officeooo:rsid="04a2132b" style:font-size-asian="8pt" style:font-size-complex="8pt"/>
    </style:style>
    <style:style style:name="T199" style:family="text">
      <style:text-properties style:font-name="Verdana" fo:font-size="8pt" fo:language="en" fo:country="US" officeooo:rsid="04a2cd52" style:font-size-asian="8pt" style:font-size-complex="8pt"/>
    </style:style>
    <style:style style:name="T200" style:family="text">
      <style:text-properties style:font-name="Verdana" fo:font-size="8pt" fo:language="en" fo:country="US" officeooo:rsid="00d27e7a" style:font-size-asian="8pt" style:font-size-complex="8pt"/>
    </style:style>
    <style:style style:name="T201" style:family="text">
      <style:text-properties style:font-name="Verdana" fo:font-size="8pt" fo:language="en" fo:country="US" officeooo:rsid="04a8ded5" style:font-size-asian="8pt" style:font-size-complex="8pt"/>
    </style:style>
    <style:style style:name="T202" style:family="text">
      <style:text-properties style:font-name="Verdana" fo:font-size="8pt" fo:language="en" fo:country="US" officeooo:rsid="04ac2045" style:font-size-asian="8pt" style:font-size-complex="8pt"/>
    </style:style>
    <style:style style:name="T203" style:family="text">
      <style:text-properties style:font-name="Verdana" fo:font-size="8pt" fo:language="en" fo:country="US" officeooo:rsid="04ad6bfb" style:font-size-asian="8pt" style:font-size-complex="8pt"/>
    </style:style>
    <style:style style:name="T204" style:family="text">
      <style:text-properties style:font-name="Verdana" fo:font-size="8pt" fo:language="en" fo:country="US" officeooo:rsid="04b387fd" style:font-size-asian="8pt" style:font-size-complex="8pt"/>
    </style:style>
    <style:style style:name="T205" style:family="text">
      <style:text-properties style:font-name="Verdana" fo:font-size="8pt" fo:language="en" fo:country="US" officeooo:rsid="04b6e323" style:font-size-asian="8pt" style:font-size-complex="8pt"/>
    </style:style>
    <style:style style:name="T206" style:family="text">
      <style:text-properties style:font-name="Verdana" fo:font-size="8pt" fo:language="en" fo:country="US" officeooo:rsid="042b403c" style:font-size-asian="8pt" style:font-size-complex="8pt"/>
    </style:style>
    <style:style style:name="T207" style:family="text">
      <style:text-properties style:font-name="Verdana" fo:font-size="8pt" fo:language="en" fo:country="US" officeooo:rsid="04b77ffb" style:font-size-asian="8pt" style:font-size-complex="8pt"/>
    </style:style>
    <style:style style:name="T208" style:family="text">
      <style:text-properties style:font-name="Verdana" fo:font-size="8pt" fo:language="en" fo:country="US" officeooo:rsid="04bff5fe" style:font-size-asian="8pt" style:font-size-complex="8pt"/>
    </style:style>
    <style:style style:name="T209" style:family="text">
      <style:text-properties style:font-name="Verdana" fo:font-size="8pt" fo:language="en" fo:country="US" officeooo:rsid="00171fc3" style:font-size-asian="8pt" style:font-size-complex="8pt"/>
    </style:style>
    <style:style style:name="T210" style:family="text">
      <style:text-properties style:font-name="Verdana" fo:font-size="8pt" fo:language="en" fo:country="US" officeooo:rsid="049edf22" style:font-size-asian="8pt" style:font-size-complex="8pt"/>
    </style:style>
    <style:style style:name="T211" style:family="text">
      <style:text-properties style:font-name="Verdana" fo:font-size="8pt" fo:language="en" fo:country="US" officeooo:rsid="00ad3193" style:font-size-asian="8pt" style:font-size-complex="8pt"/>
    </style:style>
    <style:style style:name="T212" style:family="text">
      <style:text-properties style:font-name="Verdana" fo:font-size="8pt" fo:language="en" fo:country="US" officeooo:rsid="04c15a48" style:font-size-asian="8pt" style:font-size-complex="8pt"/>
    </style:style>
    <style:style style:name="T213" style:family="text">
      <style:text-properties style:font-name="Verdana" fo:font-size="8pt" fo:language="en" fo:country="US" officeooo:rsid="04c1971c" style:font-size-asian="8pt" style:font-size-complex="8pt"/>
    </style:style>
    <style:style style:name="T214" style:family="text">
      <style:text-properties style:font-name="Verdana" fo:font-size="8pt" fo:language="en" fo:country="US" officeooo:rsid="04c53d07" style:font-size-asian="8pt" style:font-size-complex="8pt"/>
    </style:style>
    <style:style style:name="T215" style:family="text">
      <style:text-properties style:font-name="Verdana" fo:font-size="8pt" fo:language="en" fo:country="US" officeooo:rsid="04c6400f" style:font-size-asian="8pt" style:font-size-complex="8pt"/>
    </style:style>
    <style:style style:name="T216" style:family="text">
      <style:text-properties style:font-name="Verdana" fo:font-size="8pt" fo:language="en" fo:country="US" officeooo:rsid="001cfa9d" style:font-size-asian="8pt" style:font-size-complex="8pt"/>
    </style:style>
    <style:style style:name="T217" style:family="text">
      <style:text-properties style:font-name="Verdana" fo:font-size="8pt" fo:language="en" fo:country="US" officeooo:rsid="00b11706" style:font-size-asian="8pt" style:font-size-complex="8pt"/>
    </style:style>
    <style:style style:name="T218" style:family="text">
      <style:text-properties style:font-name="Verdana" fo:font-size="8pt" fo:language="en" fo:country="US" officeooo:rsid="02bbfe66" style:font-size-asian="8pt" style:font-size-complex="8pt"/>
    </style:style>
    <style:style style:name="T219" style:family="text">
      <style:text-properties style:font-name="Verdana" fo:font-size="8pt" fo:language="en" fo:country="US" officeooo:rsid="029ad659" style:font-size-asian="8pt" style:font-size-complex="8pt"/>
    </style:style>
    <style:style style:name="T220" style:family="text">
      <style:text-properties style:font-name="Verdana" fo:font-size="8pt" fo:language="en" fo:country="US" officeooo:rsid="01e650a1" style:font-size-asian="8pt" style:font-size-complex="8pt"/>
    </style:style>
    <style:style style:name="T221" style:family="text">
      <style:text-properties style:font-name="Verdana" fo:font-size="8pt" fo:language="en" fo:country="US" officeooo:rsid="04cb7aac" style:font-size-asian="8pt" style:font-size-complex="8pt"/>
    </style:style>
    <style:style style:name="T222" style:family="text">
      <style:text-properties style:font-name="Verdana" fo:font-size="8pt" fo:language="en" fo:country="US" officeooo:rsid="04cc5428" style:font-size-asian="8pt" style:font-size-complex="8pt"/>
    </style:style>
    <style:style style:name="T223" style:family="text">
      <style:text-properties style:font-name="Verdana" fo:font-size="8pt" fo:language="en" fo:country="US" officeooo:rsid="04cd2a5c" style:font-size-asian="8pt" style:font-size-complex="8pt"/>
    </style:style>
    <style:style style:name="T224" style:family="text">
      <style:text-properties style:font-name="Verdana" fo:font-size="8pt" fo:language="en" fo:country="US" officeooo:rsid="04cddd38" style:font-size-asian="8pt" style:font-size-complex="8pt"/>
    </style:style>
    <style:style style:name="T225" style:family="text">
      <style:text-properties style:font-name="Verdana" fo:font-size="8pt" fo:language="en" fo:country="US" officeooo:rsid="016615c5" style:font-size-asian="8pt" style:font-size-complex="8pt"/>
    </style:style>
    <style:style style:name="T226" style:family="text">
      <style:text-properties style:font-name="Verdana" fo:font-size="8pt" fo:language="en" fo:country="US" officeooo:rsid="04d0a000" style:font-size-asian="8pt" style:font-size-complex="8pt"/>
    </style:style>
    <style:style style:name="T227" style:family="text">
      <style:text-properties style:font-name="Verdana" fo:font-size="8pt" fo:language="en" fo:country="US" officeooo:rsid="04d3168d" style:font-size-asian="8pt" style:font-size-complex="8pt"/>
    </style:style>
    <style:style style:name="T228" style:family="text">
      <style:text-properties style:font-name="Verdana" fo:font-size="8pt" fo:language="en" fo:country="US" officeooo:rsid="04d31a18" style:font-size-asian="8pt" style:font-size-complex="8pt"/>
    </style:style>
    <style:style style:name="T229" style:family="text">
      <style:text-properties style:font-name="Verdana" fo:font-size="8pt" fo:language="en" fo:country="US" officeooo:rsid="04d6b260" style:font-size-asian="8pt" style:font-size-complex="8pt"/>
    </style:style>
    <style:style style:name="T230" style:family="text">
      <style:text-properties style:font-name="Verdana" fo:font-size="8pt" fo:language="en" fo:country="US" officeooo:rsid="04d9f91d" style:font-size-asian="8pt" style:font-size-complex="8pt"/>
    </style:style>
    <style:style style:name="T231" style:family="text">
      <style:text-properties style:font-name="Verdana" fo:font-size="8pt" fo:language="en" fo:country="US" officeooo:rsid="04dbc1aa" style:font-size-asian="8pt" style:font-size-complex="8pt"/>
    </style:style>
    <style:style style:name="T232" style:family="text">
      <style:text-properties style:font-name="Verdana" fo:font-size="8pt" fo:language="en" fo:country="US" officeooo:rsid="04dd20a0" style:font-size-asian="8pt" style:font-size-complex="8pt"/>
    </style:style>
    <style:style style:name="T233" style:family="text">
      <style:text-properties style:font-name="Verdana" fo:font-size="8pt" fo:language="en" fo:country="US" officeooo:rsid="04e89f9a" style:font-size-asian="8pt" style:font-size-complex="8pt"/>
    </style:style>
    <style:style style:name="T234" style:family="text">
      <style:text-properties style:font-name="Verdana" fo:font-size="8pt" fo:language="en" fo:country="US" officeooo:rsid="04ea7804" style:font-size-asian="8pt" style:font-size-complex="8pt"/>
    </style:style>
    <style:style style:name="T235" style:family="text">
      <style:text-properties style:font-name="Verdana" fo:font-size="8pt" fo:language="en" fo:country="US" officeooo:rsid="04ed9ee7" style:font-size-asian="8pt" style:font-size-complex="8pt"/>
    </style:style>
    <style:style style:name="T236" style:family="text">
      <style:text-properties style:font-name="Verdana" fo:font-size="8pt" fo:language="en" fo:country="US" officeooo:rsid="04ef59a4" style:font-size-asian="8pt" style:font-size-complex="8pt"/>
    </style:style>
    <style:style style:name="T237" style:family="text">
      <style:text-properties style:font-name="Verdana" fo:font-size="8pt" fo:language="en" fo:country="US" officeooo:rsid="04f17244" style:font-size-asian="8pt" style:font-size-complex="8pt"/>
    </style:style>
    <style:style style:name="T238" style:family="text">
      <style:text-properties style:font-name="Verdana" fo:font-size="8pt" fo:language="en" fo:country="US" officeooo:rsid="04f3e69c" style:font-size-asian="8pt" style:font-size-complex="8pt"/>
    </style:style>
    <style:style style:name="T239" style:family="text">
      <style:text-properties style:font-name="Verdana" fo:font-size="8pt" fo:language="en" fo:country="US" officeooo:rsid="04f3fb2b" style:font-size-asian="8pt" style:font-size-complex="8pt"/>
    </style:style>
    <style:style style:name="T240" style:family="text">
      <style:text-properties style:font-name="Verdana" fo:font-size="8pt" fo:language="en" fo:country="US" officeooo:rsid="04f45ee3" style:font-size-asian="8pt" style:font-size-complex="8pt"/>
    </style:style>
    <style:style style:name="T241" style:family="text">
      <style:text-properties style:font-name="Verdana" fo:font-size="8pt" fo:language="en" fo:country="US" officeooo:rsid="04f66869" style:font-size-asian="8pt" style:font-size-complex="8pt"/>
    </style:style>
    <style:style style:name="T242" style:family="text">
      <style:text-properties style:font-name="Verdana" fo:font-size="8pt" fo:language="en" fo:country="US" officeooo:rsid="04f840d9" style:font-size-asian="8pt" style:font-size-complex="8pt"/>
    </style:style>
    <style:style style:name="T243" style:family="text">
      <style:text-properties style:font-name="Verdana" fo:font-size="8pt" fo:language="en" fo:country="US" officeooo:rsid="04f94dcd" style:font-size-asian="8pt" style:font-size-complex="8pt"/>
    </style:style>
    <style:style style:name="T244" style:family="text">
      <style:text-properties style:font-name="Verdana" fo:font-size="8pt" fo:language="en" fo:country="US" officeooo:rsid="04fa3f54" style:font-size-asian="8pt" style:font-size-complex="8pt"/>
    </style:style>
    <style:style style:name="T245" style:family="text">
      <style:text-properties style:font-name="Verdana" fo:font-size="8pt" fo:language="en" fo:country="US" officeooo:rsid="04faf08d" style:font-size-asian="8pt" style:font-size-complex="8pt"/>
    </style:style>
    <style:style style:name="T246" style:family="text">
      <style:text-properties style:font-name="Verdana" fo:font-size="8pt" fo:language="en" fo:country="US" officeooo:rsid="04fb2499" style:font-size-asian="8pt" style:font-size-complex="8pt"/>
    </style:style>
    <style:style style:name="T247" style:family="text">
      <style:text-properties style:font-name="Verdana" fo:font-size="8pt" fo:language="en" fo:country="US" officeooo:rsid="04fbb68a" style:font-size-asian="8pt" style:font-size-complex="8pt"/>
    </style:style>
    <style:style style:name="T248" style:family="text">
      <style:text-properties style:font-name="Verdana" fo:font-size="8pt" fo:language="en" fo:country="US" officeooo:rsid="04fda6a2" style:font-size-asian="8pt" style:font-size-complex="8pt"/>
    </style:style>
    <style:style style:name="T249" style:family="text">
      <style:text-properties style:font-name="Verdana" fo:font-size="8pt" fo:language="en" fo:country="US" officeooo:rsid="04ff80ca" style:font-size-asian="8pt" style:font-size-complex="8pt"/>
    </style:style>
    <style:style style:name="T250" style:family="text">
      <style:text-properties style:font-name="Verdana" fo:font-size="8pt" fo:language="en" fo:country="US" officeooo:rsid="050276df" style:font-size-asian="8pt" style:font-size-complex="8pt"/>
    </style:style>
    <style:style style:name="T251" style:family="text">
      <style:text-properties style:font-name="Verdana" fo:font-size="8pt" fo:language="en" fo:country="US" officeooo:rsid="050465e2" style:font-size-asian="8pt" style:font-size-complex="8pt"/>
    </style:style>
    <style:style style:name="T252" style:family="text">
      <style:text-properties style:font-name="Verdana" fo:font-size="8pt" fo:language="en" fo:country="US" officeooo:rsid="05052634" style:font-size-asian="8pt" style:font-size-complex="8pt"/>
    </style:style>
    <style:style style:name="T253" style:family="text">
      <style:text-properties style:font-name="Verdana" fo:font-size="8pt" fo:language="en" fo:country="US" officeooo:rsid="05066d52" style:font-size-asian="8pt" style:font-size-complex="8pt"/>
    </style:style>
    <style:style style:name="T254" style:family="text">
      <style:text-properties style:font-name="Verdana" fo:font-size="8pt" fo:language="en" fo:country="US" officeooo:rsid="05071e4d" style:font-size-asian="8pt" style:font-size-complex="8pt"/>
    </style:style>
    <style:style style:name="T255" style:family="text">
      <style:text-properties style:font-name="Verdana" fo:font-size="8pt" fo:language="en" fo:country="US" officeooo:rsid="0515357c" style:font-size-asian="8pt" style:font-size-complex="8pt"/>
    </style:style>
    <style:style style:name="T256" style:family="text">
      <style:text-properties style:font-name="Verdana" fo:font-size="8pt" fo:language="en" fo:country="US" officeooo:rsid="05172d7f" style:font-size-asian="8pt" style:font-size-complex="8pt"/>
    </style:style>
    <style:style style:name="T257" style:family="text">
      <style:text-properties style:font-name="Verdana" fo:font-size="8pt" fo:language="en" fo:country="US" officeooo:rsid="051f0f5f" style:font-size-asian="8pt" style:font-size-complex="8pt"/>
    </style:style>
    <style:style style:name="T258" style:family="text">
      <style:text-properties style:font-name="Verdana" fo:font-size="8pt" fo:language="en" fo:country="US" officeooo:rsid="05206e40" style:font-size-asian="8pt" style:font-size-complex="8pt"/>
    </style:style>
    <style:style style:name="T259" style:family="text">
      <style:text-properties style:font-name="Verdana" fo:font-size="8pt" fo:language="en" fo:country="US" officeooo:rsid="0521b13f" style:font-size-asian="8pt" style:font-size-complex="8pt"/>
    </style:style>
    <style:style style:name="T260" style:family="text">
      <style:text-properties style:font-name="Verdana" fo:font-size="8pt" fo:language="en" fo:country="US" officeooo:rsid="05281f01" style:font-size-asian="8pt" style:font-size-complex="8pt"/>
    </style:style>
    <style:style style:name="T261" style:family="text">
      <style:text-properties style:font-name="Verdana" fo:font-size="8pt" fo:language="en" fo:country="US" officeooo:rsid="052873ed" style:font-size-asian="8pt" style:font-size-complex="8pt"/>
    </style:style>
    <style:style style:name="T262" style:family="text">
      <style:text-properties style:font-name="Verdana" fo:font-size="8pt" fo:language="en" fo:country="US" officeooo:rsid="0528e588" style:font-size-asian="8pt" style:font-size-complex="8pt"/>
    </style:style>
    <style:style style:name="T263" style:family="text">
      <style:text-properties style:font-name="Verdana" fo:font-size="8pt" fo:language="en" fo:country="US" officeooo:rsid="0529f4e0" style:font-size-asian="8pt" style:font-size-complex="8pt"/>
    </style:style>
    <style:style style:name="T264" style:family="text">
      <style:text-properties style:font-name="Verdana" fo:font-size="8pt" fo:language="en" fo:country="US" officeooo:rsid="04535d3e" style:font-size-asian="8pt" style:font-size-complex="8pt"/>
    </style:style>
    <style:style style:name="T265" style:family="text">
      <style:text-properties style:font-name="Verdana" fo:font-size="8pt" fo:language="en" fo:country="US" officeooo:rsid="0534b8b5" style:font-size-asian="8pt" style:font-size-complex="8pt"/>
    </style:style>
    <style:style style:name="T266" style:family="text">
      <style:text-properties style:font-name="Verdana" fo:font-size="8pt" fo:language="en" fo:country="US" officeooo:rsid="053ecdd5" style:font-size-asian="8pt" style:font-size-complex="8pt"/>
    </style:style>
    <style:style style:name="T267" style:family="text">
      <style:text-properties style:font-name="Verdana" fo:font-size="8pt" fo:language="en" fo:country="US" officeooo:rsid="05432e8e" style:font-size-asian="8pt" style:font-size-complex="8pt"/>
    </style:style>
    <style:style style:name="T268" style:family="text">
      <style:text-properties style:font-name="Verdana" fo:font-size="8pt" fo:language="en" fo:country="US" officeooo:rsid="0545f570" style:font-size-asian="8pt" style:font-size-complex="8pt"/>
    </style:style>
    <style:style style:name="T269" style:family="text">
      <style:text-properties style:font-name="Verdana" fo:font-size="8pt" fo:language="en" fo:country="US" officeooo:rsid="05477063" style:font-size-asian="8pt" style:font-size-complex="8pt"/>
    </style:style>
    <style:style style:name="T270" style:family="text">
      <style:text-properties style:font-name="Verdana" fo:font-size="8pt" fo:language="en" fo:country="US" officeooo:rsid="0549cf1a" style:font-size-asian="8pt" style:font-size-complex="8pt"/>
    </style:style>
    <style:style style:name="T271" style:family="text">
      <style:text-properties style:font-name="Verdana" fo:font-size="8pt" fo:language="en" fo:country="US" officeooo:rsid="054b7be5" style:font-size-asian="8pt" style:font-size-complex="8pt"/>
    </style:style>
    <style:style style:name="T272" style:family="text">
      <style:text-properties style:font-name="Verdana" fo:font-size="8pt" fo:language="en" fo:country="US" officeooo:rsid="054bbbc5" style:font-size-asian="8pt" style:font-size-complex="8pt"/>
    </style:style>
    <style:style style:name="T273" style:family="text">
      <style:text-properties style:font-name="Verdana" fo:font-size="8pt" fo:language="en" fo:country="US" officeooo:rsid="054dc54d" style:font-size-asian="8pt" style:font-size-complex="8pt"/>
    </style:style>
    <style:style style:name="T274" style:family="text">
      <style:text-properties style:font-name="Verdana" fo:font-size="8pt" fo:language="en" fo:country="US" officeooo:rsid="05500594" style:font-size-asian="8pt" style:font-size-complex="8pt"/>
    </style:style>
    <style:style style:name="T275" style:family="text">
      <style:text-properties style:font-name="Verdana" fo:font-size="8pt" fo:language="en" fo:country="US" officeooo:rsid="0552bccd" style:font-size-asian="8pt" style:font-size-complex="8pt"/>
    </style:style>
    <style:style style:name="T276" style:family="text">
      <style:text-properties style:font-name="Verdana" fo:font-size="8pt" fo:language="en" fo:country="US" officeooo:rsid="0557f321" style:font-size-asian="8pt" style:font-size-complex="8pt"/>
    </style:style>
    <style:style style:name="T277" style:family="text">
      <style:text-properties style:font-name="Verdana" fo:font-size="8pt" fo:language="en" fo:country="US" officeooo:rsid="055b3dc7" style:font-size-asian="8pt" style:font-size-complex="8pt"/>
    </style:style>
    <style:style style:name="T278" style:family="text">
      <style:text-properties style:font-name="Verdana" fo:font-size="8pt" fo:language="en" fo:country="US" officeooo:rsid="055c6dbd" style:font-size-asian="8pt" style:font-size-complex="8pt"/>
    </style:style>
    <style:style style:name="T279" style:family="text">
      <style:text-properties style:font-name="Verdana" fo:font-size="8pt" fo:language="en" fo:country="US" officeooo:rsid="055e5b05" style:font-size-asian="8pt" style:font-size-complex="8pt"/>
    </style:style>
    <style:style style:name="T280" style:family="text">
      <style:text-properties style:font-name="Verdana" fo:font-size="8pt" fo:language="en" fo:country="US" officeooo:rsid="055eef3a" style:font-size-asian="8pt" style:font-size-complex="8pt"/>
    </style:style>
    <style:style style:name="T281" style:family="text">
      <style:text-properties style:font-name="Verdana" fo:font-size="8pt" fo:language="en" fo:country="US" officeooo:rsid="05602fb8" style:font-size-asian="8pt" style:font-size-complex="8pt"/>
    </style:style>
    <style:style style:name="T282" style:family="text">
      <style:text-properties style:font-name="Verdana" fo:font-size="8pt" fo:language="en" fo:country="US" officeooo:rsid="0561f1e5" style:font-size-asian="8pt" style:font-size-complex="8pt"/>
    </style:style>
    <style:style style:name="T283" style:family="text">
      <style:text-properties style:font-name="Verdana" fo:font-size="8pt" fo:language="en" fo:country="US" officeooo:rsid="0562805e" style:font-size-asian="8pt" style:font-size-complex="8pt"/>
    </style:style>
    <style:style style:name="T284" style:family="text">
      <style:text-properties style:font-name="Verdana" fo:font-size="8pt" fo:language="en" fo:country="US" officeooo:rsid="0564d9a4" style:font-size-asian="8pt" style:font-size-complex="8pt"/>
    </style:style>
    <style:style style:name="T285" style:family="text">
      <style:text-properties style:font-name="Verdana" fo:font-size="8pt" fo:language="en" fo:country="US" officeooo:rsid="05658f0e" style:font-size-asian="8pt" style:font-size-complex="8pt"/>
    </style:style>
    <style:style style:name="T286" style:family="text">
      <style:text-properties style:font-name="Verdana" fo:font-size="8pt" fo:language="en" fo:country="US" fo:font-weight="normal" officeooo:rsid="00c3f03e" style:font-size-asian="8pt" style:font-weight-asian="normal" style:font-size-complex="8pt" style:font-weight-complex="normal"/>
    </style:style>
    <style:style style:name="T287" style:family="text">
      <style:text-properties style:font-name="Verdana" fo:font-size="8pt" fo:language="en" fo:country="US" fo:font-weight="normal" officeooo:rsid="04195f84" style:font-size-asian="8pt" style:font-weight-asian="normal" style:font-size-complex="8pt" style:font-weight-complex="normal"/>
    </style:style>
    <style:style style:name="T288" style:family="text">
      <style:text-properties style:font-name="Verdana" fo:font-size="8pt" fo:language="en" fo:country="US" fo:font-weight="normal" officeooo:rsid="03148972" style:font-size-asian="8pt" style:font-weight-asian="normal" style:font-size-complex="8pt" style:font-weight-complex="normal"/>
    </style:style>
    <style:style style:name="T289" style:family="text">
      <style:text-properties style:font-name="Verdana" fo:font-size="8pt" fo:language="en" fo:country="US" fo:font-weight="normal" officeooo:rsid="02722dad" style:font-size-asian="8pt" style:font-weight-asian="normal" style:font-size-complex="8pt" style:font-weight-complex="normal"/>
    </style:style>
    <style:style style:name="T290" style:family="text">
      <style:text-properties style:font-name="Verdana" fo:font-size="8pt" fo:language="en" fo:country="US" fo:font-weight="normal" officeooo:rsid="02e3d038" style:font-size-asian="8pt" style:font-weight-asian="normal" style:font-size-complex="8pt" style:font-weight-complex="normal"/>
    </style:style>
    <style:style style:name="T291" style:family="text">
      <style:text-properties style:font-name="Verdana" fo:font-size="8pt" fo:language="en" fo:country="US" fo:font-weight="normal" officeooo:rsid="036d464c" style:font-size-asian="8pt" style:font-weight-asian="normal" style:font-size-complex="8pt" style:font-weight-complex="normal"/>
    </style:style>
    <style:style style:name="T292" style:family="text">
      <style:text-properties style:font-name="Verdana" fo:font-size="8pt" fo:language="en" fo:country="US" fo:font-weight="normal" officeooo:rsid="042b403c" style:font-size-asian="8pt" style:font-weight-asian="normal" style:font-size-complex="8pt" style:font-weight-complex="normal"/>
    </style:style>
    <style:style style:name="T293" style:family="text">
      <style:text-properties style:font-name="Verdana" fo:font-size="8pt" fo:language="en" fo:country="US" fo:font-weight="normal" officeooo:rsid="04337607" style:font-size-asian="8pt" style:font-weight-asian="normal" style:font-size-complex="8pt" style:font-weight-complex="normal"/>
    </style:style>
    <style:style style:name="T294" style:family="text">
      <style:text-properties style:font-name="Verdana" fo:font-size="8pt" fo:language="en" fo:country="US" fo:font-weight="normal" officeooo:rsid="044aa45a" style:font-size-asian="8pt" style:font-weight-asian="normal" style:font-size-complex="8pt" style:font-weight-complex="normal"/>
    </style:style>
    <style:style style:name="T295" style:family="text">
      <style:text-properties style:font-name="Verdana" fo:font-size="8pt" fo:language="en" fo:country="US" fo:font-weight="normal" officeooo:rsid="00c68d2f" style:font-size-asian="8pt" style:font-weight-asian="normal" style:font-size-complex="8pt" style:font-weight-complex="normal"/>
    </style:style>
    <style:style style:name="T296" style:family="text">
      <style:text-properties style:font-name="Verdana" fo:font-size="8pt" fo:language="en" fo:country="US" fo:font-weight="normal" officeooo:rsid="020120b0" style:font-size-asian="8pt" style:font-weight-asian="normal" style:font-size-complex="8pt" style:font-weight-complex="normal"/>
    </style:style>
    <style:style style:name="T297" style:family="text">
      <style:text-properties style:font-name="Verdana" fo:font-size="8pt" fo:language="en" fo:country="US" fo:font-weight="normal" officeooo:rsid="0459dd85" style:font-size-asian="8pt" style:font-weight-asian="normal" style:font-size-complex="8pt" style:font-weight-complex="normal"/>
    </style:style>
    <style:style style:name="T298" style:family="text">
      <style:text-properties style:font-name="Verdana" fo:font-size="8pt" fo:language="en" fo:country="US" fo:font-weight="normal" officeooo:rsid="045a6a33" style:font-size-asian="8pt" style:font-weight-asian="normal" style:font-size-complex="8pt" style:font-weight-complex="normal"/>
    </style:style>
    <style:style style:name="T299" style:family="text">
      <style:text-properties style:font-name="Verdana" fo:font-size="8pt" fo:language="en" fo:country="US" fo:font-weight="normal" officeooo:rsid="04a8ded5" style:font-size-asian="8pt" style:font-weight-asian="normal" style:font-size-complex="8pt" style:font-weight-complex="normal"/>
    </style:style>
    <style:style style:name="T300" style:family="text">
      <style:text-properties style:font-name="Verdana" fo:font-size="8pt" fo:language="en" fo:country="US" fo:font-weight="normal" officeooo:rsid="04b6e323" style:font-size-asian="8pt" style:font-weight-asian="normal" style:font-size-complex="8pt" style:font-weight-complex="normal"/>
    </style:style>
    <style:style style:name="T301" style:family="text">
      <style:text-properties style:font-name="Verdana" fo:font-size="8pt" fo:language="en" fo:country="US" fo:font-weight="normal" officeooo:rsid="04f840d9" style:font-size-asian="8pt" style:font-weight-asian="normal" style:font-size-complex="8pt" style:font-weight-complex="normal"/>
    </style:style>
    <style:style style:name="T302" style:family="text">
      <style:text-properties style:font-name="Verdana" fo:font-size="8pt" fo:language="en" fo:country="US" fo:font-weight="normal" officeooo:rsid="04f94dcd" style:font-size-asian="8pt" style:font-weight-asian="normal" style:font-size-complex="8pt" style:font-weight-complex="normal"/>
    </style:style>
    <style:style style:name="T303" style:family="text">
      <style:text-properties style:font-name="Verdana" fo:font-size="8pt" fo:language="en" fo:country="US" fo:font-weight="normal" officeooo:rsid="05172d7f" style:font-size-asian="8pt" style:font-weight-asian="normal" style:font-size-complex="8pt" style:font-weight-complex="normal"/>
    </style:style>
    <style:style style:name="T304" style:family="text">
      <style:text-properties style:font-name="Verdana" fo:font-size="8pt" fo:language="en" fo:country="US" fo:font-style="italic" officeooo:rsid="0126596b" style:font-size-asian="8pt" style:font-style-asian="italic" style:font-size-complex="8pt" style:font-style-complex="italic"/>
    </style:style>
    <style:style style:name="T305" style:family="text">
      <style:text-properties style:font-name="Verdana" fo:font-size="8pt" fo:language="en" fo:country="US" fo:font-style="italic" officeooo:rsid="00ad3193" style:font-size-asian="8pt" style:font-style-asian="italic" style:font-size-complex="8pt" style:font-style-complex="italic"/>
    </style:style>
    <style:style style:name="T306" style:family="text">
      <style:text-properties style:font-name="Verdana" fo:font-size="8pt" fo:language="en" fo:country="US" fo:font-style="italic" officeooo:rsid="04cd2a5c" style:font-size-asian="8pt" style:font-style-asian="italic" style:font-size-complex="8pt" style:font-style-complex="italic"/>
    </style:style>
    <style:style style:name="T307" style:family="text">
      <style:text-properties style:font-name="Verdana" fo:font-size="8pt" fo:language="en" fo:country="US" fo:font-style="italic" officeooo:rsid="04cc5428" style:font-size-asian="8pt" style:font-style-asian="italic" style:font-size-complex="8pt" style:font-style-complex="italic"/>
    </style:style>
    <style:style style:name="T308" style:family="text">
      <style:text-properties style:font-name="Verdana" fo:font-size="8pt" fo:language="en" fo:country="US" fo:font-style="italic" officeooo:rsid="03a20b34" style:font-size-asian="8pt" style:font-style-asian="italic" style:font-size-complex="8pt" style:font-style-complex="italic"/>
    </style:style>
    <style:style style:name="T309" style:family="text">
      <style:text-properties style:font-name="Verdana" fo:font-size="8pt" fo:language="en" fo:country="US" fo:font-style="normal" officeooo:rsid="03f862a9" style:font-size-asian="8pt" style:font-style-asian="normal" style:font-size-complex="8pt" style:font-style-complex="normal"/>
    </style:style>
    <style:style style:name="T310" style:family="text">
      <style:text-properties style:font-name="Verdana" fo:font-size="8pt" fo:language="en" fo:country="US" fo:font-style="normal" officeooo:rsid="04f3fb2b" style:font-size-asian="8pt" style:font-style-asian="normal" style:font-size-complex="8pt" style:font-style-complex="normal"/>
    </style:style>
    <style:style style:name="T311" style:family="text">
      <style:text-properties style:font-name="Verdana" fo:font-size="8pt" fo:language="en" fo:country="US" fo:font-style="normal" officeooo:rsid="00171fc3" style:font-size-asian="8pt" style:font-style-asian="normal" style:font-size-complex="8pt" style:font-style-complex="normal"/>
    </style:style>
    <style:style style:name="T312" style:family="text">
      <style:text-properties style:font-name="Verdana" fo:font-size="8pt" fo:language="en" fo:country="US" fo:font-style="normal" officeooo:rsid="0126596b" style:font-size-asian="8pt" style:font-style-asian="normal" style:font-size-complex="8pt" style:font-style-complex="normal"/>
    </style:style>
    <style:style style:name="T313" style:family="text">
      <style:text-properties style:font-name="Verdana" fo:font-size="8pt" fo:language="en" fo:country="US" fo:font-style="normal" officeooo:rsid="0244b3b6" style:font-size-asian="8pt" style:font-style-asian="normal" style:font-size-complex="8pt" style:font-style-complex="normal"/>
    </style:style>
    <style:style style:name="T314" style:family="text">
      <style:text-properties style:font-name="Verdana" fo:font-size="8pt" fo:language="en" fo:country="US" fo:font-style="normal" officeooo:rsid="0564d9a4" style:font-size-asian="8pt" style:font-style-asian="normal" style:font-size-complex="8pt" style:font-style-complex="normal"/>
    </style:style>
    <style:style style:name="T315"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 style:font-size-complex="8pt" style:font-style-complex="normal" style:font-weight-complex="bold"/>
    </style:style>
    <style:style style:name="T316"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 style:font-size-complex="8pt" style:font-style-complex="normal" style:font-weight-complex="bold"/>
    </style:style>
    <style:style style:name="T317" style:family="text">
      <style:text-properties style:font-name="Verdana" fo:font-size="8pt" fo:language="es" fo:country="AR" fo:font-weight="normal" officeooo:rsid="02d61975" style:font-size-asian="8pt" style:font-weight-asian="normal" style:font-size-complex="8pt" style:font-weight-complex="normal"/>
    </style:style>
    <style:style style:name="T318" style:family="text">
      <style:text-properties style:font-name="Verdana" fo:font-size="8pt" fo:language="es" fo:country="AR" fo:font-weight="normal" officeooo:rsid="02d79bc3" style:font-size-asian="8pt" style:font-weight-asian="normal" style:font-size-complex="8pt" style:font-weight-complex="normal"/>
    </style:style>
    <style:style style:name="T319" style:family="text">
      <style:text-properties style:font-name="Verdana" fo:font-size="8pt" fo:language="es" fo:country="AR" fo:font-weight="normal" officeooo:rsid="03517743" style:font-size-asian="8pt" style:font-weight-asian="normal" style:font-size-complex="8pt" style:font-weight-complex="normal"/>
    </style:style>
    <style:style style:name="T320" style:family="text">
      <style:text-properties style:font-name="Verdana" fo:font-size="8pt" fo:language="es" fo:country="AR" fo:font-weight="normal" officeooo:rsid="02045051" style:font-size-asian="8pt" style:font-weight-asian="normal" style:font-size-complex="8pt" style:font-weight-complex="normal"/>
    </style:style>
    <style:style style:name="T321" style:family="text">
      <style:text-properties style:font-name="Verdana" fo:font-size="8pt" fo:language="es" fo:country="AR" fo:font-weight="normal" officeooo:rsid="01792f1b" style:font-size-asian="8pt" style:font-weight-asian="normal" style:font-size-complex="8pt" style:font-weight-complex="normal"/>
    </style:style>
    <style:style style:name="T322" style:family="text">
      <style:text-properties style:font-name="Verdana" fo:font-size="8pt" fo:language="es" fo:country="AR" fo:font-weight="normal" officeooo:rsid="0371fbdc" style:font-size-asian="8pt" style:font-weight-asian="normal" style:font-size-complex="8pt" style:font-weight-complex="normal"/>
    </style:style>
    <style:style style:name="T323" style:family="text">
      <style:text-properties style:font-name="Verdana" fo:font-size="8pt" fo:language="es" fo:country="AR" fo:font-weight="normal" officeooo:rsid="017bbcbf" style:font-size-asian="8pt" style:font-weight-asian="normal" style:font-size-complex="8pt" style:font-weight-complex="normal"/>
    </style:style>
    <style:style style:name="T324" style:family="text">
      <style:text-properties style:font-name="Verdana" fo:font-size="8pt" fo:language="es" fo:country="AR" fo:font-weight="normal" officeooo:rsid="018c51bf" style:font-size-asian="8pt" style:font-weight-asian="normal" style:font-size-complex="8pt" style:font-weight-complex="normal"/>
    </style:style>
    <style:style style:name="T325" style:family="text">
      <style:text-properties style:font-name="Verdana" fo:font-size="8pt" fo:language="es" fo:country="AR" fo:font-weight="normal" officeooo:rsid="03a64669" style:font-size-asian="8pt" style:font-weight-asian="normal" style:font-size-complex="8pt" style:font-weight-complex="normal"/>
    </style:style>
    <style:style style:name="T326" style:family="text">
      <style:text-properties style:font-name="Verdana" fo:font-size="8pt" fo:language="es" fo:country="AR" fo:font-weight="normal" officeooo:rsid="03b9793d" style:font-size-asian="8pt" style:font-weight-asian="normal" style:font-size-complex="8pt" style:font-weight-complex="normal"/>
    </style:style>
    <style:style style:name="T327" style:family="text">
      <style:text-properties style:font-name="Verdana" fo:font-size="8pt" fo:language="es" fo:country="AR" fo:font-weight="normal" officeooo:rsid="03b99969" style:font-size-asian="8pt" style:font-weight-asian="normal" style:font-size-complex="8pt" style:font-weight-complex="normal"/>
    </style:style>
    <style:style style:name="T328" style:family="text">
      <style:text-properties style:font-name="Verdana" fo:font-size="8pt" fo:language="es" fo:country="AR" fo:font-weight="normal" officeooo:rsid="018c9223" style:font-size-asian="8pt" style:font-weight-asian="normal" style:font-size-complex="8pt" style:font-weight-complex="normal"/>
    </style:style>
    <style:style style:name="T329" style:family="text">
      <style:text-properties style:font-name="Verdana" fo:font-size="8pt" fo:language="es" fo:country="AR" fo:font-weight="normal" officeooo:rsid="02e775b3" style:font-size-asian="8pt" style:font-weight-asian="normal" style:font-size-complex="8pt" style:font-weight-complex="normal"/>
    </style:style>
    <style:style style:name="T330" style:family="text">
      <style:text-properties style:font-name="Verdana" fo:font-size="8pt" fo:language="es" fo:country="AR" fo:font-weight="normal" officeooo:rsid="0373c45a" style:font-size-asian="8pt" style:font-weight-asian="normal" style:font-size-complex="8pt" style:font-weight-complex="normal"/>
    </style:style>
    <style:style style:name="T331" style:family="text">
      <style:text-properties style:font-name="Verdana" fo:font-size="8pt" fo:language="es" fo:country="AR" fo:font-weight="normal" officeooo:rsid="03e3c662" style:font-size-asian="8pt" style:font-weight-asian="normal" style:font-size-complex="8pt" style:font-weight-complex="normal"/>
    </style:style>
    <style:style style:name="T332" style:family="text">
      <style:text-properties style:font-name="Verdana" fo:font-size="8pt" fo:language="es" fo:country="AR" fo:font-weight="normal" officeooo:rsid="00aee940" style:font-size-asian="8pt" style:font-weight-asian="normal" style:font-size-complex="8pt" style:font-weight-complex="normal"/>
    </style:style>
    <style:style style:name="T333" style:family="text">
      <style:text-properties style:font-name="Verdana" fo:font-size="8pt" fo:language="es" fo:country="AR" fo:font-weight="normal" officeooo:rsid="041bf04a" style:font-size-asian="8pt" style:font-weight-asian="normal" style:font-size-complex="8pt" style:font-weight-complex="normal"/>
    </style:style>
    <style:style style:name="T334" style:family="text">
      <style:text-properties style:font-name="Verdana" fo:font-size="8pt" fo:language="es" fo:country="AR" fo:font-weight="normal" officeooo:rsid="041f712e" style:font-size-asian="8pt" style:font-weight-asian="normal" style:font-size-complex="8pt" style:font-weight-complex="normal"/>
    </style:style>
    <style:style style:name="T335" style:family="text">
      <style:text-properties style:font-name="Verdana" fo:font-size="8pt" fo:language="es" fo:country="AR" fo:font-weight="normal" officeooo:rsid="014350b2" style:font-size-asian="8pt" style:font-weight-asian="normal" style:font-size-complex="8pt" style:font-weight-complex="normal"/>
    </style:style>
    <style:style style:name="T336" style:family="text">
      <style:text-properties style:font-name="Verdana" fo:font-size="8pt" fo:language="es" fo:country="AR" fo:font-weight="normal" officeooo:rsid="041ff9e6" style:font-size-asian="8pt" style:font-weight-asian="normal" style:font-size-complex="8pt" style:font-weight-complex="normal"/>
    </style:style>
    <style:style style:name="T337" style:family="text">
      <style:text-properties style:font-name="Verdana" fo:font-size="8pt" fo:language="es" fo:country="AR" fo:font-weight="normal" officeooo:rsid="0421614d" style:font-size-asian="8pt" style:font-weight-asian="normal" style:font-size-complex="8pt" style:font-weight-complex="normal"/>
    </style:style>
    <style:style style:name="T338" style:family="text">
      <style:text-properties style:font-name="Verdana" fo:font-size="8pt" fo:language="es" fo:country="AR" fo:font-weight="normal" officeooo:rsid="04233604" style:font-size-asian="8pt" style:font-weight-asian="normal" style:font-size-complex="8pt" style:font-weight-complex="normal"/>
    </style:style>
    <style:style style:name="T339" style:family="text">
      <style:text-properties style:font-name="Verdana" fo:font-size="8pt" fo:language="es" fo:country="AR" fo:font-weight="normal" officeooo:rsid="0424a4c1" style:font-size-asian="8pt" style:font-weight-asian="normal" style:font-size-complex="8pt" style:font-weight-complex="normal"/>
    </style:style>
    <style:style style:name="T340" style:family="text">
      <style:text-properties style:font-name="Verdana" fo:font-size="8pt" fo:language="es" fo:country="AR" fo:font-weight="normal" officeooo:rsid="042b20c5" style:font-size-asian="8pt" style:font-weight-asian="normal" style:font-size-complex="8pt" style:font-weight-complex="normal"/>
    </style:style>
    <style:style style:name="T341" style:family="text">
      <style:text-properties style:font-name="Verdana" fo:font-size="8pt" fo:language="es" fo:country="AR" fo:font-weight="normal" officeooo:rsid="044720bb" style:font-size-asian="8pt" style:font-weight-asian="normal" style:font-size-complex="8pt" style:font-weight-complex="normal"/>
    </style:style>
    <style:style style:name="T342" style:family="text">
      <style:text-properties style:font-name="Verdana" fo:font-size="8pt" fo:language="es" fo:country="AR" fo:font-weight="normal" officeooo:rsid="0449dc44" style:font-size-asian="8pt" style:font-weight-asian="normal" style:font-size-complex="8pt" style:font-weight-complex="normal"/>
    </style:style>
    <style:style style:name="T343" style:family="text">
      <style:text-properties style:font-name="Verdana" fo:font-size="8pt" fo:language="es" fo:country="AR" fo:font-weight="normal" officeooo:rsid="04581611" style:font-size-asian="8pt" style:font-weight-asian="normal" style:font-size-complex="8pt" style:font-weight-complex="normal"/>
    </style:style>
    <style:style style:name="T344" style:family="text">
      <style:text-properties style:font-name="Verdana" fo:font-size="8pt" fo:language="es" fo:country="AR" fo:font-weight="normal" officeooo:rsid="038a1290" style:font-size-asian="8pt" style:font-weight-asian="normal" style:font-size-complex="8pt" style:font-weight-complex="normal"/>
    </style:style>
    <style:style style:name="T345" style:family="text">
      <style:text-properties style:font-name="Verdana" fo:font-size="8pt" fo:language="es" fo:country="AR" fo:font-weight="normal" officeooo:rsid="03c065f3" style:font-size-asian="8pt" style:font-weight-asian="normal" style:font-size-complex="8pt" style:font-weight-complex="normal"/>
    </style:style>
    <style:style style:name="T346" style:family="text">
      <style:text-properties style:font-name="Verdana" fo:font-size="8pt" fo:language="es" fo:country="AR" fo:font-weight="normal" officeooo:rsid="046955c3" style:font-size-asian="8pt" style:font-weight-asian="normal" style:font-size-complex="8pt" style:font-weight-complex="normal"/>
    </style:style>
    <style:style style:name="T347" style:family="text">
      <style:text-properties style:font-name="Verdana" fo:font-size="8pt" fo:language="es" fo:country="AR" fo:font-weight="normal" officeooo:rsid="04804fb0" style:font-size-asian="8pt" style:font-weight-asian="normal" style:font-size-complex="8pt" style:font-weight-complex="normal"/>
    </style:style>
    <style:style style:name="T348" style:family="text">
      <style:text-properties style:font-name="Verdana" fo:font-size="8pt" fo:language="es" fo:country="AR" fo:font-weight="normal" officeooo:rsid="0480cb50" style:font-size-asian="8pt" style:font-weight-asian="normal" style:font-size-complex="8pt" style:font-weight-complex="normal"/>
    </style:style>
    <style:style style:name="T349" style:family="text">
      <style:text-properties style:font-name="Verdana" fo:font-size="8pt" fo:language="es" fo:country="AR" fo:font-weight="normal" officeooo:rsid="0485e338" style:font-size-asian="8pt" style:font-weight-asian="normal" style:font-size-complex="8pt" style:font-weight-complex="normal"/>
    </style:style>
    <style:style style:name="T350" style:family="text">
      <style:text-properties style:font-name="Verdana" fo:font-size="8pt" fo:language="es" fo:country="AR" fo:font-weight="normal" officeooo:rsid="04b088ad" style:font-size-asian="8pt" style:font-weight-asian="normal" style:font-size-complex="8pt" style:font-weight-complex="normal"/>
    </style:style>
    <style:style style:name="T351" style:family="text">
      <style:text-properties style:font-name="Verdana" fo:font-size="8pt" fo:language="es" fo:country="AR" fo:font-weight="normal" officeooo:rsid="04b19931" style:font-size-asian="8pt" style:font-weight-asian="normal" style:font-size-complex="8pt" style:font-weight-complex="normal"/>
    </style:style>
    <style:style style:name="T352" style:family="text">
      <style:text-properties style:font-name="Verdana" fo:font-size="8pt" fo:language="es" fo:country="AR" fo:font-weight="normal" officeooo:rsid="04c8881d" style:font-size-asian="8pt" style:font-weight-asian="normal" style:font-size-complex="8pt" style:font-weight-complex="normal"/>
    </style:style>
    <style:style style:name="T353" style:family="text">
      <style:text-properties style:font-name="Verdana" fo:font-size="8pt" fo:language="es" fo:country="AR" fo:font-weight="normal" officeooo:rsid="04f66869" style:font-size-asian="8pt" style:font-weight-asian="normal" style:font-size-complex="8pt" style:font-weight-complex="normal"/>
    </style:style>
    <style:style style:name="T354" style:family="text">
      <style:text-properties style:font-name="Verdana" fo:font-size="8pt" fo:language="es" fo:country="AR" fo:font-weight="normal" officeooo:rsid="04faf08d" style:font-size-asian="8pt" style:font-weight-asian="normal" style:font-size-complex="8pt" style:font-weight-complex="normal"/>
    </style:style>
    <style:style style:name="T355" style:family="text">
      <style:text-properties style:font-name="Verdana" fo:font-size="8pt" fo:language="es" fo:country="AR" fo:font-weight="normal" officeooo:rsid="04fda6a2" style:font-size-asian="8pt" style:font-weight-asian="normal" style:font-size-complex="8pt" style:font-weight-complex="normal"/>
    </style:style>
    <style:style style:name="T356" style:family="text">
      <style:text-properties style:font-name="Verdana" fo:font-size="8pt" fo:language="es" fo:country="AR" fo:font-weight="normal" officeooo:rsid="050904fa" style:font-size-asian="8pt" style:font-weight-asian="normal" style:font-size-complex="8pt" style:font-weight-complex="normal"/>
    </style:style>
    <style:style style:name="T357" style:family="text">
      <style:text-properties style:font-name="Verdana" fo:font-size="8pt" fo:language="es" fo:country="AR" fo:font-weight="normal" officeooo:rsid="0510a0d1" style:font-size-asian="8pt" style:font-weight-asian="normal" style:font-size-complex="8pt" style:font-weight-complex="normal"/>
    </style:style>
    <style:style style:name="T358" style:family="text">
      <style:text-properties style:font-name="Verdana" fo:font-size="8pt" fo:language="es" fo:country="AR" fo:font-weight="normal" officeooo:rsid="05227f8f" style:font-size-asian="8pt" style:font-weight-asian="normal" style:font-size-complex="8pt" style:font-weight-complex="normal"/>
    </style:style>
    <style:style style:name="T359" style:family="text">
      <style:text-properties style:font-name="Verdana" fo:font-size="8pt" fo:language="es" fo:country="AR" fo:font-weight="normal" officeooo:rsid="0524c324" style:font-size-asian="8pt" style:font-weight-asian="normal" style:font-size-complex="8pt" style:font-weight-complex="normal"/>
    </style:style>
    <style:style style:name="T360" style:family="text">
      <style:text-properties style:font-name="Verdana" fo:font-size="8pt" fo:language="es" fo:country="AR" fo:font-weight="normal" officeooo:rsid="05255452" style:font-size-asian="8pt" style:font-weight-asian="normal" style:font-size-complex="8pt" style:font-weight-complex="normal"/>
    </style:style>
    <style:style style:name="T361" style:family="text">
      <style:text-properties style:font-name="Verdana" fo:font-size="8pt" fo:language="es" fo:country="AR" fo:font-weight="normal" officeooo:rsid="0529f4e0" style:font-size-asian="8pt" style:font-weight-asian="normal" style:font-size-complex="8pt" style:font-weight-complex="normal"/>
    </style:style>
    <style:style style:name="T362" style:family="text">
      <style:text-properties style:font-name="Verdana" fo:language="en" fo:country="US"/>
    </style:style>
    <style:style style:name="T363" style:family="text">
      <style:text-properties style:font-name="Verdana" fo:language="en" fo:country="US" officeooo:rsid="0214fdd0"/>
    </style:style>
    <style:style style:name="T364" style:family="text">
      <style:text-properties style:font-name="Verdana" fo:language="en" fo:country="US" officeooo:rsid="024fa54c"/>
    </style:style>
    <style:style style:name="T365" style:family="text">
      <style:text-properties style:font-name="Verdana" fo:language="en" fo:country="US" officeooo:rsid="026ef412"/>
    </style:style>
    <style:style style:name="T366" style:family="text">
      <style:text-properties style:font-name="Verdana" fo:language="en" fo:country="US" officeooo:rsid="03f998b8"/>
    </style:style>
    <style:style style:name="T367" style:family="text">
      <style:text-properties style:font-name="Verdana" fo:language="en" fo:country="US" officeooo:rsid="04034b62"/>
    </style:style>
    <style:style style:name="T368" style:family="text">
      <style:text-properties style:font-name="Verdana" fo:language="en" fo:country="US" fo:font-weight="bold" officeooo:rsid="046a3b99" style:font-name-asian="Noto Sans CJK SC Regular" style:font-weight-asian="bold" style:font-name-complex="FreeSans" style:font-weight-complex="bold"/>
    </style:style>
    <style:style style:name="T369" style:family="text">
      <style:text-properties style:font-name="Verdana" fo:language="en" fo:country="US" fo:font-weight="normal" officeooo:rsid="003e3f02" style:font-weight-asian="normal" style:font-weight-complex="normal"/>
    </style:style>
    <style:style style:name="T370" style:family="text">
      <style:text-properties style:font-name="Verdana" fo:language="en" fo:country="US" fo:font-style="normal" fo:font-weight="bold" officeooo:rsid="050cb776" style:font-name-asian="Noto Sans CJK SC Regular" style:font-style-asian="normal" style:font-weight-asian="bold" style:font-name-complex="FreeSans" style:font-style-complex="normal" style:font-weight-complex="bold"/>
    </style:style>
    <style:style style:name="T371" style:family="text">
      <style:text-properties style:font-name="Verdana" officeooo:rsid="030824ce"/>
    </style:style>
    <style:style style:name="T372"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73"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74" style:family="text">
      <style:text-properties style:font-name="Verdana" fo:font-size="14pt" fo:language="en" fo:country="US" fo:font-weight="bold" officeooo:rsid="04e8716d" style:font-name-asian="Noto Sans CJK SC Regular" style:font-size-asian="14pt" style:font-weight-asian="bold" style:font-name-complex="FreeSans" style:font-size-complex="14pt" style:font-weight-complex="bold"/>
    </style:style>
    <style:style style:name="T375" style:family="text">
      <style:text-properties style:font-name="Verdana" officeooo:rsid="0415656b"/>
    </style:style>
    <style:style style:name="T376"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77"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78"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79" style:family="text">
      <style:text-properties style:font-name="Verdana" fo:font-size="10pt" fo:language="en" fo:country="US" fo:font-weight="bold" officeooo:rsid="03153a91" style:font-name-asian="Noto Sans CJK SC Regular" style:font-size-asian="10pt" style:font-weight-asian="bold" style:font-name-complex="FreeSans" style:font-size-complex="10pt" style:font-weight-complex="bold"/>
    </style:style>
    <style:style style:name="T380" style:family="text">
      <style:text-properties style:font-name="Verdana" fo:font-size="10pt" fo:language="en" fo:country="US" fo:font-weight="bold" officeooo:rsid="0541a41c" style:font-name-asian="Noto Sans CJK SC Regular" style:font-size-asian="10pt" style:font-weight-asian="bold" style:font-name-complex="FreeSans" style:font-size-complex="10pt" style:font-weight-complex="bold"/>
    </style:style>
    <style:style style:name="T381" style:family="text">
      <style:text-properties style:font-name="Verdana" officeooo:rsid="041bf04a"/>
    </style:style>
    <style:style style:name="T382" style:family="text">
      <style:text-properties style:font-name="Verdana" officeooo:rsid="041ff9e6"/>
    </style:style>
    <style:style style:name="T383" style:family="text">
      <style:text-properties style:font-name="Verdana" officeooo:rsid="030f26c4"/>
    </style:style>
    <style:style style:name="T384" style:family="text">
      <style:text-properties style:font-name="Verdana" officeooo:rsid="043750ba"/>
    </style:style>
    <style:style style:name="T385" style:family="text">
      <style:text-properties style:font-name="Verdana" officeooo:rsid="0436941e"/>
    </style:style>
    <style:style style:name="T386" style:family="text">
      <style:text-properties style:font-name="Verdana" officeooo:rsid="04394501"/>
    </style:style>
    <style:style style:name="T387" style:family="text">
      <style:text-properties style:font-name="Verdana" officeooo:rsid="043b3f39"/>
    </style:style>
    <style:style style:name="T388" style:family="text">
      <style:text-properties style:font-name="Verdana" officeooo:rsid="043fa2fc"/>
    </style:style>
    <style:style style:name="T389" style:family="text">
      <style:text-properties style:font-name="Verdana" officeooo:rsid="0445e6eb"/>
    </style:style>
    <style:style style:name="T390" style:family="text">
      <style:text-properties style:font-name="Verdana" officeooo:rsid="044aa45a"/>
    </style:style>
    <style:style style:name="T391" style:family="text">
      <style:text-properties style:font-name="Verdana" officeooo:rsid="045750dd"/>
    </style:style>
    <style:style style:name="T392" style:family="text">
      <style:text-properties style:font-name="Verdana" officeooo:rsid="047bba5e"/>
    </style:style>
    <style:style style:name="T393" style:family="text">
      <style:text-properties style:font-name="Verdana" officeooo:rsid="04b19931"/>
    </style:style>
    <style:style style:name="T394" style:family="text">
      <style:text-properties style:font-name="Verdana" officeooo:rsid="04c80fa9"/>
    </style:style>
    <style:style style:name="T395" style:family="text">
      <style:text-properties style:font-name="Verdana" officeooo:rsid="04f4b54e"/>
    </style:style>
    <style:style style:name="T396" style:family="text">
      <style:text-properties officeooo:rsid="0244b3b6"/>
    </style:style>
    <style:style style:name="T397" style:family="text">
      <style:text-properties officeooo:rsid="0248602e"/>
    </style:style>
    <style:style style:name="T398" style:family="text">
      <style:text-properties officeooo:rsid="024fa54c"/>
    </style:style>
    <style:style style:name="T399" style:family="text">
      <style:text-properties officeooo:rsid="0251d1fd"/>
    </style:style>
    <style:style style:name="T400" style:family="text">
      <style:text-properties officeooo:rsid="02655c76"/>
    </style:style>
    <style:style style:name="T401" style:family="text">
      <style:text-properties officeooo:rsid="026c01b4"/>
    </style:style>
    <style:style style:name="T402" style:family="text">
      <style:text-properties style:text-line-through-style="none" style:text-line-through-type="none" style:font-name="Verdana" fo:font-size="8pt" fo:language="es" fo:country="AR" style:text-underline-style="none" fo:font-weight="normal" style:font-size-asian="8pt" style:font-weight-asian="normal" style:font-size-complex="8pt" style:font-weight-complex="normal"/>
    </style:style>
    <style:style style:name="T403"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404"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405"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406"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407"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408"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409"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410"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411"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412"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413"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414"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415"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416"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417"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418"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419"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420" style:family="text">
      <style:text-properties style:text-line-through-style="none" style:text-line-through-type="none" style:font-name="Verdana" fo:font-size="8pt" fo:language="es" fo:country="AR" style:text-underline-style="none" fo:font-weight="normal" officeooo:rsid="04ec1c00" style:font-size-asian="8pt" style:font-weight-asian="normal" style:font-size-complex="8pt" style:font-weight-complex="normal"/>
    </style:style>
    <style:style style:name="T421" style:family="text">
      <style:text-properties style:text-line-through-style="none" style:text-line-through-type="none" style:font-name="Verdana" fo:font-size="8pt" fo:language="es" fo:country="AR" style:text-underline-style="none" fo:font-weight="normal" officeooo:rsid="050904fa" style:font-size-asian="8pt" style:font-weight-asian="normal" style:font-size-complex="8pt" style:font-weight-complex="normal"/>
    </style:style>
    <style:style style:name="T422" style:family="text">
      <style:text-properties style:text-line-through-style="none" style:text-line-through-type="none" style:font-name="Verdana" fo:font-size="8pt" fo:language="es" fo:country="AR" style:text-underline-style="none" fo:font-weight="normal" officeooo:rsid="050a8adf" style:font-size-asian="8pt" style:font-weight-asian="normal" style:font-size-complex="8pt" style:font-weight-complex="normal"/>
    </style:style>
    <style:style style:name="T423" style:family="text">
      <style:text-properties style:text-line-through-style="none" style:text-line-through-type="none" style:font-name="Verdana" fo:font-size="8pt" fo:language="es" fo:country="AR" style:text-underline-style="none" fo:font-weight="normal" officeooo:rsid="050eea95" style:font-size-asian="8pt" style:font-weight-asian="normal" style:font-size-complex="8pt" style:font-weight-complex="normal"/>
    </style:style>
    <style:style style:name="T424" style:family="text">
      <style:text-properties style:text-line-through-style="none" style:text-line-through-type="none" style:font-name="Verdana" fo:font-size="8pt" fo:language="es" fo:country="AR" style:text-underline-style="none" fo:font-weight="normal" officeooo:rsid="0510a0d1" style:font-size-asian="8pt" style:font-weight-asian="normal" style:font-size-complex="8pt" style:font-weight-complex="normal"/>
    </style:style>
    <style:style style:name="T425" style:family="text">
      <style:text-properties style:text-line-through-style="none" style:text-line-through-type="none" style:font-name="Verdana" fo:font-size="8pt" fo:language="es" fo:country="AR" style:text-underline-style="none" fo:font-weight="normal" officeooo:rsid="05175223" style:font-size-asian="8pt" style:font-weight-asian="normal" style:font-size-complex="8pt" style:font-weight-complex="normal"/>
    </style:style>
    <style:style style:name="T426" style:family="text">
      <style:text-properties style:text-line-through-style="none" style:text-line-through-type="none" style:font-name="Verdana" fo:font-size="8pt" fo:language="es" fo:country="AR" style:text-underline-style="none" fo:font-weight="normal" officeooo:rsid="052d3c3d" style:font-size-asian="8pt" style:font-weight-asian="normal" style:font-size-complex="8pt" style:font-weight-complex="normal"/>
    </style:style>
    <style:style style:name="T427" style:family="text">
      <style:text-properties style:text-line-through-style="none" style:text-line-through-type="none" style:font-name="Verdana" fo:font-size="8pt" fo:language="es" fo:country="AR" style:text-underline-style="none" fo:font-weight="normal" officeooo:rsid="052e2412" style:font-size-asian="8pt" style:font-weight-asian="normal" style:font-size-complex="8pt" style:font-weight-complex="normal"/>
    </style:style>
    <style:style style:name="T428" style:family="text">
      <style:text-properties style:text-line-through-style="none" style:text-line-through-type="none" style:font-name="Verdana" fo:font-size="8pt" fo:language="es" fo:country="AR" style:text-underline-style="none" fo:font-weight="normal" officeooo:rsid="052ff38a" style:font-size-asian="8pt" style:font-weight-asian="normal" style:font-size-complex="8pt" style:font-weight-complex="normal"/>
    </style:style>
    <style:style style:name="T429" style:family="text">
      <style:text-properties style:text-line-through-style="none" style:text-line-through-type="none" style:font-name="Verdana" fo:font-size="8pt" fo:language="es" fo:country="AR" fo:font-style="normal" style:text-underline-style="none" fo:font-weight="normal" officeooo:rsid="038d22d3" style:font-size-asian="8pt" style:font-style-asian="normal" style:font-weight-asian="normal" style:font-size-complex="8pt" style:font-style-complex="normal" style:font-weight-complex="normal"/>
    </style:style>
    <style:style style:name="T430" style:family="text">
      <style:text-properties officeooo:rsid="026e2b61"/>
    </style:style>
    <style:style style:name="T431" style:family="text">
      <style:text-properties officeooo:rsid="02722dad"/>
    </style:style>
    <style:style style:name="T432" style:family="text">
      <style:text-properties officeooo:rsid="0273fcce"/>
    </style:style>
    <style:style style:name="T433" style:family="text">
      <style:text-properties officeooo:rsid="0276482f"/>
    </style:style>
    <style:style style:name="T434" style:family="text">
      <style:text-properties officeooo:rsid="027f3416"/>
    </style:style>
    <style:style style:name="T435" style:family="text">
      <style:text-properties officeooo:rsid="028e9eca"/>
    </style:style>
    <style:style style:name="T436" style:family="text">
      <style:text-properties officeooo:rsid="0295471c"/>
    </style:style>
    <style:style style:name="T437" style:family="text">
      <style:text-properties officeooo:rsid="0296436a"/>
    </style:style>
    <style:style style:name="T438" style:family="text">
      <style:text-properties officeooo:rsid="029c57ce"/>
    </style:style>
    <style:style style:name="T439" style:family="text">
      <style:text-properties officeooo:rsid="02a22ae3"/>
    </style:style>
    <style:style style:name="T440" style:family="text">
      <style:text-properties officeooo:rsid="02a5f5c0"/>
    </style:style>
    <style:style style:name="T441" style:family="text">
      <style:text-properties officeooo:rsid="02a74c43"/>
    </style:style>
    <style:style style:name="T442" style:family="text">
      <style:text-properties officeooo:rsid="02aab324"/>
    </style:style>
    <style:style style:name="T443" style:family="text">
      <style:text-properties officeooo:rsid="02b4de2a"/>
    </style:style>
    <style:style style:name="T444" style:family="text">
      <style:text-properties fo:font-style="italic" style:font-style-asian="italic" style:font-style-complex="italic"/>
    </style:style>
    <style:style style:name="T445" style:family="text">
      <style:text-properties officeooo:rsid="02bf3365"/>
    </style:style>
    <style:style style:name="T446" style:family="text">
      <style:text-properties officeooo:rsid="02c06c09"/>
    </style:style>
    <style:style style:name="T447" style:family="text">
      <style:text-properties officeooo:rsid="02c4c60d"/>
    </style:style>
    <style:style style:name="T448" style:family="text">
      <style:text-properties officeooo:rsid="02dea5e9"/>
    </style:style>
    <style:style style:name="T449" style:family="text">
      <style:text-properties officeooo:rsid="02e775b3"/>
    </style:style>
    <style:style style:name="T450" style:family="text">
      <style:text-properties officeooo:rsid="02f12888"/>
    </style:style>
    <style:style style:name="T451" style:family="text">
      <style:text-properties officeooo:rsid="030b2ac2"/>
    </style:style>
    <style:style style:name="T452" style:family="text">
      <style:text-properties officeooo:rsid="03153a91"/>
    </style:style>
    <style:style style:name="T453" style:family="text">
      <style:text-properties officeooo:rsid="031f5e11"/>
    </style:style>
    <style:style style:name="T454" style:family="text">
      <style:text-properties officeooo:rsid="03293706"/>
    </style:style>
    <style:style style:name="T455" style:family="text">
      <style:text-properties officeooo:rsid="032a1d90"/>
    </style:style>
    <style:style style:name="T456" style:family="text">
      <style:text-properties officeooo:rsid="0338e22a"/>
    </style:style>
    <style:style style:name="T457" style:family="text">
      <style:text-properties officeooo:rsid="03517743"/>
    </style:style>
    <style:style style:name="T458" style:family="text">
      <style:text-properties officeooo:rsid="0351d1b4"/>
    </style:style>
    <style:style style:name="T459" style:family="text">
      <style:text-properties officeooo:rsid="0356aa0e"/>
    </style:style>
    <style:style style:name="T460" style:family="text">
      <style:text-properties officeooo:rsid="035aace0"/>
    </style:style>
    <style:style style:name="T461" style:family="text">
      <style:text-properties officeooo:rsid="035cd50e"/>
    </style:style>
    <style:style style:name="T462" style:family="text">
      <style:text-properties officeooo:rsid="0363ea94"/>
    </style:style>
    <style:style style:name="T463" style:family="text">
      <style:text-properties officeooo:rsid="03654f45"/>
    </style:style>
    <style:style style:name="T464" style:family="text">
      <style:text-properties officeooo:rsid="036748b4"/>
    </style:style>
    <style:style style:name="T465" style:family="text">
      <style:text-properties officeooo:rsid="0370e4bd"/>
    </style:style>
    <style:style style:name="T466" style:family="text">
      <style:text-properties officeooo:rsid="0371fbdc"/>
    </style:style>
    <style:style style:name="T467" style:family="text">
      <style:text-properties officeooo:rsid="037d769c"/>
    </style:style>
    <style:style style:name="T468" style:family="text">
      <style:text-properties officeooo:rsid="038a1290"/>
    </style:style>
    <style:style style:name="T469" style:family="text">
      <style:text-properties officeooo:rsid="039998a7"/>
    </style:style>
    <style:style style:name="T470" style:family="text">
      <style:text-properties officeooo:rsid="039a6016"/>
    </style:style>
    <style:style style:name="T471" style:family="text">
      <style:text-properties officeooo:rsid="039a7cf1"/>
    </style:style>
    <style:style style:name="T472" style:family="text">
      <style:text-properties officeooo:rsid="039c565a"/>
    </style:style>
    <style:style style:name="T473" style:family="text">
      <style:text-properties officeooo:rsid="03a3bb42"/>
    </style:style>
    <style:style style:name="T474" style:family="text">
      <style:text-properties officeooo:rsid="03aa1680"/>
    </style:style>
    <style:style style:name="T475" style:family="text">
      <style:text-properties officeooo:rsid="03abb1a1"/>
    </style:style>
    <style:style style:name="T476" style:family="text">
      <style:text-properties officeooo:rsid="03b378a9"/>
    </style:style>
    <style:style style:name="T477" style:family="text">
      <style:text-properties officeooo:rsid="03b54d8c"/>
    </style:style>
    <style:style style:name="T478" style:family="text">
      <style:text-properties officeooo:rsid="032ae979"/>
    </style:style>
    <style:style style:name="T479" style:family="text">
      <style:text-properties officeooo:rsid="03b99969"/>
    </style:style>
    <style:style style:name="T480" style:family="text">
      <style:text-properties officeooo:rsid="03bad314"/>
    </style:style>
    <style:style style:name="T481" style:family="text">
      <style:text-properties officeooo:rsid="03c065f3"/>
    </style:style>
    <style:style style:name="T482" style:family="text">
      <style:text-properties officeooo:rsid="035a4752"/>
    </style:style>
    <style:style style:name="T483" style:family="text">
      <style:text-properties officeooo:rsid="03c73674"/>
    </style:style>
    <style:style style:name="T484" style:family="text">
      <style:text-properties officeooo:rsid="03dac60b"/>
    </style:style>
    <style:style style:name="T485" style:family="text">
      <style:text-properties officeooo:rsid="03e3051a"/>
    </style:style>
    <style:style style:name="T486" style:family="text">
      <style:text-properties officeooo:rsid="03e3c662"/>
    </style:style>
    <style:style style:name="T487" style:family="text">
      <style:text-properties officeooo:rsid="03f48d9f"/>
    </style:style>
    <style:style style:name="T488" style:family="text">
      <style:text-properties fo:font-style="normal" style:font-style-asian="normal" style:font-style-complex="normal"/>
    </style:style>
    <style:style style:name="T489" style:family="text">
      <style:text-properties fo:font-style="normal" officeooo:rsid="03f862a9" style:font-style-asian="normal" style:font-style-complex="normal"/>
    </style:style>
    <style:style style:name="T490" style:family="text">
      <style:text-properties fo:font-style="normal" officeooo:rsid="02bf8be2" style:font-style-asian="normal" style:font-style-complex="normal"/>
    </style:style>
    <style:style style:name="T491" style:family="text">
      <style:text-properties fo:font-style="normal" officeooo:rsid="01a30cc6" style:font-style-asian="normal" style:font-style-complex="normal"/>
    </style:style>
    <style:style style:name="T492" style:family="text">
      <style:text-properties fo:font-style="normal" officeooo:rsid="0244b3b6" style:font-style-asian="normal" style:font-style-complex="normal"/>
    </style:style>
    <style:style style:name="T493" style:family="text">
      <style:text-properties fo:font-style="normal" fo:font-weight="bold" officeooo:rsid="037d769c" style:font-style-asian="normal" style:font-weight-asian="bold" style:font-style-complex="normal" style:font-weight-complex="bold"/>
    </style:style>
    <style:style style:name="T494" style:family="text">
      <style:text-properties fo:font-style="normal" fo:font-weight="normal" style:font-style-asian="normal" style:font-weight-asian="normal" style:font-style-complex="normal" style:font-weight-complex="normal"/>
    </style:style>
    <style:style style:name="T495" style:family="text">
      <style:text-properties fo:font-style="normal" fo:font-weight="normal" officeooo:rsid="01a30cc6" style:font-style-asian="normal" style:font-weight-asian="normal" style:font-style-complex="normal" style:font-weight-complex="normal"/>
    </style:style>
    <style:style style:name="T496" style:family="text">
      <style:text-properties officeooo:rsid="040aae6b"/>
    </style:style>
    <style:style style:name="T497" style:family="text">
      <style:text-properties officeooo:rsid="040ada56"/>
    </style:style>
    <style:style style:name="T498" style:family="text">
      <style:text-properties officeooo:rsid="0424a4c1"/>
    </style:style>
    <style:style style:name="T499" style:family="text">
      <style:text-properties officeooo:rsid="04265a4e"/>
    </style:style>
    <style:style style:name="T500" style:family="text">
      <style:text-properties officeooo:rsid="042b403c"/>
    </style:style>
    <style:style style:name="T501" style:family="text">
      <style:text-properties officeooo:rsid="044b963d"/>
    </style:style>
    <style:style style:name="T502" style:family="text">
      <style:text-properties officeooo:rsid="045441fa"/>
    </style:style>
    <style:style style:name="T503" style:family="text">
      <style:text-properties officeooo:rsid="045d447b"/>
    </style:style>
    <style:style style:name="T504" style:family="text">
      <style:text-properties officeooo:rsid="04840ee2"/>
    </style:style>
    <style:style style:name="T505" style:family="text">
      <style:text-properties officeooo:rsid="04a8ded5"/>
    </style:style>
    <style:style style:name="T506" style:family="text">
      <style:text-properties officeooo:rsid="04b6e323"/>
    </style:style>
    <style:style style:name="T507" style:family="text">
      <style:text-properties officeooo:rsid="04c53d07"/>
    </style:style>
    <style:style style:name="T508" style:family="text">
      <style:text-properties officeooo:rsid="04d31a18"/>
    </style:style>
    <style:style style:name="T509" style:family="text">
      <style:text-properties officeooo:rsid="04d9f91d"/>
    </style:style>
    <style:style style:name="T510" style:family="text">
      <style:text-properties officeooo:rsid="04e89f9a"/>
    </style:style>
    <style:style style:name="T511" style:family="text">
      <style:text-properties officeooo:rsid="04ea7804"/>
    </style:style>
    <style:style style:name="T512" style:family="text">
      <style:text-properties officeooo:rsid="04ec242b"/>
    </style:style>
    <style:style style:name="T513" style:family="text">
      <style:text-properties officeooo:rsid="04ed9ee7"/>
    </style:style>
    <style:style style:name="T514" style:family="text">
      <style:text-properties officeooo:rsid="04f1ce53"/>
    </style:style>
    <style:style style:name="T515" style:family="text">
      <style:text-properties officeooo:rsid="04f3e69c"/>
    </style:style>
    <style:style style:name="T516" style:family="text">
      <style:text-properties officeooo:rsid="04f3fb2b"/>
    </style:style>
    <style:style style:name="T517" style:family="text">
      <style:text-properties officeooo:rsid="04f66869"/>
    </style:style>
    <style:style style:name="T518" style:family="text">
      <style:text-properties fo:language="en" fo:country="US"/>
    </style:style>
    <style:style style:name="T519" style:family="text">
      <style:text-properties fo:language="en" fo:country="US" officeooo:rsid="04f94dcd"/>
    </style:style>
    <style:style style:name="T520" style:family="text">
      <style:text-properties fo:language="en" fo:country="US" officeooo:rsid="0549cf1a"/>
    </style:style>
    <style:style style:name="T521" style:family="text">
      <style:text-properties fo:language="en" fo:country="US" officeooo:rsid="054b7be5"/>
    </style:style>
    <style:style style:name="T522" style:family="text">
      <style:text-properties fo:language="en" fo:country="US" officeooo:rsid="0557f321"/>
    </style:style>
    <style:style style:name="T523" style:family="text">
      <style:text-properties fo:language="en" fo:country="US" officeooo:rsid="055b3dc7"/>
    </style:style>
    <style:style style:name="T524" style:family="text">
      <style:text-properties fo:font-size="7pt" officeooo:rsid="02abd21b" style:font-size-asian="7pt" style:font-size-complex="7pt"/>
    </style:style>
    <style:style style:name="T525" style:family="text">
      <style:text-properties fo:font-size="7pt" officeooo:rsid="05281f01" style:font-size-asian="7pt" style:font-size-complex="7pt"/>
    </style:style>
    <style:style style:name="T526" style:family="text">
      <style:text-properties officeooo:rsid="04ff80ca"/>
    </style:style>
    <style:style style:name="T527" style:family="text">
      <style:text-properties officeooo:rsid="050465e2"/>
    </style:style>
    <style:style style:name="T528" style:family="text">
      <style:text-properties officeooo:rsid="05052634"/>
    </style:style>
    <style:style style:name="T529" style:family="text">
      <style:text-properties officeooo:rsid="05071e4d"/>
    </style:style>
    <style:style style:name="T530" style:family="text">
      <style:text-properties officeooo:rsid="050904fa"/>
    </style:style>
    <style:style style:name="T531" style:family="text">
      <style:text-properties officeooo:rsid="05175223"/>
    </style:style>
    <style:style style:name="T532" style:family="text">
      <style:text-properties style:text-position="0% 100%" fo:font-size="7pt" officeooo:rsid="0515357c" style:font-size-asian="7pt" style:font-size-complex="7pt"/>
    </style:style>
    <style:style style:name="T533" style:family="text">
      <style:text-properties style:text-position="0% 100%" style:font-name="Verdana" fo:font-size="8pt" fo:language="en" fo:country="US" officeooo:rsid="02b228a4" style:font-size-asian="8pt" style:font-size-complex="8pt"/>
    </style:style>
    <style:style style:name="T534" style:family="text">
      <style:text-properties officeooo:rsid="051d23f9"/>
    </style:style>
    <style:style style:name="T535" style:family="text">
      <style:text-properties officeooo:rsid="0522d354"/>
    </style:style>
    <style:style style:name="T536" style:family="text">
      <style:text-properties officeooo:rsid="05281f01"/>
    </style:style>
    <style:style style:name="T537" style:family="text">
      <style:text-properties officeooo:rsid="052873ed"/>
    </style:style>
    <style:style style:name="T538" style:family="text">
      <style:text-properties officeooo:rsid="0528e588"/>
    </style:style>
    <style:style style:name="T539" style:family="text">
      <style:text-properties officeooo:rsid="052d3c3d"/>
    </style:style>
    <style:style style:name="T540" style:family="text">
      <style:text-properties officeooo:rsid="0534b8b5"/>
    </style:style>
    <style:style style:name="T541" style:family="text">
      <style:text-properties officeooo:rsid="05432e8e"/>
    </style:style>
    <style:style style:name="T542" style:family="text">
      <style:text-properties officeooo:rsid="05602fb8"/>
    </style:style>
    <style:style style:name="T543" style:family="text">
      <style:text-properties officeooo:rsid="02d61975"/>
    </style:style>
    <style:style style:name="T544" style:family="text">
      <style:text-properties officeooo:rsid="056b7fe7"/>
    </style:style>
    <style:style style:name="T545" style:family="text">
      <style:text-properties officeooo:rsid="056bbfe1"/>
    </style:style>
    <style:style style:name="T546" style:family="text">
      <style:text-properties officeooo:rsid="056db93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text:span text:style-name="T372">P</text:span><text:span text:style-name="T374">E</text:span><text:span text:style-name="T373">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1"><text:a xlink:type="simple" xlink:href="#__RefHeading___Toc1953_1517836174" text:style-name="Index_20_Link" text:visited-style-name="Index_20_Link">Introduction<text:tab/>2</text:a></text:p>
          <text:p text:style-name="P231"><text:a xlink:type="simple" xlink:href="#__RefHeading___Toc1955_1517836174" text:style-name="Index_20_Link" text:visited-style-name="Index_20_Link">PEG grammars<text:tab/>2</text:a></text:p>
          <text:p text:style-name="P231"><text:a xlink:type="simple" xlink:href="#__RefHeading___Toc2538_585490205" text:style-name="Index_20_Link" text:visited-style-name="Index_20_Link">Basic parsing expressions<text:tab/>2</text:a></text:p>
          <text:p text:style-name="P232"><text:a xlink:type="simple" xlink:href="#__RefHeading___Toc2542_585490205" text:style-name="Index_20_Link" text:visited-style-name="Index_20_Link"><text:span text:style-name="T488">Lexical primitives</text:span></text:a><text:a xlink:type="simple" xlink:href="#__RefHeading___Toc2542_585490205" text:style-name="Index_20_Link" text:visited-style-name="Index_20_Link"><text:tab/>2</text:a></text:p>
          <text:p text:style-name="P232"><text:a xlink:type="simple" xlink:href="#__RefHeading___Toc3017_3456892798" text:style-name="Index_20_Link" text:visited-style-name="Index_20_Link">User-defined literals<text:tab/>2</text:a></text:p>
          <text:p text:style-name="P232"><text:a xlink:type="simple" xlink:href="#__RefHeading___Toc2544_585490205" text:style-name="Index_20_Link" text:visited-style-name="Index_20_Link">Rules<text:tab/>3</text:a></text:p>
          <text:p text:style-name="P232"><text:a xlink:type="simple" xlink:href="#__RefHeading___Toc2546_585490205" text:style-name="Index_20_Link" text:visited-style-name="Index_20_Link"><text:span text:style-name="T488">Embedded actions</text:span></text:a><text:a xlink:type="simple" xlink:href="#__RefHeading___Toc2546_585490205" text:style-name="Index_20_Link" text:visited-style-name="Index_20_Link"><text:tab/>3</text:a></text:p>
          <text:p text:style-name="P232"><text:a xlink:type="simple" xlink:href="#__RefHeading___Toc2548_585490205" text:style-name="Index_20_Link" text:visited-style-name="Index_20_Link">Semantic predicates<text:tab/>3</text:a></text:p>
          <text:p text:style-name="P231"><text:a xlink:type="simple" xlink:href="#__RefHeading___Toc2540_585490205" text:style-name="Index_20_Link" text:visited-style-name="Index_20_Link">Compound expressions<text:tab/>3</text:a></text:p>
          <text:p text:style-name="P232"><text:a xlink:type="simple" xlink:href="#__RefHeading___Toc2550_585490205" text:style-name="Index_20_Link" text:visited-style-name="Index_20_Link">Text capture<text:tab/>3</text:a></text:p>
          <text:p text:style-name="P232"><text:a xlink:type="simple" xlink:href="#__RefHeading___Toc2552_585490205" text:style-name="Index_20_Link" text:visited-style-name="Index_20_Link">Repetition<text:tab/>3</text:a></text:p>
          <text:p text:style-name="P232"><text:a xlink:type="simple" xlink:href="#__RefHeading___Toc2783_585490205" text:style-name="Index_20_Link" text:visited-style-name="Index_20_Link"><text:span text:style-name="T488">S</text:span></text:a><text:a xlink:type="simple" xlink:href="#__RefHeading___Toc2783_585490205" text:style-name="Index_20_Link" text:visited-style-name="Index_20_Link"><text:span text:style-name="T488">yntactic predicates</text:span></text:a><text:a xlink:type="simple" xlink:href="#__RefHeading___Toc2783_585490205" text:style-name="Index_20_Link" text:visited-style-name="Index_20_Link"><text:tab/>3</text:a></text:p>
          <text:p text:style-name="P232"><text:a xlink:type="simple" xlink:href="#__RefHeading___Toc2916_3464089631" text:style-name="Index_20_Link" text:visited-style-name="Index_20_Link"><text:span text:style-name="T488">Sequence</text:span></text:a><text:a xlink:type="simple" xlink:href="#__RefHeading___Toc2916_3464089631" text:style-name="Index_20_Link" text:visited-style-name="Index_20_Link"><text:tab/>4</text:a></text:p>
          <text:p text:style-name="P232"><text:a xlink:type="simple" xlink:href="#__RefHeading___Toc2558_585490205" text:style-name="Index_20_Link" text:visited-style-name="Index_20_Link"><text:span text:style-name="T488">Attachment</text:span></text:a><text:a xlink:type="simple" xlink:href="#__RefHeading___Toc2558_585490205" text:style-name="Index_20_Link" text:visited-style-name="Index_20_Link"><text:tab/>4</text:a></text:p>
          <text:p text:style-name="P232"><text:a xlink:type="simple" xlink:href="#__RefHeading___Toc2560_585490205" text:style-name="Index_20_Link" text:visited-style-name="Index_20_Link">Ordered choice<text:tab/>4</text:a></text:p>
          <text:p text:style-name="P232"><text:a xlink:type="simple" xlink:href="#__RefHeading___Toc2893_585490205" text:style-name="Index_20_Link" text:visited-style-name="Index_20_Link">Operator priorities<text:tab/>4</text:a></text:p>
          <text:p text:style-name="P231"><text:a xlink:type="simple" xlink:href="#__RefHeading___Toc2460_1285663837" text:style-name="Index_20_Link" text:visited-style-name="Index_20_Link">A simple example<text:tab/>4</text:a></text:p>
          <text:p text:style-name="P231"><text:a xlink:type="simple" xlink:href="#__RefHeading___Toc3019_3456892798" text:style-name="Index_20_Link" text:visited-style-name="Index_20_Link">A calculator<text:tab/>5</text:a></text:p>
          <text:p text:style-name="P231"><text:a xlink:type="simple" xlink:href="#__RefHeading___Toc3021_3456892798" text:style-name="Index_20_Link" text:visited-style-name="Index_20_Link">Implicit basic expressions<text:tab/>6</text:a></text:p>
          <text:p text:style-name="P231"><text:a xlink:type="simple" xlink:href="#__RefHeading___Toc1959_1517836174" text:style-name="Index_20_Link" text:visited-style-name="Index_20_Link">The rules<text:tab/>6</text:a></text:p>
          <text:p text:style-name="P231"><text:a xlink:type="simple" xlink:href="#__RefHeading___Toc3592_3593262235" text:style-name="Index_20_Link" text:visited-style-name="Index_20_Link">Left recursion<text:tab/>7</text:a></text:p>
          <text:p text:style-name="P231"><text:a xlink:type="simple" xlink:href="#__RefHeading___Toc1963_1517836174" text:style-name="Index_20_Link" text:visited-style-name="Index_20_Link">Parsing a grammar<text:tab/>7</text:a></text:p>
          <text:p text:style-name="P231"><text:a xlink:type="simple" xlink:href="#__RefHeading___Toc2462_1285663837" text:style-name="Index_20_Link" text:visited-style-name="Index_20_Link">Using the value stack<text:tab/>7</text:a></text:p>
          <text:p text:style-name="P231"><text:a xlink:type="simple" xlink:href="#__RefHeading___Toc1975_1517836174" text:style-name="Index_20_Link" text:visited-style-name="Index_20_Link">Action and semantic predicate macros<text:tab/>8</text:a></text:p>
          <text:p text:style-name="P231"><text:a xlink:type="simple" xlink:href="#__RefHeading___Toc1983_1517836174" text:style-name="Index_20_Link" text:visited-style-name="Index_20_Link">The Parser class<text:tab/>9</text:a></text:p>
          <text:p text:style-name="P232"><text:a xlink:type="simple" xlink:href="#__RefHeading___Toc1985_1517836174" text:style-name="Index_20_Link" text:visited-style-name="Index_20_Link">An example </text:a><text:a xlink:type="simple" xlink:href="#__RefHeading___Toc1985_1517836174" text:style-name="Index_20_Link" text:visited-style-name="Index_20_Link"><text:span text:style-name="T488">with a variant value stack</text:span></text:a><text:a xlink:type="simple" xlink:href="#__RefHeading___Toc1985_1517836174" text:style-name="Index_20_Link" text:visited-style-name="Index_20_Link"><text:tab/>10</text:a></text:p>
          <text:p text:style-name="P231"><text:a xlink:type="simple" xlink:href="#__RefHeading___Toc4224_905615392" text:style-name="Index_20_Link" text:visited-style-name="Index_20_Link">Error reporting<text:tab/>10</text:a></text:p>
          <text:p text:style-name="P232"><text:a xlink:type="simple" xlink:href="#__RefHeading___Toc4226_905615392" text:style-name="Index_20_Link" text:visited-style-name="Index_20_Link">An example using labeled rules<text:tab/>11</text:a></text:p>
          <text:p text:style-name="P231"><text:a xlink:type="simple" xlink:href="#__RefHeading___Toc2920_3464089631" text:style-name="Index_20_Link" text:visited-style-name="Index_20_Link">Checking a grammar<text:tab/>12</text:a></text:p>
          <text:p text:style-name="P231"><text:a xlink:type="simple" xlink:href="#__RefHeading___Toc1981_1517836174" text:style-name="Index_20_Link" text:visited-style-name="Index_20_Link">Unicode support<text:tab/>13</text:a></text:p>
        </text:index-body>
      </text:table-of-content>
      <text:h text:style-name="P233" text:outline-level="1"/>
      <text:h text:style-name="P234" text:outline-level="1"><text:bookmark-start text:name="__RefHeading___Toc1953_1517836174"/>Introduction <text:bookmark-end text:name="__RefHeading___Toc1953_1517836174"/></text:h>
      <text:p text:style-name="P207">PEG (Parsing Expression Grammar) <text:span text:style-name="T21">is a formalism for describing recursive descent parsers with unlimited lookahead and backtracking. </text:span><text:span text:style-name="T87">The theory </text:span><text:span text:style-name="T90">of PEGs </text:span><text:span text:style-name="T87">can be </text:span><text:span text:style-name="T92">found</text:span><text:span text:style-name="T87"> in </text:span><text:span text:style-name="T88">Wikipedia </text:span><text:span text:style-name="T89">or in Bryan Ford’s original paper:</text:span></text:p>
      <text:p text:style-name="P33"><text:s/></text:p>
      <text:p text:style-name="P207"><text:a xlink:type="simple" xlink:href="https://en.wikipedia.org/wiki/Parsing_expression_grammar" text:style-name="Internet_20_link" text:visited-style-name="Visited_20_Internet_20_Link"><text:span text:style-name="T88">https://en.wikipedia.org/wiki/Parsing_expression_grammar</text:span></text:a></text:p>
      <text:p text:style-name="P207"><text:a xlink:type="simple" xlink:href="http://bford.info/pub/lang/peg.pdf" text:style-name="Internet_20_link" text:visited-style-name="Visited_20_Internet_20_Link"><text:span text:style-name="T89">http://bford.info/pub/lang/peg.pdf</text:span></text:a></text:p>
      <text:p text:style-name="P33"/>
      <text:p text:style-name="P175"><text:span text:style-name="T175">Although they look superficially similar, </text:span><text:span text:style-name="T176">PEGs are different from CFGs (context-free grammars). </text:span><text:span text:style-name="T177">CF</text:span><text:span text:style-name="T176">G</text:span><text:span text:style-name="T177">s are declarative and f</text:span><text:span text:style-name="T208">requently</text:span><text:span text:style-name="T177"> ambiguous, while PEGs are imperative and unambigous.</text:span></text:p>
      <text:p text:style-name="P41"/>
      <text:p text:style-name="P42">YACC is a popular CFG compiler that takes a CFG written in BNF (Backus-Naur form) with embedded actions and generates a parser in C.</text:p>
      <text:p text:style-name="P37"/>
      <text:p text:style-name="P37">LEG, by Ian Piumarta, is a similar tool that takes a PEG written <text:span text:style-name="T475">in </text:span>a formalism similar to EBNF (extended Backus-Naur form) with embedded actions and generates a parser in C. <text:span text:style-name="T510">See </text:span><text:a xlink:type="simple" xlink:href="https://www.piumarta.com/software/peg" text:style-name="Internet_20_link" text:visited-style-name="Visited_20_Internet_20_Link"><text:span text:style-name="T510">https://www.piumarta.com/software/peg</text:span></text:a><text:span text:style-name="T510">.</text:span></text:p>
      <text:p text:style-name="P176"/>
      <text:p text:style-name="Standard"><text:span text:style-name="T81">PEGPP is i</text:span>nspired <text:span text:style-name="T34">by</text:span> LEG, <text:span text:style-name="T430">but it is a library, not a compiler</text:span>. <text:s/>PEG<text:span text:style-name="T483">PP</text:span> grammars <text:span text:style-name="T483">are </text:span>C++ code <text:span text:style-name="T260">and do not need an </text:span><text:span text:style-name="T483"><text:s/>in</text:span>termediate <text:span text:style-name="T474">compilation</text:span>. <text:span text:style-name="T536">O</text:span><text:span text:style-name="T102">verloaded </text:span><text:span text:style-name="T118">C++</text:span><text:span text:style-name="T101"> </text:span><text:span text:style-name="T102">operators </text:span><text:span text:style-name="T118">emulate LEG’s formalism</text:span><text:span text:style-name="T102">. T</text:span><text:span text:style-name="T101">he resulting </text:span><text:span text:style-name="T102">code</text:span><text:span text:style-name="T101"> resemble</text:span><text:span text:style-name="T102">s</text:span><text:span text:style-name="T101"> </text:span><text:span text:style-name="T118">LEG</text:span><text:span text:style-name="T102"> closely enough that</text:span><text:span text:style-name="T101"> </text:span><text:span text:style-name="T102">LEG grammars can be translated to P</text:span><text:span text:style-name="T118">EGPP</text:span><text:span text:style-name="T102"> almost mechanically. </text:span><text:span text:style-name="T101">The</text:span><text:span text:style-name="T451"> way of handling the value stack was inspired by YACC.</text:span></text:p>
      <text:p text:style-name="P38"/>
      <text:p text:style-name="P173"><text:span text:style-name="T84">Th</text:span><text:span text:style-name="T85">e</text:span><text:span text:style-name="T84"> library is a single header file (peg.h) </text:span><text:span text:style-name="T91">and</text:span><text:span text:style-name="T86"> requires C++1</text:span><text:span text:style-name="T93">7</text:span><text:span text:style-name="T84">.</text:span></text:p>
      <text:h text:style-name="P235" text:outline-level="1"><text:bookmark-start text:name="__RefHeading___Toc1955_1517836174"/><text:span text:style-name="T363">P</text:span><text:span text:style-name="T362">EG </text:span><text:span text:style-name="T364">grammar</text:span><text:span text:style-name="T365">s</text:span><text:bookmark-end text:name="__RefHeading___Toc1955_1517836174"/></text:h>
      <text:p text:style-name="P32">A PEG grammar is a set o<text:span text:style-name="T400">f</text:span> rules <text:span text:style-name="T398">(non-terminals)</text:span>. Each rule is assigned a parsing expression, <text:span text:style-name="T435">or just “expression”, for short:</text:span></text:p>
      <text:p text:style-name="P34"/>
      <text:p text:style-name="P90"><text:tab/><text:span text:style-name="T524">rul</text:span><text:span text:style-name="T525">e 1</text:span><text:span text:style-name="T524"> = </text:span><text:span text:style-name="T532">parsing expression 1</text:span><text:span text:style-name="T524">;</text:span></text:p>
      <text:p text:style-name="P90"><text:tab/><text:span text:style-name="T524">rul</text:span><text:span text:style-name="T525">e 2</text:span><text:span text:style-name="T524"> = </text:span><text:span text:style-name="T532">parsing expression 2</text:span><text:span text:style-name="T524">;</text:span></text:p>
      <text:p text:style-name="P90"><text:tab/>... </text:p>
      <text:p text:style-name="P90"><text:tab/></text:p>
      <text:p text:style-name="P35"><text:span text:style-name="T467">A</text:span> PEG parser tries to match its input against one of the rules, selected as the <text:span text:style-name="T444">start rule</text:span>. Parsing a rule means parsing the expression assigned to it. <text:span text:style-name="T462">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32"/>
      <text:h text:style-name="P237" text:outline-level="1"><text:bookmark-start text:name="__RefHeading___Toc2538_585490205"/>Basic parsing expressions<text:bookmark-end text:name="__RefHeading___Toc2538_585490205"/></text:h>
      <text:h text:style-name="P238" text:outline-level="1"/>
      <text:p text:style-name="P40">These are the basic parsing expressions:</text:p>
      <text:p text:style-name="P32"/>
      <text:list xml:id="list787985147" text:style-name="L1">
        <text:list-item>
          <text:p text:style-name="P256">Lexical primitives</text:p>
        </text:list-item>
        <text:list-item>
          <text:p text:style-name="P257">Rules</text:p>
        </text:list-item>
        <text:list-item>
          <text:p text:style-name="P258"><text:span text:style-name="T440">E</text:span>mbedded action<text:span text:style-name="T440">s</text:span></text:p>
        </text:list-item>
        <text:list-item>
          <text:p text:style-name="P258"><text:span text:style-name="T440">S</text:span>emantic predicate<text:span text:style-name="T440">s</text:span></text:p>
        </text:list-item>
      </text:list>
      <text:h text:style-name="Heading_20_2" text:outline-level="2"><text:bookmark-start text:name="__RefHeading___Toc2542_585490205"/><text:span text:style-name="T493">Lexical primitives</text:span> <text:bookmark-end text:name="__RefHeading___Toc2542_585490205"/></text:h>
      <text:p text:style-name="P152"><text:span text:style-name="T149">Lexical primitives </text:span><text:span text:style-name="T90">match some </text:span><text:span text:style-name="T161">simple</text:span><text:span text:style-name="T90"> input patterns. </text:span><text:span text:style-name="T160">When parsing, <text:s/>they read</text:span><text:span text:style-name="T162"> input and try to match one character or a sequence of characters. </text:span><text:span text:style-name="T90">If they parse successfully they </text:span><text:span text:style-name="T163">advance the input pointer over the matched </text:span><text:span text:style-name="T90">input. </text:span><text:span text:style-name="T130">Otherwise they leave the input pointer </text:span><text:span text:style-name="T238">in its original position</text:span><text:span text:style-name="T130">. </text:span></text:p>
      <text:p text:style-name="P29"/>
      <text:p text:style-name="P4"><text:span text:style-name="T494">Any()</text:span> matches any cha<text:span text:style-name="T68">r</text:span>acter. It <text:span text:style-name="T442">only </text:span>fails when <text:span text:style-name="T442">no character can be read, i.e. at end of file</text:span>.</text:p>
      <text:p text:style-name="P4"/>
      <text:p text:style-name="P2"><text:span text:style-name="T495">Lit</text:span><text:span text:style-name="T494">(c)</text:span> <text:span text:style-name="T397">matches </text:span><text:span text:style-name="T513">the</text:span><text:span text:style-name="T397"> single character c</text:span>. </text:p>
      <text:p text:style-name="P1"/>
      <text:p text:style-name="P3"><text:span text:style-name="T491">Lit</text:span><text:span text:style-name="T488">(s)</text:span> matches the <text:span text:style-name="T397">character sequence in string </text:span>s.</text:p>
      <text:p text:style-name="P3"/>
      <text:p text:style-name="P148"><text:span text:style-name="T311">Ccl(s)</text:span><text:span text:style-name="T209"> </text:span><text:span text:style-name="T210">matches any </text:span><text:span text:style-name="T238">one </text:span><text:span text:style-name="T212">of the </text:span><text:span text:style-name="T210">character</text:span><text:span text:style-name="T212">s</text:span><text:span text:style-name="T210"> in string s. Ccl(“ \t\r\n\f”) </text:span><text:span text:style-name="T238">is a common</text:span><text:span text:style-name="T210"> definition of white space. </text:span><text:span text:style-name="T212">When placed between two other characters,</text:span><text:span text:style-name="T210"> </text:span><text:span text:style-name="T264">‘-’</text:span><text:span text:style-name="T210"> </text:span><text:span text:style-name="T208">define</text:span><text:span text:style-name="T212">s a range.</text:span><text:span text:style-name="T210"> Ccl(“0-9”) is the class of decimal digits. If s begins with ‘^’, the class is complemented or negated </text:span><text:span text:style-name="T208">and </text:span><text:span text:style-name="T255">matches any of </text:span><text:span text:style-name="T208">the characters</text:span><text:span text:style-name="T210"> </text:span><text:span text:style-name="T305">not</text:span><text:span text:style-name="T211"> included in t</text:span><text:span text:style-name="T208">he rest of s</text:span><text:span text:style-name="T211">.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22"><text:tab/>“ab”_lit<text:tab/><text:tab/>is <text:span text:style-name="T515">the same as </text:span>Lit(std::string(“ab”, 2))</text:p>
      <text:p text:style-name="P22"><text:tab/>‘c’_lit<text:tab/><text:tab/>is <text:span text:style-name="T515">the same as </text:span>Lit(‘c’);</text:p>
      <text:p text:style-name="P22"><text:tab/>“a-z”_ccl<text:tab/>is <text:span text:style-name="T515">the same as </text:span>Ccl(std::string(“a-z”, 3))</text:p>
      <text:p text:style-name="P22"/>
      <text:p text:style-name="P22">User-defined string literals allow embedded null characters, <text:span text:style-name="T515">since the size of the literal is passed to the string constructor.</text:span> The<text:span text:style-name="T502">y a</text:span>re defined in inline namespace peg::literals.</text:p>
      <text:p text:style-name="P22"/>
      <text:h text:style-name="P248" text:outline-level="2"><text:bookmark-start text:name="__RefHeading___Toc2544_585490205"/><text:soft-page-break/>Rules<text:bookmark-end text:name="__RefHeading___Toc2544_585490205"/></text:h>
      <text:p text:style-name="P151"><text:span text:style-name="T309">Rules</text:span><text:span text:style-name="T128"> </text:span><text:span text:style-name="T160">represent the expressions assigned to them</text:span><text:span text:style-name="T128">. </text:span><text:span text:style-name="T141">When a</text:span><text:span text:style-name="T129"> rule </text:span><text:span text:style-name="T141">is parsed it parses </text:span><text:span text:style-name="T129">i</text:span><text:span text:style-name="T160">ts</text:span><text:span text:style-name="T129"> expression,</text:span><text:span text:style-name="T140"> </text:span><text:span text:style-name="T129">s</text:span><text:span text:style-name="T130">et</text:span><text:span text:style-name="T140">ting</text:span><text:span text:style-name="T129"> the origin of indices into the value stack relative to the first </text:span><text:span text:style-name="T140">term in the </text:span><text:span text:style-name="T129">expression. More on t</text:span><text:span text:style-name="T149">he value stack</text:span><text:span text:style-name="T129"> later.</text:span></text:p>
      <text:h text:style-name="P249" text:outline-level="2"><text:bookmark-start text:name="__RefHeading___Toc2546_585490205"/><text:span text:style-name="T488">Embedded actions</text:span> <text:bookmark-end text:name="__RefHeading___Toc2546_585490205"/></text:h>
      <text:p text:style-name="P161"><text:span text:style-name="T149">Embedded actions </text:span><text:span text:style-name="T213">succeed without </text:span><text:span text:style-name="T164">consum</text:span><text:span text:style-name="T213">ing</text:span><text:span text:style-name="T164"> input</text:span><text:span text:style-name="T165">. The</text:span><text:span text:style-name="T198">y</text:span><text:span text:style-name="T165"> schedule actions</text:span><text:span text:style-name="T166"> together with their </text:span><text:span text:style-name="T167">respective </text:span><text:span text:style-name="T166">context</text:span><text:span text:style-name="T167">s</text:span><text:span text:style-name="T165">. I</text:span><text:span text:style-name="T166">f</text:span><text:span text:style-name="T165"> parsing succeeds, </text:span><text:span text:style-name="T235">scheduled </text:span><text:span text:style-name="T165">actions </text:span><text:span text:style-name="T235">are </text:span><text:span text:style-name="T165">executed in the same order that they were scheduled and with the same context</text:span><text:span text:style-name="T167">s</text:span><text:span text:style-name="T165">. Actions scheduled during an unsuccessful parse are canceled when the parser backtracks. </text:span></text:p>
      <text:p text:style-name="P17"/>
      <text:p text:style-name="P5"><text:span text:style-name="T488">Do(</text:span><text:span text:style-name="T492">f</text:span><text:span text:style-name="T488">)</text:span> <text:span text:style-name="T399">s</text:span>chedules an action <text:span text:style-name="T396">f.</text:span> <text:span text:style-name="T534">The type of f should be convertible to</text:span> <text:span text:style-name="T23">std::function&lt;void()&gt;, </text:span>i.e. <text:span text:style-name="T537">f must be </text:span>a function, function object or lambda <text:span text:style-name="T65">that takes</text:span> no arguments and <text:span text:style-name="T65">returns</text:span> nothing.</text:p>
      <text:h text:style-name="P251" text:outline-level="2"><text:bookmark-start text:name="__RefHeading___Toc2548_585490205"/>Semantic predicates<text:bookmark-end text:name="__RefHeading___Toc2548_585490205"/></text:h>
      <text:p text:style-name="P16"><text:span text:style-name="T489">Semantic predicates </text:span><text:span text:style-name="T399">d</text:span>o not consume input. <text:span text:style-name="T399">They execute actions during parsing, and fail or succeed depending on semantic conditions verified by these actions.</text:span></text:p>
      <text:p text:style-name="P15"/>
      <text:p text:style-name="P160"><text:span text:style-name="T312">Pred(</text:span><text:span text:style-name="T313">f</text:span><text:span text:style-name="T312">)</text:span><text:span text:style-name="T304"> </text:span><text:span text:style-name="T103">takes an argument of </text:span><text:span text:style-name="T257">a </text:span><text:span text:style-name="T103">type </text:span><text:span text:style-name="T257">convertible to </text:span><text:span text:style-name="T103">std::function&lt;void(bool &amp;)&gt;, i.e. </text:span><text:span text:style-name="T261">f must be </text:span><text:span text:style-name="T103">a function, </text:span><text:span text:style-name="T257">function object</text:span><text:span text:style-name="T103"> </text:span><text:span text:style-name="T213">or</text:span><text:span text:style-name="T103"> </text:span><text:span text:style-name="T257">lambda</text:span><text:span text:style-name="T213"> </text:span><text:span text:style-name="T257">that</text:span><text:span text:style-name="T103"> </text:span><text:span text:style-name="T104">receives</text:span><text:span text:style-name="T103"> a reference to a boolean variable and returns nothing. </text:span><text:span text:style-name="T105">When</text:span><text:span text:style-name="T103"> Pred(</text:span><text:span text:style-name="T119">f</text:span><text:span text:style-name="T103">) is </text:span><text:span text:style-name="T105">parsed, a boolean variable v is set to true and </text:span><text:span text:style-name="T213">then </text:span><text:span text:style-name="T105">f(v) is called. When f(v) returns Pred(</text:span><text:span text:style-name="T119">f</text:span><text:span text:style-name="T105">) succeeds if v is still true, or fails otherwise. </text:span><text:span text:style-name="T257">Note that</text:span><text:span text:style-name="T255"> </text:span><text:span text:style-name="T103">Pred(</text:span><text:span text:style-name="T92">f</text:span><text:span text:style-name="T103">) succeeds by default if </text:span><text:span text:style-name="T92">f</text:span><text:span text:style-name="T103"> </text:span><text:span text:style-name="T257">just </text:span><text:span text:style-name="T103">i</text:span><text:span text:style-name="T202">gnores</text:span><text:span text:style-name="T106"> its argument</text:span><text:span text:style-name="T103">.</text:span></text:p>
      <text:p text:style-name="P10"/>
      <text:h text:style-name="P236" text:outline-level="1"><text:bookmark-start text:name="__RefHeading___Toc2540_585490205"/><text:span text:style-name="T367">C</text:span><text:span text:style-name="T366">ompound expressions</text:span><text:bookmark-end text:name="__RefHeading___Toc2540_585490205"/></text:h>
      <text:p text:style-name="P174"/>
      <text:p text:style-name="P174">If e, e1 and e2 are expressions, other expressions may be obtained by <text:span text:style-name="T258">composing them with</text:span> some operators:</text:p>
      <text:p text:style-name="P36"/>
      <text:list xml:id="list162611988640073" text:continue-numbering="true" text:style-name="L1">
        <text:list-item>
          <text:p text:style-name="P259"><text:span text:style-name="T463">T</text:span>ext captur<text:span text:style-name="T464">e</text:span><text:tab/><text:tab/>--e <text:s text:c="3"/>e--</text:p>
        </text:list-item>
        <text:list-item>
          <text:p text:style-name="P260">Repetition<text:tab/><text:tab/>e[{n1, n2}] <text:s text:c="3"/>e[{n}] <text:s text:c="3"/>e[n] <text:s text:c="3"/>~e <text:s text:c="3"/>*e <text:s text:c="3"/>+e</text:p>
        </text:list-item>
        <text:list-item>
          <text:p text:style-name="P261"><text:span text:style-name="T463">S</text:span>yntactic pre<text:span text:style-name="T464">d</text:span>icate <text:tab/>&amp;e <text:s text:c="3"/>!e</text:p>
        </text:list-item>
        <text:list-item>
          <text:p text:style-name="P262"><text:span text:style-name="T463">S</text:span>equence <text:tab/><text:tab/>e1 &gt;&gt; e2</text:p>
        </text:list-item>
        <text:list-item>
          <text:p text:style-name="P263">Attachment <text:tab/><text:tab/>e1 ( e2 )</text:p>
        </text:list-item>
        <text:list-item>
          <text:p text:style-name="P262"><text:span text:style-name="T497">Ordered c</text:span>hoice<text:tab/><text:tab/>e1 | e2 </text:p>
        </text:list-item>
      </text:list>
      <text:h text:style-name="P251" text:outline-level="2"><text:bookmark-start text:name="__RefHeading___Toc2550_585490205"/>Text capture<text:bookmark-end text:name="__RefHeading___Toc2550_585490205"/></text:h>
      <text:p text:style-name="P164"><text:span text:style-name="T142">The expressions --e and e-- p</text:span><text:span text:style-name="T203">arse </text:span><text:span text:style-name="T142">e, </text:span><text:span text:style-name="T203">and if this succeeds </text:span><text:span text:style-name="T142">they capture the text </text:span><text:span text:style-name="T143">m</text:span><text:span text:style-name="T145">atched</text:span><text:span text:style-name="T143"> by </text:span><text:span text:style-name="T144">e.</text:span><text:span text:style-name="T203"> Otherwise, they fail without capturing</text:span><text:span text:style-name="T144">. The last captured text may be a</text:span><text:span text:style-name="T168">ccessed from</text:span><text:span text:style-name="T144"> Do() or Pred() actions following the capture </text:span><text:span text:style-name="T255">by calling method text() of the parser</text:span><text:span text:style-name="T144">. Captures may be nested. </text:span></text:p>
      <text:h text:style-name="P251" text:outline-level="2"><text:bookmark-start text:name="__RefHeading___Toc2552_585490205"/>Repetition<text:bookmark-end text:name="__RefHeading___Toc2552_585490205"/></text:h>
      <text:p text:style-name="P157"><text:span text:style-name="T120">T</text:span><text:span text:style-name="T157">hese expressions try to parse e some number of times.</text:span></text:p>
      <text:p text:style-name="P20"/>
      <text:p text:style-name="P11">~e<text:tab/><text:span text:style-name="T507">Optional e, tries to parse e once and succeeds</text:span>. <text:span text:style-name="T509">Same as e[{0, 1}].</text:span></text:p>
      <text:p text:style-name="P11"/>
      <text:p text:style-name="P12">*<text:span text:style-name="T437">e<text:tab/>Zero or more times e, tries to parse e as many times as possible and succeeds. Same as e[{0, 0}].</text:span></text:p>
      <text:p text:style-name="P12"/>
      <text:p text:style-name="P144"><text:span text:style-name="T151">+e<text:tab/></text:span><text:span text:style-name="T214">O</text:span><text:span text:style-name="T139">ne or more times e, </text:span><text:span text:style-name="T154">tries to parse e as many times as possible and succeeds if e is </text:span><text:span text:style-name="T151">parsed at least <text:tab/>once. </text:span><text:span text:style-name="T230">Same as e[{1, 0}].</text:span></text:p>
      <text:p text:style-name="P144"/>
      <text:p text:style-name="P13">e[{n1, n2}] </text:p>
      <text:p text:style-name="P146"><text:span text:style-name="T120">T</text:span><text:span text:style-name="T121">ries to</text:span><text:span text:style-name="T120"> parse e no less than n1 and no more than n2 times. It succeeds if </text:span><text:span text:style-name="T122">e is parsed at least n1 times. </text:span><text:span text:style-name="T215">T</text:span><text:span text:style-name="T122">he parser keeps trying to parse e until a maximum of n2 times. If n2 i</text:span><text:span text:style-name="T214">s</text:span><text:span text:style-name="T122"> 0 there is no upper limit and the parser keeps trying to parse e a</text:span><text:span text:style-name="T123">s many times as possible</text:span><text:span text:style-name="T122">. </text:span></text:p>
      <text:p text:style-name="P14"/>
      <text:p text:style-name="P145"><text:span text:style-name="T122">e[{n}] </text:span><text:span text:style-name="T214">o</text:span><text:span text:style-name="T215">r</text:span><text:span text:style-name="T214"> </text:span><text:span text:style-name="T122">e[n]</text:span></text:p>
      <text:p text:style-name="P145"><text:span text:style-name="T122"><text:tab/></text:span><text:span text:style-name="T215">Shorthands for e[{n, n}]. If n is 0, same as *e. Otherwise it tries to parse e exactly n times.</text:span></text:p>
      <text:h text:style-name="P252" text:outline-level="2"><text:bookmark-start text:name="__RefHeading___Toc2783_585490205"/><text:span text:style-name="T315">S</text:span><text:span text:style-name="T316">yntactic predicates</text:span><text:bookmark-end text:name="__RefHeading___Toc2783_585490205"/></text:h>
      <text:p text:style-name="P149"><text:span text:style-name="T155">T</text:span><text:span text:style-name="T156">hese</text:span><text:span text:style-name="T150"> </text:span><text:span text:style-name="T151">are lookahead mechanisms that check </text:span><text:span text:style-name="T152">if</text:span><text:span text:style-name="T151"> some expression e can be parsed at the current point. </text:span><text:span text:style-name="T153">This is done by actually trying to parse e and backtracking if parsing succeeds, so that input eventually consumed by e is returned to the input </text:span><text:span text:style-name="T197">buffer. </text:span><text:span text:style-name="T266">During lookahead no actions are scheduled.</text:span></text:p>
      <text:p text:style-name="P6"/>
      <text:p text:style-name="P147"><text:span text:style-name="T216">&amp;e (“and-predicate”) </text:span><text:span text:style-name="T217">succeeds if e can be parsed at the current point. Note that t</text:span><text:span text:style-name="T215">his syntax overloads </text:span><text:span text:style-name="T255">unary </text:span><text:span text:style-name="T217">operator &amp;, so that &amp;e means “e can be parsed at this point” and not “the address of e”. </text:span></text:p>
      <text:p text:style-name="P7"/>
      <text:p text:style-name="P8">!e (“not-predicate”) <text:span text:style-name="T22">succeeds if parsing e at the current point would fail. This kind of predicate is most frequently used as a stop condition. !Any() means</text:span> end of file.</text:p>
      <text:p text:style-name="P9"/>
      <text:h text:style-name="P250" text:outline-level="2"><text:bookmark-start text:name="__RefHeading___Toc2916_3464089631"/><text:soft-page-break/><text:span text:style-name="T488">Sequence</text:span> <text:bookmark-end text:name="__RefHeading___Toc2916_3464089631"/></text:h>
      <text:p text:style-name="P162"><text:span text:style-name="T131">I</text:span><text:span text:style-name="T132">n the original </text:span><text:span text:style-name="T237">P</text:span><text:span text:style-name="T133">EG syntax sequences are built by concatenation. C++ requires an operator to build a sequence, so &gt;&gt; was chosen. Parsing e1 &gt;&gt; e2 succeeds if both e1 and e2 are parsed successfully and in that order. </text:span><text:span text:style-name="T239">It is evaluated in short-circuit, i.e. i</text:span><text:span text:style-name="T133">f e1 fails, e2 is not t</text:span><text:span text:style-name="T134">ried</text:span><text:span text:style-name="T133">. </text:span></text:p>
      <text:h text:style-name="Heading_20_2" text:outline-level="2"><text:bookmark-start text:name="__RefHeading___Toc2558_585490205"/><text:span text:style-name="T490">Attachment</text:span> <text:bookmark-end text:name="__RefHeading___Toc2558_585490205"/></text:h>
      <text:p text:style-name="P156"><text:span text:style-name="T146">An attachment e1 ( e2 <text:s/>) parses like the sequence e1 &gt;&gt; e2, but e2 does </text:span><text:span text:style-name="T147">not </text:span><text:span text:style-name="T146">occupy any slots in the value stack. M</text:span><text:span text:style-name="T148">ore on the value stack</text:span><text:span text:style-name="T146"> later.</text:span></text:p>
      <text:h text:style-name="P251" text:outline-level="2"><text:bookmark-start text:name="__RefHeading___Toc2560_585490205"/><text:span text:style-name="T487">Ordered c</text:span>hoice<text:bookmark-end text:name="__RefHeading___Toc2560_585490205"/></text:h>
      <text:p text:style-name="Standard">Parsing the ordered choice e1 | e2 starts by parsing e1. If e1 succeeds, the expression succeeds without parsing e2. If e1 fails, the result is obtained by parsing e2. This short-circuit evaluation <text:span text:style-name="T516">is what </text:span>makes PEG grammars deterministic, since alternatives are always tried in fixed left-to-right order.</text:p>
      <text:h text:style-name="P253" text:outline-level="2"><text:bookmark-start text:name="__RefHeading___Toc2893_585490205"/><text:span text:style-name="T158">O</text:span><text:span text:style-name="T83">perator priorities</text:span><text:bookmark-end text:name="__RefHeading___Toc2893_585490205"/></text:h>
      <text:p text:style-name="P150"><text:span text:style-name="T136">Th</text:span><text:span text:style-name="T138">e</text:span><text:span text:style-name="T137">se are </text:span><text:span text:style-name="T136">the available operators, </text:span><text:span text:style-name="T138">grouped by </text:span><text:span text:style-name="T136">decreasing order of </text:span><text:span text:style-name="T533">priority</text:span><text:span text:style-name="T136">:</text:span></text:p>
      <text:p text:style-name="P18"/>
      <text:list xml:id="list646363150" text:style-name="L2">
        <text:list-item>
          <text:p text:style-name="P264"><text:span text:style-name="T446">e</text:span>-- <text:s text:c="3"/><text:span text:style-name="T446">e1(e2) <text:s text:c="3"/>e[{n1, n2}] <text:s text:c="3"/>e[{n}] <text:s text:c="3"/>e[n] </text:span></text:p>
        </text:list-item>
        <text:list-item>
          <text:p text:style-name="P264">--<text:span text:style-name="T446">e <text:s/></text:span><text:s text:c="2"/>&amp;<text:span text:style-name="T446">e <text:s text:c="3"/></text:span>!<text:span text:style-name="T446">e <text:s text:c="3"/></text:span>~<text:span text:style-name="T446">e <text:s text:c="3"/></text:span>*<text:span text:style-name="T446">e <text:s text:c="3"/></text:span>+<text:span text:style-name="T446">e</text:span></text:p>
        </text:list-item>
        <text:list-item>
          <text:p text:style-name="P264"><text:span text:style-name="T446">e1 </text:span>&gt;&gt; <text:span text:style-name="T446">e2</text:span></text:p>
        </text:list-item>
        <text:list-item>
          <text:p text:style-name="P264"><text:span text:style-name="T446">e1 </text:span>| <text:span text:style-name="T446">e2</text:span></text:p>
        </text:list-item>
      </text:list>
      <text:p text:style-name="P19"/>
      <text:p text:style-name="P21">Parenthes<text:span text:style-name="T454">e</text:span>s may be used for grouping in order to override priorities. </text:p>
      <text:h text:style-name="Heading_20_1" text:outline-level="1"><text:bookmark-start text:name="__RefHeading___Toc2460_1285663837"/><text:span text:style-name="T377">A s</text:span><text:span text:style-name="T378">imple</text:span><text:span text:style-name="T377"> e</text:span><text:span text:style-name="T376">xample</text:span><text:bookmark-end text:name="__RefHeading___Toc2460_1285663837"/></text:h>
      <text:p text:style-name="P190"><text:span text:style-name="T383">This simple </text:span><text:span text:style-name="T179">p</text:span><text:span text:style-name="T180">arser is a direct translation of a sample f</text:span><text:span text:style-name="T230">rom</text:span><text:span text:style-name="T180"> LEG. It reads standard input (std:cin) and copies all input to the output, replacing occurrences of the string “username” by the </text:span><text:span text:style-name="T181">name of the currently logged in user. </text:span></text:p>
      <text:p text:style-name="P23"/>
      <text:p text:style-name="P190"><text:span text:style-name="T180">This is the LEG original</text:span><text:span text:style-name="T383">:</text:span></text:p>
      <text:p text:style-name="P94"/>
      <text:p text:style-name="P92">%{</text:p>
      <text:p text:style-name="P93"><text:s text:c="4"/>#include &lt;unistd.h&gt;</text:p>
      <text:p text:style-name="P93"><text:s text:c="4"/>#include &lt;<text:span text:style-name="T514">stdio</text:span>.h&gt;</text:p>
      <text:p text:style-name="P92">%}</text:p>
      <text:p text:style-name="P91"/>
      <text:p text:style-name="P91">start <text:s text:c="2"/>= "username" <text:s text:c="5"/>{ printf("%s", getlogin()); }</text:p>
      <text:p text:style-name="P91"><text:s text:c="8"/>| &lt; . &gt; <text:s text:c="10"/>{ putchar(yytext[0]); }</text:p>
      <text:p text:style-name="P91"/>
      <text:p text:style-name="P91">%%</text:p>
      <text:p text:style-name="P91"/>
      <text:p text:style-name="P91">int main()</text:p>
      <text:p text:style-name="P91">{</text:p>
      <text:p text:style-name="P91"><text:s text:c="4"/>while ( yyparse() )</text:p>
      <text:p text:style-name="P91"><text:s text:c="8"/>;</text:p>
      <text:p text:style-name="P91"><text:s text:c="4"/>return 0;</text:p>
      <text:p text:style-name="P91">}</text:p>
      <text:p text:style-name="P91"/>
      <text:p text:style-name="P65">And this is the PEGPP version:</text:p>
      <text:p text:style-name="P87"/>
      <text:p text:style-name="P91">#include &lt;unistd.h&gt;</text:p>
      <text:p text:style-name="P91">#include &lt;iostream&gt;</text:p>
      <text:p text:style-name="P91"/>
      <text:p text:style-name="P91">#include "peg.h"</text:p>
      <text:p text:style-name="P91"/>
      <text:p text:style-name="P91">using namespace std;</text:p>
      <text:p text:style-name="P91">using namespace peg;</text:p>
      <text:p text:style-name="P91"/>
      <text:p text:style-name="P91">int main()</text:p>
      <text:p text:style-name="P91">{</text:p>
      <text:p text:style-name="P91"><text:s text:c="4"/>Rule start;</text:p>
      <text:p text:style-name="P91"/>
      <text:p text:style-name="P91"><text:s text:c="4"/>Parser p(start);</text:p>
      <text:p text:style-name="P91"/>
      <text:p text:style-name="P91"><text:s text:c="4"/>start <text:s text:c="2"/>= "username"_lit <text:s text:c="7"/>do_( cout &lt;&lt; getlogin(); )</text:p>
      <text:p text:style-name="P91"><text:s text:c="12"/>| Any()-- <text:s text:c="14"/>do_( cout &lt;&lt; p.text(); )</text:p>
      <text:p text:style-name="P91"><text:s text:c="12"/>;</text:p>
      <text:p text:style-name="P91"/>
      <text:p text:style-name="P91"><text:s text:c="4"/>while ( p.parse() )</text:p>
      <text:p text:style-name="P91"><text:s text:c="8"/>p.accept();</text:p>
      <text:p text:style-name="P91">}</text:p>
      <text:p text:style-name="P84"/>
      <text:p text:style-name="P191"><text:span text:style-name="T375">T</text:span><text:span text:style-name="T82">he two versions look very similar. This was a design goal. </text:span></text:p>
      <text:p text:style-name="P82"/>
      <text:p text:style-name="P192"><text:span text:style-name="T181">The </text:span><text:span text:style-name="T310">parser is initialized with the start rule and</text:span><text:span text:style-name="T181"> </text:span><text:span text:style-name="T182">reads input, recognizes </text:span><text:span text:style-name="T183">basic lexical patterns </text:span><text:span text:style-name="T182">and k</text:span><text:span text:style-name="T199">eeps</text:span><text:span text:style-name="T182"> </text:span><text:span text:style-name="T240">an internal s</text:span><text:span text:style-name="T182">tate, including matched and unmatched input, </text:span><text:span text:style-name="T184">text capture</text:span><text:span text:style-name="T240">s</text:span><text:span text:style-name="T182"> and s</text:span><text:span text:style-name="T183">cheduled actions. </text:span><text:span text:style-name="T240">Parsers can also</text:span><text:span text:style-name="T184"> be initialized with a reference to the input stream </text:span><text:span text:style-name="T187">to read from</text:span><text:span text:style-name="T184">, which defaults to standard input (std::cin).</text:span></text:p>
      <text:p text:style-name="P82"/>
      <text:p text:style-name="P194"><text:span text:style-name="T384">This </text:span><text:span text:style-name="T185">grammar</text:span><text:span text:style-name="T384"> has only one rule (start) with </text:span><text:span text:style-name="T394">a choice of </text:span><text:span text:style-name="T384">two </text:span><text:span text:style-name="T395">alternative </text:span><text:span text:style-name="T384">branches. </text:span></text:p>
      <text:p text:style-name="P83"><text:soft-page-break/></text:p>
      <text:p text:style-name="P83">The first branch matches the string “username” literally.</text:p>
      <text:p text:style-name="P83"/>
      <text:p text:style-name="P193"><text:span text:style-name="T82">The second branch match</text:span><text:span text:style-name="T387">es</text:span><text:span text:style-name="T82"> any single character and capture</text:span><text:span text:style-name="T388">s</text:span><text:span text:style-name="T82"> it </text:span><text:span text:style-name="T386">by means of the -- operator.</text:span><text:span text:style-name="T82"> </text:span><text:span text:style-name="T386">It will fail if Any() fails, which </text:span><text:span text:style-name="T392">only h</text:span><text:span text:style-name="T386">appens at end of file.</text:span></text:p>
      <text:p text:style-name="P83"/>
      <text:p text:style-name="P220"><text:span text:style-name="T385">Embedded actions are placed in the grammar using </text:span><text:span text:style-name="T184">a</text:span><text:span text:style-name="T385"> do_( ... ) </text:span><text:span text:style-name="T184">b</text:span><text:span text:style-name="T233">lock</text:span><text:span text:style-name="T385">, which replaces the pair of braces { ... } used by both YACC and LEG. This is a macro that expands to (peg::Do([&amp;]{ ... })), i.e. it schedules a capture-all-by-reference lambda. Note that the Do() expression is surrounded by parentheses. This makes it attach to the preceding expression, making an intermediate &gt;&gt; operator unnecessary.</text:span></text:p>
      <text:p text:style-name="P220"><text:span text:style-name="T385">The grammar is parsed by calling method parse(), </text:span><text:span text:style-name="T384">which returns true if </text:span><text:span text:style-name="T386">t</text:span><text:span text:style-name="T384">he input matches. In this </text:span><text:span text:style-name="T185">g</text:span><text:span text:style-name="T186">rammar</text:span><text:span text:style-name="T384">, </text:span><text:span text:style-name="T386">parse() </text:span><text:span text:style-name="T185">s</text:span><text:span text:style-name="T186">ucceeds</text:span><text:span text:style-name="T384"> </text:span><text:span text:style-name="T386">after reading </text:span><text:span text:style-name="T387">and matching </text:span><text:span text:style-name="T393">either </text:span><text:span text:style-name="T386">8 </text:span><text:span text:style-name="T186">c</text:span><text:span text:style-name="T233">haracters</text:span><text:span text:style-name="T386"> (“username”) or </text:span><text:span text:style-name="T186">a </text:span><text:span text:style-name="T187">single</text:span><text:span text:style-name="T386"> </text:span><text:span text:style-name="T186">c</text:span><text:span text:style-name="T233">haracter</text:span><text:span text:style-name="T386"> </text:span><text:span text:style-name="T387">(Any())</text:span><text:span text:style-name="T386">.</text:span></text:p>
      <text:p text:style-name="P221"><text:span text:style-name="T386">Upon a successful </text:span><text:span text:style-name="T186">p</text:span><text:span text:style-name="T188">arse()</text:span><text:span text:style-name="T386">, calling </text:span><text:span text:style-name="T387">method </text:span><text:span text:style-name="T386">accept() </text:span><text:span text:style-name="T395">ex</text:span><text:span text:style-name="T386">ecutes the scheduled actions, </text:span><text:span text:style-name="T186">e</text:span><text:span text:style-name="T189">rases</text:span><text:span text:style-name="T386"> them and discards the matched part of the input. </text:span><text:span text:style-name="T387">Input now starts at the character following the last one matched. </text:span><text:span text:style-name="T390">For more details, see “Parsing a grammar”.</text:span></text:p>
      <text:h text:style-name="P239" text:outline-level="1"><text:bookmark-start text:name="__RefHeading___Toc3019_3456892798"/><text:span text:style-name="T371">A </text:span><text:span text:style-name="T82">calcula</text:span><text:span text:style-name="T390">t</text:span><text:span text:style-name="T82">or</text:span><text:bookmark-end text:name="__RefHeading___Toc3019_3456892798"/></text:h>
      <text:p text:style-name="P198"><text:span text:style-name="T375">T</text:span><text:span text:style-name="T389">his is a simple integer calculator that supports the four basic operations and grouping with parentheses. This example <text:s/></text:span><text:span text:style-name="T190">demonstrates a more complex set of parsing expressions and </text:span><text:span text:style-name="T261">uses</text:span><text:span text:style-name="T196"> a </text:span><text:span text:style-name="T389">value stack.</text:span></text:p>
      <text:p text:style-name="P85"/>
      <text:p text:style-name="P121">#include &lt;iostream&gt;</text:p>
      <text:p text:style-name="P120">#include &lt;string&gt;</text:p>
      <text:p text:style-name="P120"/>
      <text:p text:style-name="P120">#include "peg.h"</text:p>
      <text:p text:style-name="P120"/>
      <text:p text:style-name="P120">using namespace std;</text:p>
      <text:p text:style-name="P120">using namespace peg;</text:p>
      <text:p text:style-name="P120"/>
      <text:p text:style-name="P120">class intcalc : public Parser&lt;int&gt;</text:p>
      <text:p text:style-name="P120">{</text:p>
      <text:p text:style-name="P120"><text:s text:c="4"/>Rule WS, SIGN, DIGIT, NUMBER, LPAR, RPAR, ADD, SUB, MUL, DIV;</text:p>
      <text:p text:style-name="P120"><text:s text:c="4"/>Rule calc, expression, term, factor;</text:p>
      <text:p text:style-name="P120"/>
      <text:p text:style-name="P120">public:</text:p>
      <text:p text:style-name="P120"/>
      <text:p text:style-name="P120"><text:s text:c="4"/>intcalc(istream &amp;in = cin ) : Parser(calc, in)</text:p>
      <text:p text:style-name="P120"><text:s text:c="4"/>{</text:p>
      <text:p text:style-name="P120"><text:s text:c="8"/>// Lexical rules</text:p>
      <text:p text:style-name="P120"><text:s text:c="8"/>WS <text:s text:c="9"/>= *" \t\f\r\n"_ccl;</text:p>
      <text:p text:style-name="P120"><text:s text:c="8"/>SIGN <text:s text:c="7"/>= "+-"_ccl;</text:p>
      <text:p text:style-name="P120"><text:s text:c="8"/>DIGIT <text:s text:c="6"/>= "0-9"_ccl;</text:p>
      <text:p text:style-name="P120"><text:s text:c="8"/>NUMBER <text:s text:c="5"/>= (~SIGN &gt;&gt; +DIGIT)-- &gt;&gt; WS <text:s text:c="4"/>do_( val(0) = stoi(text()); );</text:p>
      <text:p text:style-name="P120"><text:s text:c="8"/>LPAR <text:s text:c="7"/>= '(' &gt;&gt; WS;</text:p>
      <text:p text:style-name="P120"><text:s text:c="8"/>RPAR <text:s text:c="7"/>= ')' &gt;&gt; WS;</text:p>
      <text:p text:style-name="P120"><text:s text:c="8"/>ADD <text:s text:c="8"/>= '+' &gt;&gt; WS;</text:p>
      <text:p text:style-name="P120"><text:s text:c="8"/>SUB <text:s text:c="8"/>= '-' &gt;&gt; WS;</text:p>
      <text:p text:style-name="P120"><text:s text:c="8"/>MUL <text:s text:c="8"/>= '*' &gt;&gt; WS;</text:p>
      <text:p text:style-name="P120"><text:s text:c="8"/>DIV <text:s text:c="8"/>= '/' &gt;&gt; WS;</text:p>
      <text:p text:style-name="P120"/>
      <text:p text:style-name="P120"><text:s text:c="8"/>// Calculator</text:p>
      <text:p text:style-name="P120"><text:s text:c="8"/>calc <text:s text:c="7"/>= WS &gt;&gt; expression <text:s text:c="13"/>do_( cout &lt;&lt; val(1) &lt;&lt; endl; )</text:p>
      <text:p text:style-name="P120"><text:s text:c="20"/>;</text:p>
      <text:p text:style-name="P120"/>
      <text:p text:style-name="P120"><text:s text:c="8"/>expression <text:s/>= term &gt;&gt; *( <text:s text:c="3"/></text:p>
      <text:p text:style-name="P120"><text:s text:c="26"/>ADD &gt;&gt; term <text:s text:c="14"/>do_( val(0) += val(2); )</text:p>
      <text:p text:style-name="P120"><text:s text:c="24"/>| SUB &gt;&gt; term <text:s text:c="14"/>do_( val(0) -= val(2); )</text:p>
      <text:p text:style-name="P120"><text:s text:c="24"/>)</text:p>
      <text:p text:style-name="P120"><text:s text:c="20"/>; </text:p>
      <text:p text:style-name="P120"/>
      <text:p text:style-name="P120"><text:s text:c="8"/>term <text:s text:c="7"/>= factor &gt;&gt; *(</text:p>
      <text:p text:style-name="P120"><text:s text:c="26"/>MUL &gt;&gt; factor <text:s text:c="12"/>do_( val(0) *= val(2); ) <text:s/></text:p>
      <text:p text:style-name="P120"><text:s text:c="24"/>| DIV &gt;&gt; factor <text:s text:c="12"/>do_( val(0) /= val(2); )</text:p>
      <text:p text:style-name="P120"><text:s text:c="24"/>)</text:p>
      <text:p text:style-name="P120"><text:s text:c="20"/>;</text:p>
      <text:p text:style-name="P120"/>
      <text:p text:style-name="P120"><text:s text:c="8"/>factor <text:s text:c="5"/>= NUMBER </text:p>
      <text:p text:style-name="P120"><text:s text:c="20"/>| LPAR &gt;&gt; expression &gt;&gt; RPAR <text:s text:c="3"/>do_( val(0) = val(1); )</text:p>
      <text:p text:style-name="P120"><text:s text:c="20"/>;</text:p>
      <text:p text:style-name="P120"><text:s text:c="4"/>}</text:p>
      <text:p text:style-name="P120">};</text:p>
      <text:p text:style-name="P120"/>
      <text:p text:style-name="P120"/>
      <text:p text:style-name="P126">int main()</text:p>
      <text:p text:style-name="P125">{</text:p>
      <text:p text:style-name="P125"><text:s text:c="4"/>intcalc calc;</text:p>
      <text:p text:style-name="P125"><text:s text:c="4"/></text:p>
      <text:p text:style-name="P120"><text:s text:c="4"/>while ( calc.parse() )</text:p>
      <text:p text:style-name="P120"><text:s text:c="8"/>calc.accept();</text:p>
      <text:p text:style-name="P120">}</text:p>
      <text:p text:style-name="P120"/>
      <text:p text:style-name="P27"><text:soft-page-break/></text:p>
      <text:p text:style-name="P197"><text:span text:style-name="T170">T</text:span><text:span text:style-name="T83">his is a different use of the parser class. </text:span></text:p>
      <text:p text:style-name="P24"/>
      <text:p text:style-name="P197"><text:span text:style-name="T248">First, we</text:span><text:span text:style-name="T83"> have derived a parser from Parser&lt;int&gt;. Parser&lt;int&gt; has a value stack whose elements are of type int. Parser, Parser&lt;&gt; or Parser&lt;void&gt; do not have a value stack. <text:s/></text:span><text:span text:style-name="T248">Parser&lt;T&gt;, where T is any type except void, has a val() method por accessing the value stack.</text:span></text:p>
      <text:p text:style-name="P25"/>
      <text:p text:style-name="P196"><text:span text:style-name="T248">Second, r</text:span><text:span text:style-name="T245">ules are declared </text:span><text:span text:style-name="T253">as </text:span><text:span text:style-name="T259">instance variables</text:span><text:span text:style-name="T253"> of the derived parser, </text:span><text:span text:style-name="T245">and t</text:span><text:span text:style-name="T83">he grammar is built in </text:span><text:span text:style-name="T253">its</text:span><text:span text:style-name="T83"> constructor. </text:span><text:span text:style-name="T253">This way</text:span><text:span text:style-name="T245"> actions</text:span><text:span text:style-name="T83"> </text:span><text:span text:style-name="T245">can</text:span><text:span text:style-name="T83"> call </text:span><text:span text:style-name="T262">inherited </text:span><text:span text:style-name="T248">P</text:span><text:span text:style-name="T83">arser </text:span><text:span text:style-name="T248">methods like text() and </text:span><text:span text:style-name="T83">val() </text:span><text:span text:style-name="T248">directly</text:span><text:span text:style-name="T83">. </text:span><text:span text:style-name="T253">The parser reads characters from an input stream, by default std::cin (standard input).</text:span></text:p>
      <text:p text:style-name="P26"/>
      <text:p text:style-name="P188"><text:span text:style-name="T170">The following rules illustrate several i</text:span><text:span text:style-name="T171">mportant</text:span><text:span text:style-name="T170"> p</text:span><text:span text:style-name="T178">oints</text:span><text:span text:style-name="T170">:</text:span></text:p>
      <text:p text:style-name="P86"/>
      <text:p text:style-name="P124"><text:s text:c="8"/>WS <text:s text:c="9"/>= *" \t\f\r\n"_ccl;</text:p>
      <text:p text:style-name="P124"><text:s text:c="8"/>SIGN <text:s text:c="7"/>= "+-"_ccl;</text:p>
      <text:p text:style-name="P124"><text:s text:c="8"/>DIGIT <text:s text:c="6"/>= "0-9"_ccl;</text:p>
      <text:p text:style-name="P124"><text:s text:c="8"/>NUMBER <text:s text:c="5"/>= (~SIGN &gt;&gt; +DIGIT)-- &gt;&gt; WS <text:s text:c="4"/>do_( val(0) = stoi(text()); );</text:p>
      <text:p text:style-name="P114"/>
      <text:p text:style-name="P189"><text:span text:style-name="T382">WS is “white space”, </text:span><text:span text:style-name="T391">defined as</text:span><text:span text:style-name="T382"> zero or more occurrences (*) of any character from the character class </text:span><text:span text:style-name="T332">" \t\f\r\n"</text:span><text:span text:style-name="T335">. </text:span><text:span text:style-name="T336"><text:s/></text:span></text:p>
      <text:p text:style-name="P89"/>
      <text:p text:style-name="P195"><text:span text:style-name="T193">In the NUMBER rule t</text:span><text:span text:style-name="T381">he expression (</text:span><text:span text:style-name="T332">~SIGN &gt;&gt; +DIGIT) </text:span><text:span text:style-name="T334">d</text:span><text:span text:style-name="T336">escribes an integer number as</text:span><text:span text:style-name="T334"> an optional </text:span><text:span text:style-name="T337">(~) </text:span><text:span text:style-name="T334">sign </text:span><text:span text:style-name="T336">followed by </text:span><text:span text:style-name="T358">(&gt;&gt;) </text:span><text:span text:style-name="T336">one or more </text:span><text:span text:style-name="T337">(+) </text:span><text:span text:style-name="T336">digits. </text:span><text:span text:style-name="T337">The text matched by this expression is captured by the -- operator. The rule consum</text:span><text:span text:style-name="T343">es</text:span><text:span text:style-name="T337"> any white space that may follow the number, </text:span><text:span text:style-name="T354">but this is not part of the captured text</text:span><text:span text:style-name="T337">. <text:s/></text:span><text:span text:style-name="T343">Finally, the </text:span><text:span text:style-name="T337">scheduled action retrieves th</text:span><text:span text:style-name="T343">e</text:span><text:span text:style-name="T337"> capture</text:span><text:span text:style-name="T351">d text</text:span><text:span text:style-name="T341">, </text:span><text:span text:style-name="T337">converts it to an integer </text:span><text:span text:style-name="T338">and returns this i</text:span><text:span text:style-name="T341">nteger</text:span><text:span text:style-name="T338"> from the rule by assigning </text:span><text:span text:style-name="T339">it to </text:span><text:span text:style-name="T353">val(0)</text:span><text:span text:style-name="T338">, </text:span><text:span text:style-name="T339">the first slot </text:span><text:span text:style-name="T358">of</text:span><text:span text:style-name="T339"> t</text:span><text:span text:style-name="T350">his rule’s</text:span><text:span text:style-name="T339"> view of the value stack</text:span><text:span text:style-name="T338">.</text:span></text:p>
      <text:p text:style-name="P66"/>
      <text:p text:style-name="P188"><text:span text:style-name="T333">In a YACC parser t</text:span><text:span text:style-name="T352">his</text:span><text:span text:style-name="T351"> action</text:span><text:span text:style-name="T333"> would </text:span><text:span text:style-name="T338">have been </text:span><text:span text:style-name="T333">written { $$ = atoi(yytext()); }. </text:span><text:span text:style-name="T334">In </text:span><text:span text:style-name="T338">PEGPP </text:span><text:span text:style-name="T355">val(0) </text:span><text:span text:style-name="T338">is e</text:span><text:span text:style-name="T342">quivalent to </text:span><text:span text:style-name="T353">both </text:span><text:span text:style-name="T342">YACC’s </text:span><text:span text:style-name="T338">$$ and </text:span><text:span text:style-name="T334">$1, </text:span><text:span text:style-name="T355">val(1)</text:span><text:span text:style-name="T334"> </text:span><text:span text:style-name="T338">is $2, </text:span><text:span text:style-name="T334">and so on. </text:span><text:span text:style-name="T340">For details on the value stack, </text:span><text:span text:style-name="T354">see </text:span><text:span text:style-name="T340">“The parser class” below.</text:span></text:p>
      <text:p text:style-name="P68"/>
      <text:h text:style-name="P244" text:outline-level="1"><text:bookmark-start text:name="__RefHeading___Toc3021_3456892798"/>Implicit basic expressions<text:bookmark-end text:name="__RefHeading___Toc3021_3456892798"/></text:h>
      <text:p text:style-name="P163"><text:span text:style-name="T94">Whenever possible, operators have been </text:span><text:span text:style-name="T95">overloaded so that they accept </text:span><text:span text:style-name="T94">strings, characters and functions</text:span><text:span text:style-name="T95"> and </text:span><text:span text:style-name="T262">implicitly</text:span><text:span text:style-name="T95"> </text:span><text:span text:style-name="T96">promote them</text:span><text:span text:style-name="T95"> to </text:span><text:span text:style-name="T94">basic parsing expressions</text:span><text:span text:style-name="T95">. </text:span></text:p>
      <text:p text:style-name="P28"/>
      <text:p text:style-name="P79"><text:tab/>std::string s<text:tab/><text:tab/><text:tab/><text:span text:style-name="T28">converts to</text:span> <text:span text:style-name="T46">Lit</text:span>(s)</text:p>
      <text:p text:style-name="P79"><text:tab/><text:span text:style-name="T517">c</text:span><text:span text:style-name="T30">har *</text:span>s<text:tab/><text:tab/><text:tab/><text:tab/><text:span text:style-name="T28">converts to</text:span> <text:span text:style-name="T46">Lit</text:span>(<text:span text:style-name="T46">std::string(</text:span>s<text:span text:style-name="T46">)</text:span>)</text:p>
      <text:p text:style-name="P79"><text:tab/><text:span text:style-name="T46">char</text:span> c <text:tab/><text:tab/><text:tab/><text:tab/><text:span text:style-name="T28">converts to</text:span> <text:span text:style-name="T46">Lit</text:span>(c)</text:p>
      <text:p text:style-name="P79"><text:tab/>std::function&lt;void()&gt; f<text:tab/><text:tab/><text:span text:style-name="T28">converts to</text:span> Do(f)</text:p>
      <text:p text:style-name="P78"><text:tab/>std::function&lt;void(<text:span text:style-name="T31">bool &amp;</text:span>)&gt; f<text:tab/><text:span text:style-name="T28">converts to</text:span> <text:span text:style-name="T32">Pred(</text:span>f)</text:p>
      <text:p text:style-name="P78"><text:tab/></text:p>
      <text:p text:style-name="P218">In the calculator we have eliminated <text:span text:style-name="T469">all explicit</text:span> <text:span text:style-name="T438">calls to Lit</text:span>(). <text:span text:style-name="T33">I</text:span>t is not possible to eliminate <text:span text:style-name="T432">calls to </text:span>Ccl(), since <text:span text:style-name="T66">a standalone string </text:span>s <text:span text:style-name="T439">converts to</text:span> <text:span text:style-name="T46">Lit</text:span>(s). </text:p>
      <text:p text:style-name="P218"/>
      <text:p text:style-name="P215">Unary operators can only be applied to expressions. </text:p>
      <text:p text:style-name="P216"/>
      <text:p text:style-name="P216"><text:span text:style-name="T471">B</text:span>inary operators <text:span text:style-name="T538">(</text:span><text:span text:style-name="T470">&gt;&gt; and |</text:span><text:span text:style-name="T538">)</text:span><text:span text:style-name="T470"> require that at least </text:span>one <text:span text:style-name="T236">side of the </text:span><text:span text:style-name="T249">operation </text:span><text:span text:style-name="T236">is</text:span> <text:span text:style-name="T517">already </text:span>an expression; the other <text:span text:style-name="T241">side may</text:span> convert <text:span text:style-name="T470">implicitly</text:span>. </text:p>
      <text:p text:style-name="P216"/>
      <text:p text:style-name="P217">For example, in the calculator, the expression </text:p>
      <text:p text:style-name="P216"/>
      <text:p text:style-name="P115">'<text:span text:style-name="T472">+</text:span>' &gt;&gt; WS</text:p>
      <text:p text:style-name="P216"/>
      <text:p text:style-name="P217">is implicitly converted to</text:p>
      <text:p text:style-name="P216"/>
      <text:p text:style-name="P115"><text:span text:style-name="T472">Lit(</text:span>'<text:span text:style-name="T472">+</text:span>'<text:span text:style-name="T472">)</text:span> &gt;&gt; WS</text:p>
      <text:p text:style-name="P216"/>
      <text:p text:style-name="P217">since WS is an expression<text:span text:style-name="T484">.</text:span> </text:p>
      <text:p text:style-name="P216"/>
      <text:p text:style-name="P217">In the case of e1 ( e2 ), e1 must be an expression and e2 may convert implicitly. Most of the time e2 is a function <text:span text:style-name="T486">or functional object f </text:span>and promotes to <text:span text:style-name="T535">either </text:span>Do(<text:span text:style-name="T477">f</text:span>) or Pred(<text:span text:style-name="T477">f</text:span>) <text:span text:style-name="T535">depending on its signature</text:span>.</text:p>
      <text:h text:style-name="P246" text:outline-level="1"><text:bookmark-start text:name="__RefHeading___Toc1959_1517836174"/>The rules<text:bookmark-end text:name="__RefHeading___Toc1959_1517836174"/></text:h>
      <text:p text:style-name="P158"><text:span text:style-name="T124">Rules are instances of the Rule class. </text:span><text:span text:style-name="T126">A rule i</text:span><text:span text:style-name="T223">s</text:span><text:span text:style-name="T126"> assigned either a basic expression or</text:span><text:span text:style-name="T125"> the root of</text:span><text:span text:style-name="T124"> a</text:span><text:span text:style-name="T169">n expression</text:span><text:span text:style-name="T124"> tree </text:span><text:span text:style-name="T113">built by </text:span><text:span text:style-name="T126">c</text:span><text:span text:style-name="T223">omposing</text:span><text:span text:style-name="T126"> basic expressions with operators </text:span><text:span text:style-name="T135">and parentheses</text:span><text:span text:style-name="T126">. Memory is </text:span><text:span text:style-name="T124">dynamically allocat</text:span><text:span text:style-name="T126">ed</text:span><text:span text:style-name="T124"> for the structures in the nodes of the tree. </text:span><text:span text:style-name="T125">The tree is built using s</text:span><text:span text:style-name="T124">mart pointers of the type std::shared_ptr, </text:span><text:span text:style-name="T125">so that </text:span><text:span text:style-name="T113">this </text:span><text:span text:style-name="T124">memory </text:span><text:span text:style-name="T125">is released </text:span><text:span text:style-name="T124">when the rules g</text:span><text:span text:style-name="T126">o out of scope and are destroyed.</text:span></text:p>
      <text:p text:style-name="P39"/>
      <text:p text:style-name="P172"><text:span text:style-name="T223">R</text:span><text:span text:style-name="T108">ules may be </text:span><text:span text:style-name="T218">assigned </text:span><text:span text:style-name="T108">in any arbitrary order. </text:span><text:span text:style-name="T126">The expression tree assigned to a rule may u</text:span><text:span text:style-name="T221">se</text:span><text:span text:style-name="T126"> the same </text:span><text:span text:style-name="T224">rule </text:span><text:span text:style-name="T126">or </text:span><text:span text:style-name="T219">other </text:span><text:span text:style-name="T108">rule</text:span><text:span text:style-name="T224">s</text:span><text:span text:style-name="T108"> </text:span><text:span text:style-name="T221">as basic expression</text:span><text:span text:style-name="T224">s</text:span><text:span text:style-name="T108">, whether t</text:span><text:span text:style-name="T224">hey</text:span><text:span text:style-name="T108"> ha</text:span><text:span text:style-name="T224">ve</text:span><text:span text:style-name="T108"> already been </text:span><text:span text:style-name="T218">initialized</text:span><text:span text:style-name="T108"> or not. This </text:span><text:span text:style-name="T221">i</text:span><text:span text:style-name="T222">s necessary to support grammars </text:span><text:span text:style-name="T224">with cyclic references.</text:span><text:span text:style-name="T222"> </text:span><text:span text:style-name="T228">A</text:span><text:span text:style-name="T222"> </text:span><text:span text:style-name="T306">r</text:span><text:span text:style-name="T307">ule expression</text:span><text:span text:style-name="T222"> is a proxy that holds a reference to the rule.</text:span><text:span text:style-name="T97"> </text:span><text:span text:style-name="T98">This is a plain C++ reference, not a smart pointer, otherwise c</text:span><text:span text:style-name="T224">yclic</text:span><text:span text:style-name="T98"> grammars would leak memory. </text:span></text:p>
      <text:p text:style-name="P43"/>
      <text:p text:style-name="P229"><text:span text:style-name="T98">R</text:span><text:span text:style-name="T83">ules can be assigned a label when defined. This is used for error reporting. See “Error reporting” below.</text:span></text:p>
      <text:p text:style-name="P43"><text:soft-page-break/></text:p>
      <text:p text:style-name="P170"><text:span text:style-name="T231">This behavior imposes some limitations on the Rule class. </text:span><text:span text:style-name="T98">R</text:span><text:span text:style-name="T231">ules </text:span><text:span text:style-name="T232">have to be defined </text:span><text:span text:style-name="T283">f</text:span><text:span text:style-name="T262">irst </text:span><text:span text:style-name="T281">(</text:span><text:span text:style-name="T283">either uninitialized or initialized </text:span><text:span text:style-name="T281">with a </text:span><text:span text:style-name="T284">const char * </text:span><text:span text:style-name="T281">label) </text:span><text:span text:style-name="T232">and assigned a </text:span><text:span text:style-name="T256">parsing e</text:span><text:span text:style-name="T232">xpression </text:span><text:span text:style-name="T256">afterwards</text:span><text:span text:style-name="T231">. They cannot be copied </text:span><text:span text:style-name="T283">either</text:span><text:span text:style-name="T231">. </text:span><text:span text:style-name="T262">A</text:span><text:span text:style-name="T100"> statement </text:span><text:span text:style-name="T262">like </text:span><text:span text:style-name="T100">r = r is normally supposed to do nothing. </text:span><text:span text:style-name="T228">But</text:span><text:span text:style-name="T100"> if r is a rule the r on the right is a </text:span><text:span text:style-name="T308">rule expression </text:span><text:span text:style-name="T314">that is assigned to the r on the left</text:span><text:span text:style-name="T100">. This </text:span><text:span text:style-name="T225">s</text:span><text:span text:style-name="T226">tatement</text:span><text:span text:style-name="T98"> </text:span><text:span text:style-name="T220">makes</text:span><text:span text:style-name="T98"> </text:span><text:span text:style-name="T99">r left recursive.</text:span></text:p>
      <text:h text:style-name="P247" text:outline-level="1"><text:bookmark-start text:name="__RefHeading___Toc3592_3593262235"/>Left recursion <text:bookmark-end text:name="__RefHeading___Toc3592_3593262235"/></text:h>
      <text:p text:style-name="P169"><text:span text:style-name="T508">A PEG is left recursive if it contains at least one </text:span><text:span text:style-name="T540">reachable </text:span><text:span text:style-name="T508">rule that may try to parse itself without </text:span><text:span text:style-name="T228">c</text:span><text:span text:style-name="T229">onsuming</text:span><text:span text:style-name="T508"> any input. Parsing such a rule </text:span><text:span text:style-name="T99">g</text:span><text:span text:style-name="T169">oes</text:span><text:span text:style-name="T35"> into infinite recursi</text:span><text:span text:style-name="T99">o</text:span><text:span text:style-name="T100">n </text:span><text:span text:style-name="T35">and overflows the stack. </text:span></text:p>
      <text:p text:style-name="P168"/>
      <text:p text:style-name="P168"><text:span text:style-name="T35">The statement r = r is a case of direct left recursion: a rule is assigned an expression that starts by trying to parse the same rule without reading any input. </text:span><text:span text:style-name="T99">Left recursion can also be indirect, i</text:span><text:span text:style-name="T127">f</text:span><text:span text:style-name="T99"> the grammar has cyclic references. The </text:span><text:span text:style-name="T108">calculator </text:span><text:span text:style-name="T246">grammar </text:span><text:span text:style-name="T107">has t</text:span><text:span text:style-name="T108">he following </text:span><text:span text:style-name="T246">reference </text:span><text:span text:style-name="T159">c</text:span><text:span text:style-name="T204">ycle</text:span><text:span text:style-name="T108">:</text:span></text:p>
      <text:p text:style-name="P30"/>
      <text:p text:style-name="P31"><text:tab/><text:span text:style-name="T20">expression → term → factor → expression</text:span></text:p>
      <text:p text:style-name="P31"/>
      <text:p text:style-name="P158"><text:span text:style-name="T107">The first two references (expression → term </text:span><text:span text:style-name="T204">and term </text:span><text:span text:style-name="T107">→ factor) are direct: expression p</text:span><text:span text:style-name="T113">arses term </text:span><text:span text:style-name="T107">and term parse</text:span><text:span text:style-name="T113">s</text:span><text:span text:style-name="T107"> factor before reading any input. The third r</text:span><text:span text:style-name="T113">eference</text:span><text:span text:style-name="T107"> (factor → expression) closes the cycle, but </text:span><text:span text:style-name="T227">this time </text:span><text:span text:style-name="T114">factor parses expression </text:span><text:span text:style-name="T107">only after </text:span><text:span text:style-name="T114">parsing</text:span><text:span text:style-name="T108"> </text:span><text:span text:style-name="T109">a </text:span><text:span text:style-name="T108">left parenthesis </text:span><text:span text:style-name="T114">token </text:span><text:span text:style-name="T109">(LPAR</text:span><text:span text:style-name="T108">), </text:span><text:span text:style-name="T114">which c</text:span><text:span text:style-name="T204">onsumes</text:span><text:span text:style-name="T114"> at least one ‘</text:span><text:span text:style-name="T265">(‘</text:span><text:span text:style-name="T127"> </text:span><text:span text:style-name="T114">character </text:span><text:span text:style-name="T242">from the input</text:span><text:span text:style-name="T108">. </text:span><text:span text:style-name="T110">Without this LPAR </text:span><text:span text:style-name="T108">the grammar would be left recursive. This is an inherent limitation of PEG grammars: reference cycles </text:span><text:span text:style-name="T111">that may close</text:span><text:span text:style-name="T108"> without </text:span><text:span text:style-name="T242">previously </text:span><text:span text:style-name="T110">consuming</text:span><text:span text:style-name="T108"> at least one character </text:span><text:span text:style-name="T112">are forbidden</text:span><text:span text:style-name="T108">. </text:span></text:p>
      <text:h text:style-name="P240" text:outline-level="1"><text:bookmark-start text:name="__RefHeading___Toc1963_1517836174"/>Parsing <text:span text:style-name="T379">a</text:span><text:span text:style-name="T506"> grammar</text:span><text:bookmark-end text:name="__RefHeading___Toc1963_1517836174"/></text:h>
      <text:p text:style-name="P165"><text:span text:style-name="T286">Once built, a grammar is p</text:span><text:span text:style-name="T287">arsed</text:span><text:span text:style-name="T286"> </text:span><text:span text:style-name="T301">by calling the parse() method of a parser initialized with the grammar’s start rule. Parse()</text:span><text:span text:style-name="T286"> returns true if t</text:span><text:span text:style-name="T292">he </text:span><text:span text:style-name="T286">grammar </text:span><text:span text:style-name="T292">is parsed successfull</text:span><text:span text:style-name="T293">y</text:span><text:span text:style-name="T286">. </text:span><text:span text:style-name="T289">Wh</text:span><text:span text:style-name="T286">en parse() </text:span><text:span text:style-name="T287">suceeds, </text:span><text:span text:style-name="T286">the </text:span><text:span text:style-name="T301">parser</text:span><text:span text:style-name="T286"> holds </text:span><text:span text:style-name="T290">in an internal buffer all </text:span><text:span text:style-name="T286">input read </text:span><text:span text:style-name="T291">so far, and an input pointer pointing to the first character </text:span><text:span text:style-name="T292">after the last one matched</text:span><text:span text:style-name="T286">. For example, let’s assume that the </text:span><text:span text:style-name="T288">calculator </text:span><text:span text:style-name="T294">of the previous example </text:span><text:span text:style-name="T286">is fed with this input:</text:span></text:p>
      <text:p text:style-name="P51"/>
      <text:p text:style-name="P50"><text:tab/>(1 + 2) * 3 H<text:span text:style-name="T24">ello</text:span></text:p>
      <text:p text:style-name="P50"/>
      <text:p text:style-name="P171"><text:span text:style-name="T295">The </text:span><text:span text:style-name="T289">first </text:span><text:span text:style-name="T295">call to parse(</text:span><text:span text:style-name="T288">)</text:span><text:span text:style-name="T295"> returns true. </text:span><text:span text:style-name="T289">Now t</text:span><text:span text:style-name="T295">he </text:span><text:span text:style-name="T288">parser</text:span><text:span text:style-name="T295"> </text:span><text:span text:style-name="T296">has </text:span><text:span text:style-name="T303">moved</text:span><text:span text:style-name="T295"> its input pointer to the H in Hello. The </text:span><text:span text:style-name="T288">parser</text:span><text:span text:style-name="T295"> also holds a vector of actions scheduled by Do() during parsing. </text:span><text:span text:style-name="T294">These actions are stored together with a context that includes the position and length of the last captured text in the input buffer and the </text:span><text:span text:style-name="T300">current </text:span><text:span text:style-name="T294">o</text:span><text:span text:style-name="T297">ffset</text:span><text:span text:style-name="T294"> of i</text:span><text:span text:style-name="T297">ndices</text:span><text:span text:style-name="T294"> into the value stack</text:span><text:span text:style-name="T300"> </text:span><text:span text:style-name="T302">at the time each action was scheduled</text:span><text:span text:style-name="T294">, so that the text() method returns the correct string and </text:span><text:span text:style-name="T303">accessing</text:span><text:span text:style-name="T294"> the value stack </text:span><text:span text:style-name="T303">with val() </text:span><text:span text:style-name="T294">works properly. </text:span></text:p>
      <text:p text:style-name="P53"/>
      <text:p text:style-name="P52">Calling accept() executes the scheduled actions, resets the vector that holds them and discards the consumed part of the input. Input now starts at the H in Hello. The next call to parse() fails, since Hello does not match the grammar, <text:span text:style-name="T431">and the input pointer does not </text:span><text:span text:style-name="T531">move</text:span><text:span text:style-name="T431">.</text:span></text:p>
      <text:p text:style-name="P52"/>
      <text:p text:style-name="P53">Usually parse() is called in a loop until it fails, and accept() is called every time parse() suceeds:</text:p>
      <text:p text:style-name="P53"/>
      <text:p text:style-name="P177"><text:span text:style-name="T1"><text:s text:c="4"/>while ( </text:span><text:span text:style-name="T2">p</text:span><text:span text:style-name="T1">.parse() )</text:span></text:p>
      <text:p text:style-name="P123"><text:s text:c="8"/><text:span text:style-name="T519">p</text:span>.accept();</text:p>
      <text:p text:style-name="P137"/>
      <text:p text:style-name="P159"><text:span text:style-name="T300">Cal</text:span><text:span text:style-name="T297">ling accept() may be </text:span><text:span text:style-name="T298">arbitrarily </text:span><text:span text:style-name="T297">delayed; in this case </text:span><text:span text:style-name="T299">matched </text:span><text:span text:style-name="T501">input and scheduled actions just queue up in the </text:span><text:span text:style-name="T243">p</text:span><text:span text:style-name="T244">arser</text:span><text:span text:style-name="T501"> until accept() is called.</text:span></text:p>
      <text:p text:style-name="P206"/>
      <text:h text:style-name="P245" text:outline-level="1"><text:bookmark-start text:name="__RefHeading___Toc2462_1285663837"/><text:span text:style-name="T529">Using t</text:span>he value stack<text:bookmark-end text:name="__RefHeading___Toc2462_1285663837"/></text:h>
      <text:p text:style-name="P206"/>
      <text:p text:style-name="P213">Rule actions <text:span text:style-name="T445">(and semantic predicates) </text:span>may return <text:span text:style-name="T456">a value</text:span> <text:span text:style-name="T485">from their rule </text:span>by assigning <text:span text:style-name="T501">slot 0 of the value stack, </text:span><text:span text:style-name="T526">val(0)</text:span>. <text:span text:style-name="T191">T</text:span><text:span text:style-name="T192">he value stack is based on a self-resizing vector </text:span><text:span text:style-name="T247">that</text:span><text:span text:style-name="T192"> is indexed relative to </text:span><text:span text:style-name="T250">the current</text:span><text:span text:style-name="T192"> o</text:span><text:span text:style-name="T194">ffset</text:span><text:span text:style-name="T192"> when </text:span><text:span text:style-name="T195">each</text:span><text:span text:style-name="T192"> rule starts parsing. </text:span></text:p>
      <text:p text:style-name="P213"/>
      <text:p text:style-name="P213"><text:span text:style-name="T476">When a rule r1 is used as a basic expression in </text:span><text:span text:style-name="T172">a</text:span><text:span text:style-name="T250">nother</text:span><text:span text:style-name="T172"> </text:span><text:span text:style-name="T173">rule r2</text:span><text:span text:style-name="T498">, the value </text:span><text:span text:style-name="T172">a</text:span><text:span text:style-name="T173">ssigned to</text:span><text:span text:style-name="T498"> </text:span><text:span text:style-name="T251">val(0)</text:span><text:span text:style-name="T192"> by </text:span><text:span text:style-name="T498">r1 </text:span><text:span text:style-name="T172">a</text:span><text:span text:style-name="T205">ppears to </text:span><text:span text:style-name="T498">r2 </text:span><text:span text:style-name="T265">as</text:span><text:span text:style-name="T498"> </text:span><text:span text:style-name="T527">val(n)</text:span><text:span text:style-name="T498">, where </text:span><text:span text:style-name="T527">n</text:span><text:span text:style-name="T498"> is the distance of r1 to the root of </text:span><text:span text:style-name="T172">r</text:span><text:span text:style-name="T173">2</text:span><text:span text:style-name="T498">. This distance is </text:span><text:span text:style-name="T172">m</text:span><text:span text:style-name="T173">easured by counting the number of &gt;&gt;’s necessary to reach r1 from the r</text:span><text:span text:style-name="T194">oot</text:span><text:span text:style-name="T174"> of r2.</text:span></text:p>
      <text:p text:style-name="P206"/>
      <text:p text:style-name="P213"><text:span text:style-name="T499">I</text:span>n rule term <text:span text:style-name="T452">of the calculator</text:span>, <text:span text:style-name="T500">counting the &gt;&gt;’s </text:span><text:span text:style-name="T206">t</text:span><text:span text:style-name="T207">ells</text:span><text:span text:style-name="T500"> </text:span><text:span text:style-name="T529">us </text:span><text:span text:style-name="T500">that </text:span>the first factor is in <text:span text:style-name="T191">s</text:span><text:span text:style-name="T195">lot</text:span> 0 and the <text:span text:style-name="T263">second one</text:span><text:span text:style-name="T526"> </text:span>in <text:span text:style-name="T191">s</text:span><text:span text:style-name="T195">lot</text:span> 2:</text:p>
      <text:p text:style-name="P213"/>
      <text:p text:style-name="P122"><text:s text:c="8"/>term <text:s text:c="7"/>= factor &gt;&gt; *(</text:p>
      <text:p text:style-name="P122"><text:s text:c="26"/>MUL &gt;&gt; factor <text:s text:c="12"/>do_( val(0) *= val(2); ) <text:s/></text:p>
      <text:p text:style-name="P122"><text:s text:c="24"/>| DIV &gt;&gt; factor <text:s text:c="12"/>do_( val(0) /= val(2); )</text:p>
      <text:p text:style-name="P122"><text:s text:c="24"/>)</text:p>
      <text:p text:style-name="P122"><text:s text:c="20"/>;</text:p>
      <text:p text:style-name="P122"/>
      <text:p text:style-name="P127"/>
      <text:p text:style-name="P204"><text:s/>If an expression has alternative <text:span text:style-name="T529">branches</text:span>, it uses as <text:span text:style-name="T25">many</text:span> stack slots as <text:span text:style-name="T200">t</text:span><text:span text:style-name="T201">he</text:span><text:span text:style-name="T505"> longest </text:span><text:span text:style-name="T201">one</text:span><text:span text:style-name="T505">. For example:</text:span></text:p>
      <text:p text:style-name="P205"/>
      <text:p text:style-name="P180"><text:span text:style-name="T369"><text:tab/> <text:s text:c="6"/></text:span><text:span text:style-name="T3"><text:s/>r = e0 </text:span><text:span text:style-name="T4">&gt;&gt;</text:span><text:span text:style-name="T3"><text:tab/>(</text:span></text:p>
      <text:p text:style-name="P138"><text:tab/><text:tab/><text:tab/> <text:s/>a1 <text:span text:style-name="T27">&gt;&gt;</text:span> a2 </text:p>
      <text:p text:style-name="P138"><text:tab/><text:tab/><text:tab/>| b1 <text:span text:style-name="T27">&gt;&gt;</text:span> b2 <text:span text:style-name="T27">&gt;&gt;</text:span> b3 <text:span text:style-name="T27">&gt;&gt;</text:span> b4 </text:p>
      <text:p text:style-name="P138"><text:tab/><text:tab/><text:tab/>) <text:tab/><text:tab/><text:tab/> <text:s/><text:span text:style-name="T27">&gt;&gt;</text:span> e5;</text:p>
      <text:p text:style-name="P81"/>
      <text:p text:style-name="P214"><text:soft-page-break/>Th<text:span text:style-name="T29">e</text:span> expression between parentheses uses four stack slots. The result of e5 appears in <text:span text:style-name="T191">s</text:span><text:span text:style-name="T192">lot 5</text:span>, no matter which <text:span text:style-name="T254">branch</text:span> matche<text:span text:style-name="T26">s</text:span> when parsing (<text:span text:style-name="T503">either </text:span>a1 ... <text:s/>a2 or b1 ... b4).</text:p>
      <text:h text:style-name="P241" text:outline-level="1"><text:bookmark-start text:name="__RefHeading___Toc1975_1517836174"/><text:span text:style-name="T45">Action and semantic predicate</text:span> macros<text:bookmark-end text:name="__RefHeading___Toc1975_1517836174"/></text:h>
      <text:p text:style-name="P69">Peg.h defines <text:span text:style-name="T447">some</text:span> macros <text:span text:style-name="T63">for</text:span> using lambdas <text:span text:style-name="T461">as</text:span> <text:span text:style-name="T441">embedded </text:span>actions and semantic predicates with a <text:span text:style-name="T433">compact</text:span> notation:</text:p>
      <text:p text:style-name="P69"/>
      <text:p text:style-name="P98">#define <text:span text:style-name="T457">do</text:span>_(...) <text:s text:c="4"/>(peg::Do([&amp;]{ __VA_ARGS__ })) <text:s/></text:p>
      <text:p text:style-name="P97">#define pa_(...) <text:s text:c="4"/>(peg::Pred([&amp;](bool &amp;){ __VA_ARGS__ })) <text:s/></text:p>
      <text:p text:style-name="P95">#define pr_(...) <text:s text:c="4"/>(peg::Pred([&amp;](bool &amp;__r){ __r = [&amp;]()-&gt;bool{ __VA_ARGS__ }(); })) <text:s/></text:p>
      <text:p text:style-name="P96">#define if_(...) <text:s text:c="4"/>(peg::Pred([&amp;](bool &amp;__r){ __r = (__VA_ARGS__); })) <text:s/></text:p>
      <text:p text:style-name="P96"/>
      <text:p text:style-name="P206">Th<text:span text:style-name="T73">e do_( ... ) </text:span>macro <text:span text:style-name="T73">defines </text:span>a <text:span text:style-name="T436">scheduled</text:span> action. <text:span text:style-name="T74">The argument is the body of a void() function.</text:span></text:p>
      <text:p text:style-name="P206"/>
      <text:p text:style-name="P206">The <text:span text:style-name="T62">other</text:span> macro<text:span text:style-name="T62">s</text:span> <text:span text:style-name="T73">define</text:span> semantic predicates, <text:span text:style-name="T447">which execute at parsing time.</text:span></text:p>
      <text:p text:style-name="P206"/>
      <text:p text:style-name="P142"><text:span text:style-name="T62">T</text:span>he argument of p<text:span text:style-name="T447">a</text:span>_<text:span text:style-name="T62">( ... ) </text:span>is the body of a <text:span text:style-name="T447">void() function.</text:span> <text:span text:style-name="T67">This</text:span> <text:span text:style-name="T67">predicate always succeeds.</text:span></text:p>
      <text:p text:style-name="P142"/>
      <text:p text:style-name="P142"><text:span text:style-name="T62">T</text:span>he argument of pr_<text:span text:style-name="T62">( ... ) </text:span>is the body of a <text:span text:style-name="T447">bool() </text:span>function<text:span text:style-name="T75">.</text:span> <text:span text:style-name="T67">This</text:span> <text:span text:style-name="T67">predicate succeeds if the</text:span> function returns true, <text:span text:style-name="T67">and fails otherwise</text:span>.</text:p>
      <text:p text:style-name="P142"/>
      <text:p text:style-name="P142">The argument of if_( ... ) is <text:span text:style-name="T76">a</text:span> bool<text:span text:style-name="T72">ean</text:span> expression. Th<text:span text:style-name="T447">is</text:span> predicate succeeds if <text:span text:style-name="T76">the value of the </text:span>expression <text:span text:style-name="T76">is</text:span> true, and fails otherwise. </text:p>
      <text:p text:style-name="P143"/>
      <text:p text:style-name="P199"><text:span text:style-name="T459">T</text:span>he following rule<text:span text:style-name="T62">s</text:span> <text:span text:style-name="T64">are equivalent and </text:span>always fail:</text:p>
      <text:p text:style-name="P200"/>
      <text:p text:style-name="P181"><text:span text:style-name="T5">Rule fail</text:span><text:span text:style-name="T6">1, fail2</text:span><text:span text:style-name="T5">;</text:span></text:p>
      <text:p text:style-name="P99">fail<text:span text:style-name="T62">1</text:span> = if_( <text:span text:style-name="T62">false</text:span> );</text:p>
      <text:p text:style-name="P101">fail2 = pr_( return false; );</text:p>
      <text:p text:style-name="P99"/>
      <text:p text:style-name="P208"><text:span text:style-name="T64">These</text:span> macros <text:span text:style-name="T43">expand to</text:span> parenthesized expressions. If <text:span text:style-name="T42">they are </text:span>placed <text:span text:style-name="T44">immediately following </text:span>another expression, they attach to it, <text:span text:style-name="T45">because the parentheses are interpreted as operator ()</text:span>. <text:span text:style-name="T455">Otherwise, the parentheses are redundant and have no effect.</text:span></text:p>
      <text:p text:style-name="P208"/>
      <text:p text:style-name="P209"><text:span text:style-name="T478">Attaching actions and semantic predicates to a grammar does not affect the positions of </text:span><text:span text:style-name="T529">each ex</text:span><text:span text:style-name="T478">pression in the value stack. This is useful </text:span><text:span text:style-name="T115">when it is necessary to </text:span><text:span text:style-name="T478">add new actions or predicates to an existing grammar, either </text:span><text:span text:style-name="T529">for</text:span><text:span text:style-name="T478"> functionality or for debugging, without </text:span><text:span text:style-name="T254">shifting</text:span><text:span text:style-name="T478"> references to the value stack in </text:span><text:span text:style-name="T529">existing </text:span><text:span text:style-name="T478">actions and predicates.</text:span></text:p>
      <text:p text:style-name="P210"/>
      <text:p text:style-name="P211"><text:span text:style-name="T482">These macros are </text:span><text:span text:style-name="T529">useful but </text:span><text:span text:style-name="T482">optional. Do() and Pred() can always be </text:span><text:span text:style-name="T116">h</text:span><text:span text:style-name="T117">and coded</text:span><text:span text:style-name="T482">, either directly or implicitly:</text:span></text:p>
      <text:p text:style-name="P212"/>
      <text:p text:style-name="P182"><text:span text:style-name="T5">Rule fail, </text:span><text:span text:style-name="T7">succeed</text:span><text:span text:style-name="T5">;</text:span></text:p>
      <text:p text:style-name="P100">fail = <text:span text:style-name="T460">[](bool &amp;r){ r = false; };</text:span></text:p>
      <text:p text:style-name="P100"><text:span text:style-name="T460">succeed</text:span> = <text:span text:style-name="T460">[](bool &amp;){ };</text:span></text:p>
      <text:p text:style-name="P100"/>
      <text:p text:style-name="P203"><text:span text:style-name="T528">T</text:span><text:span text:style-name="T543">his simple palindrome recognizer </text:span><text:span text:style-name="T252">uses</text:span><text:span text:style-name="T448"> semantic predicates and parsing time actions:</text:span></text:p>
      <text:p text:style-name="P134"/>
      <text:p text:style-name="P135">#include &lt;string&gt;</text:p>
      <text:p text:style-name="P132">#include &lt;iostream&gt;</text:p>
      <text:p text:style-name="P132"/>
      <text:p text:style-name="P132">#include "peg.h"</text:p>
      <text:p text:style-name="P132"/>
      <text:p text:style-name="P132">using namespace std;</text:p>
      <text:p text:style-name="P132">using namespace peg;</text:p>
      <text:p text:style-name="P132"/>
      <text:p text:style-name="P132">int main()</text:p>
      <text:p text:style-name="P132">{</text:p>
      <text:p text:style-name="P132"><text:s text:c="4"/>class pal_parser : public Parser&lt;string&gt;</text:p>
      <text:p text:style-name="P132"><text:s text:c="4"/>{</text:p>
      <text:p text:style-name="P132"><text:s text:c="8"/>Rule start, pal, chr;</text:p>
      <text:p text:style-name="P132"/>
      <text:p text:style-name="P132"><text:s text:c="4"/>public:</text:p>
      <text:p text:style-name="P132"/>
      <text:p text:style-name="P132"><text:s text:c="8"/>pal_parser(istream &amp;in = cin) : Parser(start, in)</text:p>
      <text:p text:style-name="P132"><text:s text:c="8"/>{</text:p>
      <text:p text:style-name="P132"><text:s text:c="12"/>start <text:s text:c="2"/>= pal-- <text:s text:c="16"/>do_( cout &lt;&lt; text() &lt;&lt; endl; )</text:p>
      <text:p text:style-name="P132"><text:s text:c="20"/>;</text:p>
      <text:p text:style-name="P132"/>
      <text:p text:style-name="P132"><text:s text:c="12"/>pal <text:s text:c="4"/>= chr &gt;&gt; pal &gt;&gt; chr <text:s text:c="4"/>if_( val(0) == val(2) ) </text:p>
      <text:p text:style-name="P132"><text:s text:c="20"/>| chr &gt;&gt; chr <text:s text:c="11"/>if_( val(0) == val(1) ) </text:p>
      <text:p text:style-name="P132"><text:s text:c="20"/>| chr</text:p>
      <text:p text:style-name="P132"><text:s text:c="20"/>;</text:p>
      <text:p text:style-name="P132"/>
      <text:p text:style-name="P132"><text:s text:c="12"/>chr <text:s text:c="4"/>= Any()-- <text:s text:c="14"/>pa_( val(0) = text(); ) <text:s/></text:p>
      <text:p text:style-name="P132"><text:s text:c="20"/>; <text:s text:c="6"/></text:p>
      <text:p text:style-name="P132"><text:s text:c="8"/>}</text:p>
      <text:p text:style-name="P132"><text:s text:c="4"/>};</text:p>
      <text:p text:style-name="P132"/>
      <text:p text:style-name="P132"><text:s text:c="4"/>pal_parser p;</text:p>
      <text:p text:style-name="P132"/>
      <text:p text:style-name="P132"><text:s text:c="4"/>while ( p.parse() )</text:p>
      <text:p text:style-name="P132"><text:s text:c="8"/>p.accept();</text:p>
      <text:p text:style-name="P132">}</text:p>
      <text:p text:style-name="P133"/>
      <text:p text:style-name="P167"><text:soft-page-break/><text:span text:style-name="T317">The pal rule defines a palindrome as a </text:span><text:span text:style-name="T318">symmetric string, including </text:span><text:span text:style-name="T356">those</text:span><text:span text:style-name="T326"> of lengh 1</text:span><text:span text:style-name="T318">. <text:s/>For lengths &gt; 1 the symmetry is enforced by t</text:span><text:span text:style-name="T326">he</text:span><text:span text:style-name="T318"> if_( ... ) macros. Characters read from the input are placed in the value stack by the pa_( ... ) macro. In this parser the value stack is only used during parsing. At execution time, the </text:span><text:span text:style-name="T319">do</text:span><text:span text:style-name="T318">_( ... ) macro in rule start outputs </text:span><text:span text:style-name="T347">the</text:span><text:span text:style-name="T318"> text capture of each recognized palindrome, followed by a newline. Recognized palindromes are not a</text:span><text:span text:style-name="T326">lways</text:span><text:span text:style-name="T318"> the longest possible, </text:span><text:span text:style-name="T327">especially if the input contains sequences of repeated characters. </text:span><text:span text:style-name="T359">But this is just a toy example.</text:span></text:p>
      <text:h text:style-name="Heading_20_1" text:outline-level="1"><text:bookmark-start text:name="__RefHeading___Toc1983_1517836174"/>The <text:span text:style-name="T468">P</text:span>arser class<text:bookmark-end text:name="__RefHeading___Toc1983_1517836174"/></text:h>
      <text:p text:style-name="P155"><text:span text:style-name="T344">The Parser</text:span><text:span text:style-name="T345">&lt;T&gt;</text:span><text:span text:style-name="T344"> class </text:span><text:span text:style-name="T356">(</text:span><text:span text:style-name="T361">where</text:span><text:span text:style-name="T360"> </text:span><text:span text:style-name="T356">T is not void) has the following</text:span><text:span text:style-name="T346"> public interface:</text:span></text:p>
      <text:p text:style-name="P75"/>
      <text:p text:style-name="P112">// Construct<text:span text:style-name="T77">or</text:span></text:p>
      <text:p text:style-name="P113">Parser(Rule &amp;<text:span text:style-name="T480">start</text:span>, std::istream &amp;in = std::cin);</text:p>
      <text:p text:style-name="P179"><text:span text:style-name="T8">Parser(Rule &amp;</text:span><text:span text:style-name="T9">start</text:span><text:span text:style-name="T8">, </text:span><text:span text:style-name="T10">std::size_t c</text:span><text:span text:style-name="T11">apacity</text:span><text:span text:style-name="T10">, </text:span><text:span text:style-name="T8">std::istream &amp;in = std::cin);</text:span></text:p>
      <text:p text:style-name="P113"/>
      <text:p text:style-name="P112">// Parsing methods</text:p>
      <text:p text:style-name="P112">bool parse();</text:p>
      <text:p text:style-name="P112">void accept();</text:p>
      <text:p text:style-name="P112">void clear();</text:p>
      <text:p text:style-name="P112">std::string text() <text:span text:style-name="T401">const</text:span>;</text:p>
      <text:p text:style-name="P119">std::string get_error() const;</text:p>
      <text:p text:style-name="P112"/>
      <text:p text:style-name="P110">// <text:span text:style-name="T434">Grammar check</text:span></text:p>
      <text:p text:style-name="P111">#ifdef PEG_DEBUG</text:p>
      <text:p text:style-name="P111">void check() const;</text:p>
      <text:p text:style-name="P111">#endif</text:p>
      <text:p text:style-name="P184"/>
      <text:p text:style-name="P185">// Reference to a value stack slot</text:p>
      <text:p text:style-name="P185">T &amp;val(std::size_t idx);</text:p>
      <text:p text:style-name="P185">const T &amp;val(std::size_t idx) const;</text:p>
      <text:p text:style-name="P185"/>
      <text:p text:style-name="P185">// Reference to a value contained in a variant value stack slot</text:p>
      <text:p text:style-name="P185">template &lt;typename U&gt; U &amp;val(std::size_t idx);</text:p>
      <text:p text:style-name="P186">template &lt;typename U&gt; const U &amp;val(std::size_t idx) const;</text:p>
      <text:p text:style-name="P186"/>
      <text:p text:style-name="Standard"><text:span text:style-name="T408">The constructor takes one </text:span><text:span text:style-name="T409">mandatory and two optional </text:span><text:span text:style-name="T408">arguments: a reference to the grammar’s start rule, </text:span><text:span text:style-name="T409">the initial c</text:span><text:span text:style-name="T410">apacity</text:span><text:span text:style-name="T409"> of the value stack (by default 128) and a refe</text:span><text:span text:style-name="T408">rence to the input stream </text:span><text:span text:style-name="T409">(</text:span><text:span text:style-name="T408">by default standard input</text:span><text:span text:style-name="T409">)</text:span><text:span text:style-name="T408">. </text:span><text:span text:style-name="T425">The value stack is a self-resizing vector. Depending on T, resizing </text:span><text:span text:style-name="T427">a </text:span><text:span text:style-name="T425">vector </text:span><text:span text:style-name="T427">of Ts</text:span><text:span text:style-name="T425"> may be a costly operation. In order to avoid resizing, you may define a bigger initial capacity.</text:span></text:p>
      <text:p text:style-name="Standard"/>
      <text:list xml:id="list395014148" text:style-name="L3">
        <text:list-item>
          <text:p text:style-name="P265">parse() parses the start rule.</text:p>
        </text:list-item>
        <text:list-item>
          <text:p text:style-name="P265">accept() <text:span text:style-name="T453">executes the scheduled actions and discards matched input. </text:span></text:p>
        </text:list-item>
        <text:list-item>
          <text:p text:style-name="P265">clear() <text:span text:style-name="T453">discards all input and scheduled actions. </text:span></text:p>
        </text:list-item>
        <text:list-item>
          <text:p text:style-name="P265">text() <text:span text:style-name="T453">returns a string with the contents of the most recently closed text capture.</text:span> </text:p>
        </text:list-item>
        <text:list-item>
          <text:p text:style-name="P266">get_error() returns a string describing a parsing error, only meaningful if labeled <text:span text:style-name="T280">rules</text:span> are used in the grammar and parse() <text:span text:style-name="T275">fails<text:tab/></text:span>. <text:span text:style-name="T542">See “Error reporting” below.</text:span></text:p>
        </text:list-item>
        <text:list-item>
          <text:p text:style-name="P265">If PEG_DEBUG <text:span text:style-name="T453">is defined</text:span>, check() checks the grammar from the start rule.</text:p>
        </text:list-item>
        <text:list-item>
          <text:p text:style-name="P265">val(n) and val&lt;<text:span text:style-name="T530">U</text:span>&gt;(n) access the value stack.</text:p>
        </text:list-item>
      </text:list>
      <text:p text:style-name="Standard"/>
      <text:p text:style-name="P222"><text:span text:style-name="T511">A concrete parser </text:span><text:span text:style-name="T234">usually</text:span><text:span text:style-name="T511"> extends Parser&lt;T&gt;, defines the rules as instance variables and builds the grammar in the constructor. </text:span></text:p>
      <text:p text:style-name="Standard"/>
      <text:p text:style-name="Standard"><text:span text:style-name="T417">Method v</text:span><text:span text:style-name="T418">al(n) returns a reference to </text:span><text:span text:style-name="T427">the </text:span><text:span text:style-name="T424">T in </text:span><text:span text:style-name="T418">slot </text:span><text:span text:style-name="T419">n </text:span><text:span text:style-name="T418">of the stack</text:span><text:span text:style-name="T405">.</text:span><text:span text:style-name="T418"> Rules return their values by assigning val(0). For example, in a </text:span><text:span text:style-name="T417">Parser</text:span><text:span text:style-name="T418">&lt;</text:span><text:span text:style-name="T423">std::</text:span><text:span text:style-name="T420">var</text:span><text:span text:style-name="T422">iant</text:span><text:span text:style-name="T420">&lt;</text:span><text:span text:style-name="T418">int, std::string&gt;&gt; a rule could execute any of the following </text:span><text:span text:style-name="T415">assignments</text:span><text:span text:style-name="T418">:</text:span></text:p>
      <text:p text:style-name="Standard"/>
      <text:p text:style-name="P128">val(0) = val(2);<text:tab/><text:tab/>// <text:span text:style-name="T78">assign type and value of slot 2 to slot 0</text:span></text:p>
      <text:p text:style-name="P128">val(0) = 33;<text:tab/><text:tab/>// <text:span text:style-name="T78">assign slot 0 type int and value 33</text:span></text:p>
      <text:p text:style-name="P128">val(0) = “<text:span text:style-name="T80">h</text:span>ello”;<text:tab/>// <text:span text:style-name="T78">assign slot 0 type string and value “hello”</text:span></text:p>
      <text:p text:style-name="P183"/>
      <text:p text:style-name="Standard"><text:span text:style-name="T404">When </text:span><text:span text:style-name="T429">reading</text:span><text:span text:style-name="T404"> the value contained in a slot </text:span><text:span text:style-name="T420">of a variant value stack</text:span><text:span text:style-name="T404">, </text:span><text:span text:style-name="T428">you must</text:span><text:span text:style-name="T404"> </text:span><text:span text:style-name="T406">use </text:span><text:span text:style-name="T404">the second form of val(), with explicit type qualification: val&lt;U&gt;(n) </text:span><text:span text:style-name="T407">is equivalent to std::get&lt;U&gt;(val(n)). It r</text:span><text:span text:style-name="T404">eturns a reference to the value of type U contained in slot n, or throws std::bad_variant_access if the slot does not currently hold a value of type U.</text:span></text:p>
      <text:p text:style-name="Standard"/>
      <text:p text:style-name="Standard"><text:span text:style-name="T413">K</text:span><text:span text:style-name="T404">nowing that slot 3 </text:span><text:span text:style-name="T416">of </text:span><text:span text:style-name="T426">a variant</text:span><text:span text:style-name="T416"> value stack </text:span><text:span text:style-name="T404">contains a string and slot </text:span><text:span text:style-name="T414">0</text:span><text:span text:style-name="T404"> contains an int, these are c</text:span><text:span text:style-name="T415">orrect</text:span><text:span text:style-name="T404">:</text:span></text:p>
      <text:p text:style-name="Standard"/>
      <text:p text:style-name="P128">std::cout &lt;&lt; val&lt;std::string&gt;(3) &lt;&lt; std::endl;</text:p>
      <text:p text:style-name="P128">val&lt;int&gt;(0) += 100;</text:p>
      <text:p text:style-name="P128"/>
      <text:p text:style-name="Standard">Certain operations that involve reading values, like comparing two slots for equality, can be done without type qualification. For example, <text:span text:style-name="T539">variants may be compared directly:</text:span></text:p>
      <text:p text:style-name="Standard"/>
      <text:p text:style-name="P129">if ( val(n1) == val(n2) )</text:p>
      <text:p text:style-name="P129"><text:s text:c="4"/>...</text:p>
      <text:p text:style-name="P129"/>
      <text:p text:style-name="Standard">checks that slots n1 and n2 hold the same type and <text:span text:style-name="T539">have the same </text:span><text:span text:style-name="T473">value</text:span>.</text:p>
      <text:p text:style-name="Standard"/>
      <text:p text:style-name="P223"><text:span text:style-name="T403">I</text:span><text:span text:style-name="T402">f you don’t need a value stack, you can declare the parser as Parser&lt;void&gt;, </text:span><text:span text:style-name="T422">Parser&lt;&gt; or just Parser.</text:span><text:span text:style-name="T402"> Th</text:span><text:span text:style-name="T422">is class lacks </text:span><text:span text:style-name="T402"><text:s/>the </text:span><text:span text:style-name="T421">second </text:span><text:span text:style-name="T422">form of the </text:span><text:span text:style-name="T421">constructor and the </text:span><text:span text:style-name="T402">val() methods.</text:span></text:p>
      <text:h text:style-name="P254" text:outline-level="2"><text:bookmark-start text:name="__RefHeading___Toc1985_1517836174"/><text:soft-page-break/>A<text:span text:style-name="T496">n example </text:span><text:span text:style-name="T370">with a variant value stack</text:span><text:span text:style-name="T368"> </text:span><text:span text:style-name="T496"><text:s/></text:span><text:bookmark-end text:name="__RefHeading___Toc1985_1517836174"/></text:h>
      <text:p text:style-name="P202"><text:span text:style-name="T412">This parser </text:span><text:span text:style-name="T411">copies its input to its output, except when it finds embedded integers or sums of integers, which are replaced by their numeric values. It is an artificial example, just for illustration.</text:span></text:p>
      <text:p text:style-name="P202"/>
      <text:p text:style-name="P131">#include &lt;iostream&gt;</text:p>
      <text:p text:style-name="P131">#include &lt;string&gt;</text:p>
      <text:p text:style-name="P131">#include "peg.h"</text:p>
      <text:p text:style-name="P131"/>
      <text:p text:style-name="P131">using namespace std;</text:p>
      <text:p text:style-name="P131">using namespace peg;</text:p>
      <text:p text:style-name="P131"/>
      <text:p text:style-name="P131">class numsum : public Parser&lt;<text:span text:style-name="T512">var</text:span><text:span text:style-name="T539">iant</text:span><text:span text:style-name="T512">&lt;</text:span>int, string&gt;&gt;</text:p>
      <text:p text:style-name="P131">{</text:p>
      <text:p text:style-name="P131"><text:s text:c="4"/>Rule start, sum, other, number;</text:p>
      <text:p text:style-name="P131"/>
      <text:p text:style-name="P131">public:</text:p>
      <text:p text:style-name="P131"/>
      <text:p text:style-name="P131"><text:s text:c="4"/>numsum(istream &amp;in = cin) : Parser(start, in)</text:p>
      <text:p text:style-name="P131"><text:s text:c="4"/>{</text:p>
      <text:p text:style-name="P131"><text:s text:c="8"/>start <text:s text:c="2"/>= sum <text:s text:c="18"/><text:span text:style-name="T458">do</text:span>_( cout &lt;&lt; val&lt;int&gt;(0); )</text:p>
      <text:p text:style-name="P131"><text:s text:c="16"/>| other <text:s text:c="16"/><text:span text:style-name="T458">do</text:span>_( cout &lt;&lt; val&lt;string&gt;(0); )</text:p>
      <text:p text:style-name="P131"><text:s text:c="16"/>;</text:p>
      <text:p text:style-name="P131"/>
      <text:p text:style-name="P130"><text:s text:c="8"/>sum <text:s text:c="4"/>= number &gt;&gt; *(</text:p>
      <text:p text:style-name="P131"><text:s text:c="24"/>'+' &gt;&gt; number <text:s text:c="2"/><text:span text:style-name="T458">do</text:span>_( val&lt;int&gt;(0) += val&lt;int&gt;(2); )</text:p>
      <text:p text:style-name="P131"><text:s text:c="20"/>)</text:p>
      <text:p text:style-name="P131"><text:s text:c="16"/>;</text:p>
      <text:p text:style-name="P131"/>
      <text:p text:style-name="P130"><text:s text:c="8"/>number <text:s/>= (+"0-9"_ccl)-- <text:s text:c="7"/><text:span text:style-name="T458">do</text:span>_( val(0) = stoi(text()); ) <text:s text:c="4"/>// <text:span text:style-name="T443">return</text:span> int</text:p>
      <text:p text:style-name="P131"><text:s text:c="16"/>;</text:p>
      <text:p text:style-name="P131"/>
      <text:p text:style-name="P130"><text:s text:c="8"/>other <text:s text:c="2"/>= Any()-- <text:s text:c="14"/><text:span text:style-name="T458">do</text:span>_( val(0) = text(); ) <text:s text:c="10"/>// <text:span text:style-name="T443">return</text:span> string</text:p>
      <text:p text:style-name="P131"><text:s text:c="16"/>;</text:p>
      <text:p text:style-name="P131"><text:s text:c="4"/>}</text:p>
      <text:p text:style-name="P131">};</text:p>
      <text:p text:style-name="P131"/>
      <text:p text:style-name="P131">int main()</text:p>
      <text:p text:style-name="P131">{</text:p>
      <text:p text:style-name="P131"><text:s text:c="4"/>numsum ns;</text:p>
      <text:p text:style-name="P131"/>
      <text:p text:style-name="P130"><text:s text:c="4"/>while ( ns.parse() )</text:p>
      <text:p text:style-name="P131"><text:s text:c="8"/>ns.accept();</text:p>
      <text:p text:style-name="P131">}</text:p>
      <text:p text:style-name="P187"/>
      <text:p text:style-name="Standard"><text:span text:style-name="T450">I</text:span>nput: <text:tab/>aaa123+001<text:span text:style-name="T79">+02</text:span>bbb00044cc</text:p>
      <text:p text:style-name="Standard">Output:<text:tab/>aaa12<text:span text:style-name="T79">6</text:span>bbb44cc</text:p>
      <text:h text:style-name="Heading_20_1" text:outline-level="1"><text:bookmark-start text:name="__RefHeading___Toc4224_905615392"/>Error <text:span text:style-name="T380">reporting</text:span><text:bookmark-end text:name="__RefHeading___Toc4224_905615392"/></text:h>
      <text:p text:style-name="P226">When a parser finds an error in its input, <text:span text:style-name="T267">one would like it to </text:span>report the position and nature of the error. This is difficult for PEG parsers because <text:span text:style-name="T541">as a result </text:span>of backtracking, <text:span text:style-name="T541">the detection of </text:span><text:span text:style-name="T272">an</text:span><text:span text:style-name="T541"> error can occur at a position far away from where the actual error is.</text:span></text:p>
      <text:p text:style-name="P226"/>
      <text:p text:style-name="P227">A good treatment of this problem can be found <text:span text:style-name="T83">in this paper:</text:span></text:p>
      <text:p text:style-name="P227"/>
      <text:p text:style-name="P227"><text:a xlink:type="simple" xlink:href="http://www.inf.puc-rio.br/~roberto/docs/sblp2013-1.pdf" text:style-name="Internet_20_link" text:visited-style-name="Visited_20_Internet_20_Link"><text:span text:style-name="T83">http://www.inf.puc-rio.br/~roberto/docs/sblp2013-1.pdf</text:span></text:a></text:p>
      <text:p text:style-name="P44"/>
      <text:p text:style-name="P228"><text:span text:style-name="T83">PEGPP implements the “farthest failure position” heuristic </text:span><text:span text:style-name="T269">described </text:span><text:span text:style-name="T277">there</text:span><text:span text:style-name="T269">, </text:span><text:span text:style-name="T268">with the help of la</text:span><text:span text:style-name="T83">beled </text:span><text:span text:style-name="T281">rules</text:span><text:span text:style-name="T83">. </text:span></text:p>
      <text:p text:style-name="P45"/>
      <text:p text:style-name="P228"><text:span text:style-name="T83">The parser </text:span><text:span text:style-name="T274">remembers</text:span><text:span text:style-name="T83"> </text:span><text:span text:style-name="T274">the</text:span><text:span text:style-name="T83"> farthest position </text:span><text:span text:style-name="T282">where</text:span><text:span text:style-name="T276"> a labeled </text:span><text:span text:style-name="T281">rule</text:span><text:span text:style-name="T276"> </text:span><text:span text:style-name="T282">has failed </text:span><text:span text:style-name="T83">and </text:span><text:span text:style-name="T274">the</text:span><text:span text:style-name="T83"> set of labels </text:span><text:span text:style-name="T272">of </text:span><text:span text:style-name="T83">the </text:span><text:span text:style-name="T272">labeled </text:span><text:span text:style-name="T281">rules</text:span><text:span text:style-name="T83"> that failed at that </text:span><text:span text:style-name="T274">position</text:span><text:span text:style-name="T83">. When a labeled </text:span><text:span text:style-name="T281">rule</text:span><text:span text:style-name="T83"> fails, the </text:span><text:span text:style-name="T279">current </text:span><text:span text:style-name="T83">position is compared to the farthest </text:span><text:span text:style-name="T279">failure position</text:span><text:span text:style-name="T83">. If it is smaller, no</text:span><text:span text:style-name="T268">thing is done</text:span><text:span text:style-name="T83">. If it is the same (this means that after backtracking from </text:span><text:span text:style-name="T272">a</text:span><text:span text:style-name="T83"> previous failure the parser fails at the same position as before, but this time attempting to parse a different </text:span><text:span text:style-name="T281">rule</text:span><text:span text:style-name="T83">) the label </text:span><text:span text:style-name="T268">is added to the set of labels already stored. If it is greater, the farthest failure position is updated, the label set is emptied and the label </text:span><text:span text:style-name="T278">of the failing expression </text:span><text:span text:style-name="T268">is added to it.</text:span></text:p>
      <text:p text:style-name="P46"/>
      <text:p text:style-name="P47">When parse() fails, get_error() may be called. It returns a string describing the error as follows:</text:p>
      <text:p text:style-name="P46"/>
      <text:p text:style-name="P136"><text:span text:style-name="T518">Line &lt;</text:span><text:span text:style-name="T520">line number&gt;</text:span></text:p>
      <text:p text:style-name="P136"><text:span text:style-name="T518">Expecting &lt;label 1&gt; &lt;label 2&gt; ... &lt;label </text:span><text:span text:style-name="T521">N</text:span><text:span text:style-name="T518">&gt;</text:span></text:p>
      <text:p text:style-name="P136"><text:span text:style-name="T518">Found &lt;60 characters max. </text:span><text:span text:style-name="T523">of input, </text:span><text:span text:style-name="T518">starting at the </text:span><text:span text:style-name="T522">farthest failure </text:span><text:span text:style-name="T518">position&gt;</text:span></text:p>
      <text:p text:style-name="P139"/>
      <text:p text:style-name="P230"><text:span text:style-name="T273">L</text:span><text:span text:style-name="T83">abel 1, label 2 ... label </text:span><text:span text:style-name="T271">N</text:span><text:span text:style-name="T83"> are the labels of the </text:span><text:span text:style-name="T285">labeled </text:span><text:span text:style-name="T281">rules</text:span><text:span text:style-name="T83"> that have failed at th</text:span><text:span text:style-name="T274">e farthest failure</text:span><text:span text:style-name="T83"> position. The parser </text:span><text:span text:style-name="T271">keeps</text:span><text:span text:style-name="T270"> </text:span><text:span text:style-name="T274">line numbering and remembers </text:span><text:span text:style-name="T270">the position</text:span><text:span text:style-name="T276">s</text:span><text:span text:style-name="T270"> of </text:span><text:span text:style-name="T83">newlines in the input. </text:span><text:span text:style-name="T274">L</text:span><text:span text:style-name="T271">ine numbering is not</text:span><text:span text:style-name="T83"> reset by accept(), so that </text:span><text:span text:style-name="T276">parsing can be done</text:span><text:span text:style-name="T83"> by calling parse() </text:span><text:span text:style-name="T269">and accept() </text:span><text:span text:style-name="T83">in a loop until </text:span><text:span text:style-name="T269">parse()</text:span><text:span text:style-name="T83"> fails. Line </text:span><text:span text:style-name="T271">numbering is only</text:span><text:span text:style-name="T83"> reset by clear().</text:span></text:p>
      <text:p text:style-name="P46"/>
      <text:p text:style-name="P48">This is how a labeled rule <text:span text:style-name="T546">might be</text:span> defined:</text:p>
      <text:p text:style-name="P48"/>
      <text:p text:style-name="P140">Rule Plus{“PLUS”};</text:p>
      <text:p text:style-name="P140">Plus = ‘+’ &gt;&gt; WhiteSpace;</text:p>
      <text:p text:style-name="P140"/>
      <text:h text:style-name="P255" text:outline-level="2"><text:bookmark-start text:name="__RefHeading___Toc4226_905615392"/><text:soft-page-break/>An example using label<text:span text:style-name="T546">ed rules</text:span><text:bookmark-end text:name="__RefHeading___Toc4226_905615392"/></text:h>
      <text:p text:style-name="P49">We add labels to <text:span text:style-name="T546">some</text:span> rules of our integer calculator:</text:p>
      <text:p text:style-name="P49"/>
      <text:p text:style-name="P267">#include &lt;iostream&gt;</text:p>
      <text:p text:style-name="P267">#include &lt;string&gt;</text:p>
      <text:p text:style-name="P267"/>
      <text:p text:style-name="P267">#include "peg.h"</text:p>
      <text:p text:style-name="P267"/>
      <text:p text:style-name="P267">using namespace std;</text:p>
      <text:p text:style-name="P267">using namespace peg;</text:p>
      <text:p text:style-name="P267"/>
      <text:p text:style-name="P267">class intcalc : public Parser&lt;int&gt;</text:p>
      <text:p text:style-name="P267">{</text:p>
      <text:p text:style-name="P267"><text:s text:c="4"/>Rule WS, SIGN, DIGIT, NUMBER{"NUMBER"}, LPAR{"LPAR"}, RPAR{"RPAR"};</text:p>
      <text:p text:style-name="P267"><text:s text:c="4"/>Rule ADD{"ADD"}, SUB{"SUB"}, MUL{"MUL"}, DIV{"DIV"};</text:p>
      <text:p text:style-name="P267"><text:s text:c="4"/>Rule calc, expression, term, factor;</text:p>
      <text:p text:style-name="P267"/>
      <text:p text:style-name="P267">public:</text:p>
      <text:p text:style-name="P267"/>
      <text:p text:style-name="P267"><text:s text:c="4"/>intcalc(istream &amp;in = cin ) : Parser(calc, in)</text:p>
      <text:p text:style-name="P267"><text:s text:c="4"/>{</text:p>
      <text:p text:style-name="P267"><text:s text:c="8"/>// Lexical rules</text:p>
      <text:p text:style-name="P267"><text:s text:c="8"/>WS <text:s text:c="9"/>= *" \t\f\r\n"_ccl;</text:p>
      <text:p text:style-name="P267"><text:s text:c="8"/>SIGN <text:s text:c="7"/>= "+-"_ccl;</text:p>
      <text:p text:style-name="P267"><text:s text:c="8"/>DIGIT <text:s text:c="6"/>= "0-9"_ccl;</text:p>
      <text:p text:style-name="P267"><text:s text:c="8"/>NUMBER <text:s text:c="5"/>= (~SIGN &gt;&gt; +DIGIT)-- &gt;&gt; WS <text:s text:c="4"/>do_( val(0) = stoi(text()); );</text:p>
      <text:p text:style-name="P267"><text:s text:c="8"/>LPAR <text:s text:c="7"/>= '(' &gt;&gt; WS;</text:p>
      <text:p text:style-name="P267"><text:s text:c="8"/>RPAR <text:s text:c="7"/>= ')' &gt;&gt; WS;</text:p>
      <text:p text:style-name="P267"><text:s text:c="8"/>ADD <text:s text:c="8"/>= '+' &gt;&gt; WS;</text:p>
      <text:p text:style-name="P267"><text:s text:c="8"/>SUB <text:s text:c="8"/>= '-' &gt;&gt; WS;</text:p>
      <text:p text:style-name="P267"><text:s text:c="8"/>MUL <text:s text:c="8"/>= '*' &gt;&gt; WS;</text:p>
      <text:p text:style-name="P267"><text:s text:c="8"/>DIV <text:s text:c="8"/>= '/' &gt;&gt; WS;</text:p>
      <text:p text:style-name="P267"/>
      <text:p text:style-name="P267"><text:s text:c="8"/>// Calculator</text:p>
      <text:p text:style-name="P267"><text:s text:c="8"/>calc <text:s text:c="7"/>= WS &gt;&gt; expression <text:s text:c="13"/>do_( cout &lt;&lt; val(1) &lt;&lt; endl; )</text:p>
      <text:p text:style-name="P267"><text:s text:c="20"/>;</text:p>
      <text:p text:style-name="P267"><text:s text:c="8"/>expression <text:s/>= term &gt;&gt; *( <text:s text:c="3"/></text:p>
      <text:p text:style-name="P267"><text:s text:c="26"/>ADD &gt;&gt; term <text:s text:c="14"/>do_( val(0) += val(2); )</text:p>
      <text:p text:style-name="P267"><text:s text:c="24"/>| SUB &gt;&gt; term <text:s text:c="14"/>do_( val(0) -= val(2); )</text:p>
      <text:p text:style-name="P267"><text:s text:c="24"/>)</text:p>
      <text:p text:style-name="P267"><text:s text:c="20"/>; </text:p>
      <text:p text:style-name="P267"><text:s text:c="8"/>term <text:s text:c="7"/>= factor &gt;&gt; *(</text:p>
      <text:p text:style-name="P267"><text:s text:c="26"/>MUL &gt;&gt; factor <text:s text:c="12"/>do_( val(0) *= val(2); ) <text:s/></text:p>
      <text:p text:style-name="P267"><text:s text:c="24"/>| DIV &gt;&gt; factor <text:s text:c="12"/>do_( val(0) /= val(2); )</text:p>
      <text:p text:style-name="P267"><text:s text:c="24"/>)</text:p>
      <text:p text:style-name="P267"><text:s text:c="20"/>;</text:p>
      <text:p text:style-name="P267"><text:s text:c="8"/>factor <text:s text:c="5"/>= NUMBER </text:p>
      <text:p text:style-name="P267"><text:s text:c="20"/>| LPAR &gt;&gt; expression &gt;&gt; RPAR <text:s text:c="3"/>do_( val(0) = val(1); )</text:p>
      <text:p text:style-name="P267"><text:s text:c="20"/>;</text:p>
      <text:p text:style-name="P267"><text:s text:c="4"/>}</text:p>
      <text:p text:style-name="P267">};</text:p>
      <text:p text:style-name="P267"/>
      <text:p text:style-name="P267">int main()</text:p>
      <text:p text:style-name="P267">{</text:p>
      <text:p text:style-name="P267"><text:s text:c="4"/>intcalc calc;</text:p>
      <text:p text:style-name="P267"><text:s text:c="4"/></text:p>
      <text:p text:style-name="P267"><text:s text:c="4"/>while ( calc.parse() )</text:p>
      <text:p text:style-name="P267"><text:s text:c="8"/>calc.accept();</text:p>
      <text:p text:style-name="P267"><text:s text:c="4"/>cerr &lt;&lt; calc.get_error() &lt;&lt; endl;</text:p>
      <text:p text:style-name="P267">}</text:p>
      <text:p text:style-name="P267"/>
      <text:p text:style-name="P271">We have labeled what might be called “terminal rules”. In a two-level parser, like <text:span text:style-name="T546">those generated by </text:span>YACC, these would be what the lexer recognizes as lexical units or tokens. This parser works exactly as the original one, but it reports errors. Let’s try some erroneus inputs and see the error reports.</text:p>
      <text:p text:style-name="P272"/>
      <text:p text:style-name="P274"><text:span text:style-name="T545">Input:</text:span></text:p>
      <text:p text:style-name="P274">(1+2)*3</text:p>
      <text:p text:style-name="P274">((2+3)*(5) </text:p>
      <text:p text:style-name="P275">Hello</text:p>
      <text:p text:style-name="P275"/>
      <text:p text:style-name="P276">Output:</text:p>
      <text:p text:style-name="P274">9</text:p>
      <text:p text:style-name="P274">Line 3</text:p>
      <text:p text:style-name="P274">Expecting MUL DIV ADD SUB RPAR </text:p>
      <text:p text:style-name="P274">Found <text:span text:style-name="T544">Hello</text:span></text:p>
      <text:p text:style-name="P273"/>
      <text:p text:style-name="P270">Input:</text:p>
      <text:p text:style-name="P267">(1+2)*3</text:p>
      <text:p text:style-name="P269">((2+3)*(5)+</text:p>
      <text:p text:style-name="P269"><text:span text:style-name="T545">Hello</text:span></text:p>
      <text:p text:style-name="P267"/>
      <text:p text:style-name="P270">Output:</text:p>
      <text:p text:style-name="P267">9</text:p>
      <text:p text:style-name="P267">Line <text:span text:style-name="T545">3</text:span></text:p>
      <text:p text:style-name="P267">Expecting NUMBER LPAR </text:p>
      <text:p text:style-name="P267">Found <text:span text:style-name="T545">Hello</text:span></text:p>
      <text:p text:style-name="P267"/>
      <text:p text:style-name="P141"/>
      <text:h text:style-name="P242" text:outline-level="1"><text:bookmark-start text:name="__RefHeading___Toc2920_3464089631"/><text:soft-page-break/>Checking a grammar<text:bookmark-end text:name="__RefHeading___Toc2920_3464089631"/></text:h>
      <text:p text:style-name="P201">If the macro PEG_<text:span text:style-name="T39">DEBUG</text:span> is defined before including peg.h, the rules are compiled with a method <text:span text:style-name="T479">check() </text:span>that <text:span text:style-name="T38">visits</text:span> all grammar paths <text:span text:style-name="T273">reachable from</text:span> the start rule <text:span text:style-name="T36">and throws an exception of type Rule::bad_rule if it </text:span>detects <text:span text:style-name="T481">either </text:span>uninitialized rules <text:span text:style-name="T37">or</text:span> <text:span text:style-name="T36">potential </text:span>left recursion, <text:span text:style-name="T37">i.e. closed paths that may be traversed without consuming input</text:span>. </text:p>
      <text:p text:style-name="P201"/>
      <text:p text:style-name="P201">It cannot be called more than once on the same grammar, <text:span text:style-name="T479">since it writes some accounting information in the rules. It</text:span> would be pointless anyway. Once the grammar is checked, both the <text:span text:style-name="T479">PEG_DEBUG </text:span>macro and the call to check() can be removed.</text:p>
      <text:p text:style-name="P201"/>
      <text:p text:style-name="P201"><text:span text:style-name="T465">In debug mode </text:span>each rule may be assigned a name. For example,</text:p>
      <text:p text:style-name="P201"/>
      <text:p text:style-name="P178"><text:span text:style-name="T12">c</text:span><text:span text:style-name="T13">alc.</text:span><text:span text:style-name="T14">set_</text:span><text:span text:style-name="T15">name</text:span><text:span text:style-name="T14">(</text:span><text:span text:style-name="T15">“calc”</text:span><text:span text:style-name="T14">)</text:span><text:span text:style-name="T15">;</text:span></text:p>
      <text:p text:style-name="P70"/>
      <text:p text:style-name="P72"><text:span text:style-name="T466">And </text:span>peg.h defines the macro peg_debug() as follows:</text:p>
      <text:p text:style-name="P72"/>
      <text:p text:style-name="P71"><text:tab/><text:span text:style-name="T16">#define peg_debug(rule) rule</text:span><text:span text:style-name="T17">.</text:span><text:span text:style-name="T18">set_</text:span><text:span text:style-name="T19">name</text:span><text:span text:style-name="T18">(</text:span><text:span text:style-name="T16">#rule</text:span><text:span text:style-name="T18">)</text:span></text:p>
      <text:p text:style-name="P73"/>
      <text:p text:style-name="P153"><text:span text:style-name="T320">R</text:span><text:span text:style-name="T321">ules that have </text:span><text:span text:style-name="T322">debugging </text:span><text:span text:style-name="T321">names assigned will print messages </text:span><text:span text:style-name="T323">o</text:span><text:span text:style-name="T349">n</text:span><text:span text:style-name="T323"> standard error </text:span><text:span text:style-name="T321">when visited by check(). </text:span><text:span text:style-name="T324">For example, we define PEG_DEBUG in the calculator </text:span><text:span text:style-name="T348">and, after the grammar is built, </text:span><text:span text:style-name="T324">we e</text:span><text:span text:style-name="T325">nable some rules for debugging </text:span><text:span text:style-name="T348">and check the grammar</text:span><text:span text:style-name="T324">:</text:span></text:p>
      <text:p text:style-name="P54"/>
      <text:p text:style-name="P105"><text:tab/>peg_debug(NUMBER);</text:p>
      <text:p text:style-name="P105"><text:tab/>peg_debug(LPAR);</text:p>
      <text:p text:style-name="P105"><text:tab/>peg_debug(RPAR);</text:p>
      <text:p text:style-name="P105"><text:tab/>peg_debug(ADD);</text:p>
      <text:p text:style-name="P105"><text:tab/>peg_debug(SUB);</text:p>
      <text:p text:style-name="P105"><text:tab/>peg_debug(MUL);</text:p>
      <text:p text:style-name="P105"><text:tab/>peg_debug(DIV);</text:p>
      <text:p text:style-name="P105"><text:tab/>peg_debug(calc);</text:p>
      <text:p text:style-name="P105"><text:tab/>peg_debug(expression);</text:p>
      <text:p text:style-name="P105"><text:tab/>peg_debug(term);</text:p>
      <text:p text:style-name="P105"><text:tab/>peg_debug(factor);</text:p>
      <text:p text:style-name="P105"><text:tab/></text:p>
      <text:p text:style-name="P103"><text:tab/>check();</text:p>
      <text:p text:style-name="P88"/>
      <text:p text:style-name="P77"><text:span text:style-name="T504">Check() prints the</text:span> following on standard error:</text:p>
      <text:p text:style-name="P54"/>
      <text:p text:style-name="P104">calc</text:p>
      <text:p text:style-name="P104">| expression</text:p>
      <text:p text:style-name="P104">| | term</text:p>
      <text:p text:style-name="P104">| | | factor</text:p>
      <text:p text:style-name="P104">| | | | NUMBER</text:p>
      <text:p text:style-name="P104">| | | | LPAR</text:p>
      <text:p text:style-name="P104">| | | | expression (r)</text:p>
      <text:p text:style-name="P104">| | | | RPAR</text:p>
      <text:p text:style-name="P104">| | | MUL</text:p>
      <text:p text:style-name="P104">| | | factor (v)</text:p>
      <text:p text:style-name="P102">| | | DIV</text:p>
      <text:p text:style-name="P102">| | | factor (v)</text:p>
      <text:p text:style-name="P102">| | ADD</text:p>
      <text:p text:style-name="P102">| | term (v)</text:p>
      <text:p text:style-name="P102">| | SUB</text:p>
      <text:p text:style-name="P102">| | term (v)</text:p>
      <text:p text:style-name="P102">calc: check OK</text:p>
      <text:p text:style-name="P80"/>
      <text:p text:style-name="P55">The name of each rule is printed when visited, with an indentation that reflects the level of nesting. The syntax tree of each rule is visited only once. Rules that have already been visited are marked (v). Recursive calls are marked (r). </text:p>
      <text:p text:style-name="P56"/>
      <text:p text:style-name="P154"><text:span text:style-name="T328">Now we </text:span><text:span text:style-name="T329">introduce</text:span><text:span text:style-name="T328"> a small change </text:span><text:span text:style-name="T329">in</text:span><text:span text:style-name="T328"> the grammar: in rule factor we make LPAR optional (~LPAR). This change makes the grammar left-recursive, </text:span><text:span text:style-name="T330">as</text:span><text:span text:style-name="T328"> </text:span><text:span text:style-name="T357">now </text:span><text:span text:style-name="T328">the cycle expression → term → factor → expression </text:span><text:span text:style-name="T357">may </text:span><text:span text:style-name="T328">close without r</text:span><text:span text:style-name="T331">eading</text:span><text:span text:style-name="T328"> </text:span><text:span text:style-name="T357">any </text:span><text:span text:style-name="T328">input. </text:span></text:p>
      <text:p text:style-name="P67"/>
      <text:p text:style-name="P64">Check() detects the problem:</text:p>
      <text:p text:style-name="P63"/>
      <text:p text:style-name="P116">calc </text:p>
      <text:p text:style-name="P117">| expression </text:p>
      <text:p text:style-name="P117">| | term </text:p>
      <text:p text:style-name="P117">| | | factor </text:p>
      <text:p text:style-name="P117">| | | | NUMBER </text:p>
      <text:p text:style-name="P117">| | | | LPAR </text:p>
      <text:p text:style-name="P117">| | | | expression (r)</text:p>
      <text:p text:style-name="P117">terminate called after throwing an instance of 'peg::Rule::bad_rule'</text:p>
      <text:p text:style-name="P117"><text:s text:c="2"/>what(): <text:s/>Left-recursive rule</text:p>
      <text:p text:style-name="P117"/>
      <text:p text:style-name="P57">Some low-level lexical rules like WS have not been debugged, because they would clutter the output of the debugger. Note that <text:span text:style-name="T40">c</text:span>heck() always checks the whole grammar, <text:span text:style-name="T4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43" text:outline-level="1"><text:bookmark-start text:name="__RefHeading___Toc1981_1517836174"/><text:soft-page-break/>Unicode support<text:bookmark-end text:name="__RefHeading___Toc1981_1517836174"/></text:h>
      <text:p text:style-name="P60">Strings <text:span text:style-name="T47">and input streams should</text:span> be <text:span text:style-name="T50">encoded in </text:span>UTF8. <text:span text:style-name="T5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60"/>
      <text:p text:style-name="P74">Examples:</text:p>
      <text:p text:style-name="P58"/>
      <text:p text:style-name="P118">“<text:span text:style-name="T55">aa</text:span>”<text:tab/><text:tab/><text:tab/><text:tab/><text:span text:style-name="T48">(ok, ascii string)</text:span></text:p>
      <text:p text:style-name="P107"><text:span text:style-name="T49">u8</text:span>“<text:span text:style-name="T49">áá”<text:tab/><text:tab/><text:tab/><text:tab/>(ok, explicit UTF8: 0xc3, 0xa1, 0xc3, 0xa1, 0)</text:span></text:p>
      <text:p text:style-name="P107"><text:span text:style-name="T58">u8</text:span>“\U000000e1\U000000e1”<text:tab/><text:tab/>(same, <text:span text:style-name="T61">using code points</text:span>)</text:p>
      <text:p text:style-name="P118">“áá”<text:tab/><text:tab/><text:tab/><text:tab/><text:span text:style-name="T48">(ok in Linux, UTF8 is default)</text:span></text:p>
      <text:p text:style-name="P108">U“áá”<text:tab/><text:tab/><text:tab/><text:tab/>(<text:span text:style-name="T59">compilation error</text:span>, wide strings not supported)</text:p>
      <text:p text:style-name="P109"/>
      <text:p text:style-name="P61"><text:span text:style-name="T52">V</text:span>alid string literal<text:span text:style-name="T52">s</text:span> <text:span text:style-name="T449">may</text:span> be suffixed with _lit or _ccl as necessary.</text:p>
      <text:p text:style-name="P58"/>
      <text:p text:style-name="P166"><text:span text:style-name="T71">C</text:span>haracter <text:span text:style-name="T71">values</text:span> are <text:span text:style-name="T51">32 bits wide (char32_t) and can hold any Unicode code point</text:span>. <text:span text:style-name="T53">Ascii (7-bit) literals like ‘a’ are automatically promoted to 32 bits. </text:span></text:p>
      <text:p text:style-name="P59"/>
      <text:p text:style-name="P62"><text:span text:style-name="T57">Non-ascii</text:span> <text:span text:style-name="T69">character literals</text:span> must be explicitly defined as char32_t by prepending them with the U prefix. O<text:span text:style-name="T54">mitting the prefix is always incorrect. Depending on the context, it may</text:span> generate <text:span text:style-name="T59">compilation errors or warnings about using multichar constants, or just go undetected.</text:span></text:p>
      <text:p text:style-name="P58"><text:tab/></text:p>
      <text:p text:style-name="P106">‘a’<text:tab/><text:tab/><text:tab/><text:tab/>(<text:span text:style-name="T53">ok, ascii value implicitly </text:span>promoted to char32_t)</text:p>
      <text:p text:style-name="P106">U‘á’<text:tab/><text:tab/><text:tab/><text:tab/>(<text:span text:style-name="T56">ok, </text:span>explicit char32_t)</text:p>
      <text:p text:style-name="P106">U‘<text:span text:style-name="T60">\xe1</text:span>’<text:tab/><text:tab/><text:tab/><text:tab/>(<text:span text:style-name="T60">same, using code point</text:span>)</text:p>
      <text:p text:style-name="P106">U‘á’_<text:span text:style-name="T52">lit</text:span><text:tab/><text:tab/><text:tab/><text:tab/>(<text:span text:style-name="T56">ok, </text:span>explicit char32_t)</text:p>
      <text:p text:style-name="P106">‘á’<text:tab/><text:tab/><text:tab/><text:tab/>(<text:span text:style-name="T54">incorrect, possible compiler warning</text:span>)</text:p>
      <text:p text:style-name="P106">‘<text:span text:style-name="T52">á’_lit<text:tab/><text:tab/><text:tab/><text:tab/>(compilation error, operator“”_lit(int) not defined)</text:span></text:p>
      <text:p text:style-name="P106"/>
      <text:p text:style-name="P76"><text:span text:style-name="T52">V</text:span>alid char<text:span text:style-name="T70">acter</text:span> literals accept the _lit suffix.</text:p>
      <text:p text:style-name="P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22T14:24:18.642371077</meta:creation-date>
    <meta:generator>LibreOffice/7.2.2.2$Linux_X86_64 LibreOffice_project/20$Build-2</meta:generator>
    <dc:date>2021-11-28T16:26:10.256492509</dc:date>
    <meta:editing-duration>P4DT1H41M55S</meta:editing-duration>
    <meta:editing-cycles>853</meta:editing-cycles>
    <meta:document-statistic meta:table-count="0" meta:image-count="0" meta:object-count="0" meta:page-count="13" meta:paragraph-count="545" meta:word-count="5825" meta:character-count="36048" meta:non-whitespace-character-count="28473"/>
  </office:meta>
</office:document-meta>
</file>